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Helvetica" svg:font-family="Helvetica, Arial, sans-serif"/>
    <style:font-face style:name="Lohit Devanagari1" svg:font-family="'Lohit Devanagari'"/>
    <style:font-face style:name="Open Sans" svg:font-family="'Open Sans', arial, sans-serif"/>
    <style:font-face style:name="Source Sans Pro" svg:font-family="'Source Sans Pro', 'Trebuchet MS', 'sans serif'"/>
    <style:font-face style:name="Trebuchet MS1" svg:font-family="'Trebuchet MS', sans-serif"/>
    <style:font-face style:name="Ubuntu mono" svg:font-family="'Ubuntu mono', 'Courier New'"/>
    <style:font-face style:name="Whitney" svg:font-family="Whitney, 'Helvetica Neue', Helvetica, Arial, sans-serif"/>
    <style:font-face style:name="Abyssinica SIL" svg:font-family="'Abyssinica SIL'" style:font-pitch="variable"/>
    <style:font-face style:name="Ubuntu Condensed" svg:font-family="'Ubuntu Condensed'" style:font-pitch="variable"/>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Nova Mono" svg:font-family="'Nova Mono'"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ova Mono1" svg:font-family="'Nova Mono'" style:font-family-generic="system" style:font-pitch="variable"/>
    <style:font-face style:name="Roboto1" svg:font-family="Roboto"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table-properties style:width="5.967cm" fo:margin-left="0cm" fo:margin-top="0cm" fo:margin-bottom="0cm" table:align="left" style:writing-mode="lr-tb"/>
    </style:style>
    <style:style style:name="Tableau1.A" style:family="table-column">
      <style:table-column-properties style:column-width="0.744cm"/>
    </style:style>
    <style:style style:name="Tableau1.B" style:family="table-column">
      <style:table-column-properties style:column-width="0.746cm"/>
    </style:style>
    <style:style style:name="Tableau1.G" style:family="table-column">
      <style:table-column-properties style:column-width="0.748cm"/>
    </style:style>
    <style:style style:name="Tableau1.1" style:family="table-row">
      <style:table-row-properties fo:keep-together="auto"/>
    </style:style>
    <style:style style:name="Tableau1.A1" style:family="table-cell">
      <style:table-cell-properties fo:background-color="transparent" fo:padding="0.176cm" fo:border="1pt solid #000000">
        <style:background-image/>
      </style:table-cell-properties>
    </style:style>
    <style:style style:name="Tableau2" style:family="table">
      <style:table-properties style:width="5.967cm" fo:margin-left="0cm" fo:margin-top="0cm" fo:margin-bottom="0cm" table:align="left" style:writing-mode="lr-tb"/>
    </style:style>
    <style:style style:name="Tableau2.A" style:family="table-column">
      <style:table-column-properties style:column-width="0.744cm"/>
    </style:style>
    <style:style style:name="Tableau2.B" style:family="table-column">
      <style:table-column-properties style:column-width="0.746cm"/>
    </style:style>
    <style:style style:name="Tableau2.G" style:family="table-column">
      <style:table-column-properties style:column-width="0.748cm"/>
    </style:style>
    <style:style style:name="Tableau2.1" style:family="table-row">
      <style:table-row-properties fo:keep-together="auto"/>
    </style:style>
    <style:style style:name="Tableau2.A1" style:family="table-cell">
      <style:table-cell-properties fo:background-color="transparent" fo:padding="0.176cm" fo:border="1pt solid #000000">
        <style:background-image/>
      </style:table-cell-properties>
    </style:style>
    <style:style style:name="Tableau3" style:family="table">
      <style:table-properties style:width="8.32cm" fo:margin-left="0cm" fo:margin-top="0cm" fo:margin-bottom="0cm" table:align="left" style:writing-mode="lr-tb"/>
    </style:style>
    <style:style style:name="Tableau3.A" style:family="table-column">
      <style:table-column-properties style:column-width="1.138cm"/>
    </style:style>
    <style:style style:name="Tableau3.E" style:family="table-column">
      <style:table-column-properties style:column-width="0.746cm"/>
    </style:style>
    <style:style style:name="Tableau3.H" style:family="table-column">
      <style:table-column-properties style:column-width="1.139cm"/>
    </style:style>
    <style:style style:name="Tableau3.1" style:family="table-row">
      <style:table-row-properties fo:keep-together="auto"/>
    </style:style>
    <style:style style:name="Tableau3.A1" style:family="table-cell">
      <style:table-cell-properties fo:background-color="transparent" fo:padding="0.176cm" fo:border="1pt solid #000000">
        <style:background-image/>
      </style:table-cell-properties>
    </style:style>
    <style:style style:name="Tableau4" style:family="table">
      <style:table-properties style:width="3.376cm" fo:margin-left="0cm" fo:margin-top="0cm" fo:margin-bottom="0cm" table:align="left" style:writing-mode="lr-tb"/>
    </style:style>
    <style:style style:name="Tableau4.A" style:family="table-column">
      <style:table-column-properties style:column-width="0.744cm"/>
    </style:style>
    <style:style style:name="Tableau4.B" style:family="table-column">
      <style:table-column-properties style:column-width="0.746cm"/>
    </style:style>
    <style:style style:name="Tableau4.D" style:family="table-column">
      <style:table-column-properties style:column-width="1.139cm"/>
    </style:style>
    <style:style style:name="Tableau4.1" style:family="table-row">
      <style:table-row-properties fo:keep-together="auto"/>
    </style:style>
    <style:style style:name="Tableau4.A1" style:family="table-cell">
      <style:table-cell-properties fo:background-color="transparent" fo:padding="0.176cm" fo:border="1pt solid #000000">
        <style:background-image/>
      </style:table-cell-properties>
    </style:style>
    <style:style style:name="Tableau5" style:family="table">
      <style:table-properties style:width="1.492cm" fo:margin-left="0cm" fo:margin-top="0cm" fo:margin-bottom="0cm" table:align="left" style:writing-mode="lr-tb"/>
    </style:style>
    <style:style style:name="Tableau5.A" style:family="table-column">
      <style:table-column-properties style:column-width="0.746cm"/>
    </style:style>
    <style:style style:name="Tableau5.1" style:family="table-row">
      <style:table-row-properties fo:keep-together="auto"/>
    </style:style>
    <style:style style:name="Tableau5.A1" style:family="table-cell">
      <style:table-cell-properties fo:background-color="transparent" fo:padding="0.176cm" fo:border="1pt solid #000000">
        <style:background-image/>
      </style:table-cell-properties>
    </style:style>
    <style:style style:name="P1" style:family="paragraph" style:parent-style-name="Normal_20__28_Web_29_">
      <style:paragraph-properties fo:margin-top="0cm" fo:margin-bottom="0cm" loext:contextual-spacing="false"/>
      <style:text-properties officeooo:paragraph-rsid="001fad14"/>
    </style:style>
    <style:style style:name="P2" style:family="paragraph" style:parent-style-name="Normal_20__28_Web_29_">
      <style:paragraph-properties fo:margin-top="0cm" fo:margin-bottom="0cm" loext:contextual-spacing="false"/>
      <style:text-properties fo:color="#a7074b" style:font-name="Arial" fo:font-size="20pt" fo:font-weight="bold" officeooo:paragraph-rsid="00121c3d" style:font-size-asian="20pt" style:font-weight-asian="bold" style:font-name-complex="Arial1" style:font-size-complex="20pt" style:font-weight-complex="bold"/>
    </style:style>
    <style:style style:name="P3" style:family="paragraph" style:parent-style-name="Normal_20__28_Web_29_">
      <style:paragraph-properties fo:margin-top="0cm" fo:margin-bottom="0cm" loext:contextual-spacing="false"/>
      <style:text-properties fo:color="#a7074b" style:font-name="Arial" fo:font-size="20pt" fo:font-weight="bold" officeooo:paragraph-rsid="001fad14" style:font-size-asian="20pt" style:font-weight-asian="bold" style:font-name-complex="Arial1" style:font-size-complex="20pt" style:font-weight-complex="bold"/>
    </style:style>
    <style:style style:name="P4" style:family="paragraph" style:parent-style-name="Normal_20__28_Web_29_">
      <style:paragraph-properties fo:margin-top="0cm" fo:margin-bottom="0cm" loext:contextual-spacing="false"/>
      <style:text-properties fo:color="#a7074b" style:font-name="Arial" fo:font-size="20pt" fo:font-weight="bold" officeooo:paragraph-rsid="001ca207" style:font-size-asian="20pt" style:font-weight-asian="bold" style:font-name-complex="Arial1" style:font-size-complex="20pt" style:font-weight-complex="bold"/>
    </style:style>
    <style:style style:name="P5" style:family="paragraph" style:parent-style-name="Normal_20__28_Web_29_">
      <style:paragraph-properties fo:margin-top="0cm" fo:margin-bottom="0cm" loext:contextual-spacing="false"/>
      <style:text-properties fo:color="#000000" style:font-name="Arial" fo:font-size="14pt" officeooo:paragraph-rsid="00121c3d" style:font-size-asian="14pt" style:font-name-complex="Arial1" style:font-size-complex="14pt"/>
    </style:style>
    <style:style style:name="P6" style:family="paragraph" style:parent-style-name="Standard">
      <style:paragraph-properties fo:margin-top="0cm" fo:margin-bottom="0cm" loext:contextual-spacing="false"/>
      <style:text-properties style:font-name="Roboto" fo:font-size="14pt" officeooo:paragraph-rsid="00121c3d" fo:background-color="#ffffff" style:font-name-asian="Roboto1" style:font-size-asian="14pt" style:font-name-complex="Roboto1" style:font-size-complex="14pt"/>
    </style:style>
    <style:style style:name="P7" style:family="paragraph" style:parent-style-name="Standard">
      <style:paragraph-properties fo:margin-top="0cm" fo:margin-bottom="0cm" loext:contextual-spacing="false" fo:line-height="100%"/>
      <style:text-properties fo:font-variant="normal" fo:text-transform="none" fo:color="#000000" style:font-name="Ubuntu Condensed" fo:font-size="12pt" fo:letter-spacing="normal" fo:language="fr" fo:country="FR" fo:font-style="normal" fo:font-weight="normal" officeooo:rsid="000d0240" officeooo:paragraph-rsid="0020dc9c" style:letter-kerning="false" fo:background-color="#ffffff" style:font-name-asian="Times New Roman1" style:font-size-asian="12pt" style:language-asian="fr" style:country-asian="FR" style:font-style-asian="normal" style:font-weight-asian="normal" style:font-name-complex="Times New Roman1" style:font-size-complex="12pt" style:language-complex="ar" style:country-complex="SA"/>
    </style:style>
    <style:style style:name="P8" style:family="paragraph" style:parent-style-name="Standard">
      <style:paragraph-properties fo:margin-top="0cm" fo:margin-bottom="0cm" loext:contextual-spacing="false" fo:line-height="100%"/>
      <style:text-properties fo:font-variant="normal" fo:text-transform="none" fo:color="#000000" style:font-name="Ubuntu Condensed" fo:font-size="12pt" fo:letter-spacing="normal" fo:language="fr" fo:country="FR" fo:font-style="normal" fo:font-weight="normal" officeooo:rsid="000d0240" officeooo:paragraph-rsid="0020dc9c" style:letter-kerning="false" fo:background-color="#ffffff" style:font-name-asian="Times New Roman1" style:font-size-asian="12pt" style:language-asian="fr" style:country-asian="FR" style:font-style-asian="normal" style:font-weight-asian="normal" style:font-name-complex="Times New Roman1" style:font-size-complex="12pt" style:language-complex="ar" style:country-complex="SA" style:font-weight-complex="bold"/>
    </style:style>
    <style:style style:name="P9" style:family="paragraph" style:parent-style-name="Standard">
      <style:paragraph-properties fo:margin-top="0cm" fo:margin-bottom="0cm" loext:contextual-spacing="false" fo:line-height="100%"/>
      <style:text-properties fo:font-variant="normal" fo:text-transform="none" fo:color="#000000" style:font-name="Ubuntu Condensed" fo:font-size="12pt" fo:letter-spacing="normal" fo:language="fr" fo:country="FR" fo:font-style="normal" fo:font-weight="normal" officeooo:rsid="002bd794" officeooo:paragraph-rsid="0020dc9c" style:letter-kerning="false" fo:background-color="#ffffff" style:font-name-asian="Times New Roman1" style:font-size-asian="12pt" style:language-asian="fr" style:country-asian="FR" style:font-style-asian="normal" style:font-weight-asian="normal" style:font-name-complex="Times New Roman1" style:font-size-complex="12pt" style:language-complex="ar" style:country-complex="SA" style:font-weight-complex="normal" loext:padding="0cm" loext:border="none"/>
    </style:style>
    <style:style style:name="P10" style:family="paragraph" style:parent-style-name="Standard">
      <style:paragraph-properties fo:margin-top="0cm" fo:margin-bottom="0cm" loext:contextual-spacing="false" fo:line-height="100%"/>
      <style:text-properties fo:font-variant="normal" fo:text-transform="none" fo:color="#000000" style:font-name="Ubuntu Condensed" fo:font-size="12pt" fo:letter-spacing="normal" fo:language="fr" fo:country="FR" fo:font-style="normal" fo:font-weight="normal" officeooo:rsid="0019b72c" officeooo:paragraph-rsid="0020dc9c" style:letter-kerning="false" fo:background-color="transparent" style:font-name-asian="Times New Roman1" style:font-size-asian="12pt" style:language-asian="fr" style:country-asian="FR" style:font-style-asian="normal" style:font-weight-asian="normal" style:font-name-complex="Times New Roman1" style:font-size-complex="12pt" style:language-complex="ar" style:country-complex="SA" style:font-weight-complex="normal"/>
    </style:style>
    <style:style style:name="P11" style:family="paragraph" style:parent-style-name="Standard">
      <style:paragraph-properties fo:margin-top="0cm" fo:margin-bottom="0cm" loext:contextual-spacing="false" fo:line-height="100%"/>
      <style:text-properties fo:font-variant="normal" fo:text-transform="none" fo:color="#000000" style:font-name="Ubuntu Condensed" fo:font-size="12pt" fo:letter-spacing="normal" fo:language="fr" fo:country="FR" fo:font-style="normal" fo:font-weight="normal" officeooo:rsid="002decf5" officeooo:paragraph-rsid="0020dc9c" style:letter-kerning="false" fo:background-color="transparent" style:font-name-asian="Times New Roman1" style:font-size-asian="12pt" style:language-asian="fr" style:country-asian="FR" style:font-style-asian="normal" style:font-weight-asian="normal" style:font-name-complex="Times New Roman1" style:font-size-complex="12pt" style:language-complex="ar" style:country-complex="SA" style:font-weight-complex="normal" loext:padding="0cm" loext:border="none"/>
    </style:style>
    <style:style style:name="P12" style:family="paragraph" style:parent-style-name="Standard">
      <style:paragraph-properties fo:margin-top="0cm" fo:margin-bottom="0cm" loext:contextual-spacing="false" fo:line-height="100%"/>
      <style:text-properties fo:font-variant="normal" fo:text-transform="none" fo:color="#000000" style:font-name="Ubuntu Condensed" fo:font-size="12pt" fo:letter-spacing="normal" fo:language="fr" fo:country="FR" fo:font-style="normal" fo:font-weight="normal" officeooo:rsid="0019b72c" officeooo:paragraph-rsid="0020dc9c" style:letter-kerning="false" fo:background-color="transparent" style:font-name-asian="Times New Roman1" style:font-size-asian="12pt" style:language-asian="fr" style:country-asian="FR" style:font-style-asian="normal" style:font-weight-asian="normal" style:font-name-complex="Times New Roman1" style:font-size-complex="12pt" style:language-complex="ar" style:country-complex="SA"/>
    </style:style>
    <style:style style:name="P13" style:family="paragraph" style:parent-style-name="Standard">
      <style:paragraph-properties fo:margin-top="0cm" fo:margin-bottom="0cm" loext:contextual-spacing="false" fo:line-height="100%"/>
      <style:text-properties fo:font-variant="normal" fo:text-transform="none" fo:color="#000000" style:font-name="Ubuntu mono" fo:font-size="12pt" fo:letter-spacing="normal" fo:language="fr" fo:country="FR" fo:font-style="normal" fo:font-weight="normal" officeooo:rsid="002b73ec" officeooo:paragraph-rsid="0020dc9c" style:letter-kerning="false" fo:background-color="#ffffff" style:font-name-asian="Roboto1" style:font-size-asian="12pt" style:language-asian="en" style:country-asian="US" style:font-weight-asian="normal" style:font-name-complex="Roboto1" style:font-size-complex="12pt" style:language-complex="ar" style:country-complex="SA" style:font-weight-complex="normal"/>
    </style:style>
    <style:style style:name="P14" style:family="paragraph" style:parent-style-name="Standard">
      <style:paragraph-properties fo:margin-top="0cm" fo:margin-bottom="0cm" loext:contextual-spacing="false" fo:line-height="100%" fo:text-align="justify" style:justify-single-word="false"/>
      <style:text-properties fo:font-variant="normal" fo:text-transform="none" fo:color="#000000" style:font-name="Ubuntu mono" fo:font-size="12pt" fo:letter-spacing="normal" fo:font-style="normal" fo:font-weight="normal" officeooo:paragraph-rsid="0020dc9c" fo:background-color="#ffffff" style:font-name-asian="Times New Roman1" style:font-size-asian="14pt" style:language-asian="fr" style:country-asian="FR" style:font-name-complex="Arial1" style:font-size-complex="14pt"/>
    </style:style>
    <style:style style:name="P15" style:family="paragraph" style:parent-style-name="Standard">
      <style:paragraph-properties fo:margin-top="0cm" fo:margin-bottom="0cm" loext:contextual-spacing="false" fo:line-height="100%"/>
      <style:text-properties fo:font-variant="normal" fo:text-transform="none" fo:color="#000000" style:font-name="Ubuntu mono" fo:font-size="12pt" fo:letter-spacing="normal" fo:font-style="normal" fo:font-weight="normal" officeooo:paragraph-rsid="0020dc9c" style:font-name-asian="Times New Roman1" style:font-size-asian="14pt" style:language-asian="fr" style:country-asian="FR" style:font-name-complex="Arial1" style:font-size-complex="14pt"/>
    </style:style>
    <style:style style:name="P16" style:family="paragraph" style:parent-style-name="Standard">
      <style:paragraph-properties fo:margin-top="0cm" fo:margin-bottom="0cm" loext:contextual-spacing="false" fo:line-height="100%"/>
      <style:text-properties fo:font-variant="normal" fo:text-transform="none" fo:color="#000000" style:font-name="Arial" fo:font-size="14pt" fo:letter-spacing="normal" fo:language="fr" fo:country="FR" fo:font-style="normal" fo:font-weight="normal" officeooo:rsid="0019b72c" officeooo:paragraph-rsid="0020dc9c" style:letter-kerning="false" fo:background-color="#ffffff" style:font-name-asian="Times New Roman1" style:font-size-asian="14pt" style:language-asian="fr" style:country-asian="FR" style:font-style-asian="normal" style:font-weight-asian="normal" style:font-name-complex="Arial1" style:font-size-complex="14pt" style:language-complex="ar" style:country-complex="SA"/>
    </style:style>
    <style:style style:name="P17" style:family="paragraph" style:parent-style-name="Standard">
      <style:paragraph-properties fo:margin-top="0cm" fo:margin-bottom="0cm" loext:contextual-spacing="false" fo:line-height="100%"/>
      <style:text-properties fo:font-variant="normal" fo:text-transform="none" fo:color="#000000" style:font-name="Roboto" fo:font-size="12pt" fo:letter-spacing="normal" fo:language="fr" fo:country="FR" fo:font-style="normal" fo:font-weight="normal" officeooo:paragraph-rsid="0020dc9c" style:letter-kerning="false" fo:background-color="#ffffff" style:font-name-asian="Roboto1" style:font-size-asian="12pt" style:language-asian="en" style:country-asian="US" style:font-weight-asian="normal" style:font-name-complex="Roboto1" style:font-size-complex="12pt" style:language-complex="ar" style:country-complex="SA" style:font-weight-complex="normal"/>
    </style:style>
    <style:style style:name="P18" style:family="paragraph" style:parent-style-name="Standard">
      <style:paragraph-properties fo:margin-top="0cm" fo:margin-bottom="0cm" loext:contextual-spacing="false" fo:line-height="100%"/>
      <style:text-properties fo:color="#a7074b" style:font-name="Arial" fo:font-size="20pt" fo:font-weight="bold" officeooo:paragraph-rsid="0020dc9c" style:font-name-asian="Times New Roman1" style:font-size-asian="20pt" style:language-asian="fr" style:country-asian="FR" style:font-weight-asian="bold" style:font-name-complex="Arial1" style:font-size-complex="20pt" style:font-weight-complex="bold"/>
    </style:style>
    <style:style style:name="P19" style:family="paragraph" style:parent-style-name="Standard">
      <style:paragraph-properties fo:margin-top="0cm" fo:margin-bottom="0cm" loext:contextual-spacing="false" fo:line-height="100%"/>
      <style:text-properties fo:color="#a7074b" style:font-name="Arial" fo:font-size="20pt" fo:font-weight="bold" officeooo:paragraph-rsid="0020dc9c" fo:background-color="#43c330" style:font-name-asian="Times New Roman1" style:font-size-asian="20pt" style:language-asian="fr" style:country-asian="FR" style:font-weight-asian="bold" style:font-name-complex="Arial1" style:font-size-complex="20pt" style:font-weight-complex="bold"/>
    </style:style>
    <style:style style:name="P20" style:family="paragraph" style:parent-style-name="Standard">
      <style:paragraph-properties fo:margin-top="0cm" fo:margin-bottom="0cm" loext:contextual-spacing="false" fo:line-height="100%"/>
      <style:text-properties fo:color="#a7074b" style:font-name="Arial" fo:font-size="20pt" fo:font-weight="bold" officeooo:paragraph-rsid="0020dc9c" fo:background-color="transparent" style:font-name-asian="Times New Roman1" style:font-size-asian="20pt" style:language-asian="fr" style:country-asian="FR" style:font-weight-asian="bold" style:font-name-complex="Arial1" style:font-size-complex="20pt" style:font-weight-complex="bold"/>
    </style:style>
    <style:style style:name="P21" style:family="paragraph" style:parent-style-name="Standard">
      <style:paragraph-properties fo:margin-top="0cm" fo:margin-bottom="0cm" loext:contextual-spacing="false" fo:line-height="100%"/>
      <style:text-properties fo:color="#a7074b" style:font-name="Arial" fo:font-size="20pt" fo:font-weight="bold" officeooo:paragraph-rsid="0020dc9c" fo:background-color="#ffff00" style:font-name-asian="Times New Roman1" style:font-size-asian="20pt" style:language-asian="fr" style:country-asian="FR" style:font-weight-asian="bold" style:font-name-complex="Arial1" style:font-size-complex="20pt" style:font-weight-complex="bold"/>
    </style:style>
    <style:style style:name="P22" style:family="paragraph" style:parent-style-name="Standard">
      <style:paragraph-properties fo:margin-top="0cm" fo:margin-bottom="0cm" loext:contextual-spacing="false" fo:line-height="100%"/>
      <style:text-properties fo:color="#000000" style:font-name="Arial" fo:font-size="14pt" officeooo:paragraph-rsid="0020dc9c" style:font-name-asian="Times New Roman1" style:font-size-asian="14pt" style:language-asian="fr" style:country-asian="FR" style:font-name-complex="Arial1" style:font-size-complex="14pt"/>
    </style:style>
    <style:style style:name="P23" style:family="paragraph" style:parent-style-name="Standard">
      <style:paragraph-properties fo:margin-top="0cm" fo:margin-bottom="0cm" loext:contextual-spacing="false" fo:line-height="100%"/>
      <style:text-properties fo:color="#000000" style:font-name="Arial" fo:font-size="14pt" officeooo:paragraph-rsid="0020dc9c" fo:background-color="#ffffff" style:font-name-asian="Times New Roman1" style:font-size-asian="14pt" style:language-asian="fr" style:country-asian="FR" style:font-name-complex="Arial1" style:font-size-complex="14pt"/>
    </style:style>
    <style:style style:name="P24" style:family="paragraph" style:parent-style-name="Standard">
      <style:paragraph-properties fo:margin-top="0cm" fo:margin-bottom="0cm" loext:contextual-spacing="false" fo:line-height="100%"/>
      <style:text-properties fo:color="#000000" style:font-name="Arial" fo:font-size="14pt" officeooo:paragraph-rsid="0020dc9c" fo:background-color="transparent" style:font-name-asian="Times New Roman1" style:font-size-asian="14pt" style:language-asian="fr" style:country-asian="FR" style:font-name-complex="Arial1" style:font-size-complex="14pt"/>
    </style:style>
    <style:style style:name="P25" style:family="paragraph" style:parent-style-name="Standard">
      <style:paragraph-properties fo:margin-top="0cm" fo:margin-bottom="0cm" loext:contextual-spacing="false" fo:line-height="100%"/>
      <style:text-properties fo:color="#000000" style:font-name="Arial" fo:font-size="14pt" officeooo:paragraph-rsid="0020dc9c" fo:background-color="#ffff00" style:font-name-asian="Times New Roman1" style:font-size-asian="14pt" style:language-asian="fr" style:country-asian="FR" style:font-name-complex="Arial1" style:font-size-complex="14pt"/>
    </style:style>
    <style:style style:name="P26" style:family="paragraph" style:parent-style-name="Standard">
      <style:paragraph-properties fo:margin-top="0cm" fo:margin-bottom="0cm" loext:contextual-spacing="false" fo:line-height="100%" fo:text-align="center" style:justify-single-word="false"/>
      <style:text-properties fo:color="#000000" style:font-name="Arial" fo:font-size="20pt" fo:font-weight="bold" officeooo:paragraph-rsid="0020dc9c" style:font-name-asian="Times New Roman1" style:font-size-asian="20pt" style:language-asian="fr" style:country-asian="FR" style:font-weight-asian="bold" style:font-name-complex="Arial1" style:font-size-complex="20pt" style:font-weight-complex="bold"/>
    </style:style>
    <style:style style:name="P27" style:family="paragraph" style:parent-style-name="Standard">
      <style:paragraph-properties fo:margin-top="0cm" fo:margin-bottom="0cm" loext:contextual-spacing="false" fo:line-height="100%"/>
      <style:text-properties fo:color="#000000" style:font-name="Trebuchet MS" fo:font-size="12pt" fo:font-weight="bold" officeooo:paragraph-rsid="0020dc9c" fo:background-color="transparent" style:font-name-asian="Times New Roman1" style:font-size-asian="12pt" style:language-asian="fr" style:country-asian="FR" style:font-weight-asian="bold" style:font-name-complex="Times New Roman1" style:font-size-complex="12pt" style:font-weight-complex="bold"/>
    </style:style>
    <style:style style:name="P28" style:family="paragraph" style:parent-style-name="Standard">
      <style:paragraph-properties fo:margin-top="0cm" fo:margin-bottom="0cm" loext:contextual-spacing="false" fo:line-height="100%"/>
      <style:text-properties fo:color="#000000" style:font-name="Ubuntu Condensed" fo:font-size="12pt" fo:language="fr" fo:country="FR" fo:font-weight="normal" officeooo:rsid="002f8236" officeooo:paragraph-rsid="0020dc9c" style:letter-kerning="false" fo:background-color="#ffffff" style:font-name-asian="Times New Roman1" style:font-size-asian="12pt" style:language-asian="fr" style:country-asian="FR" style:font-weight-asian="normal" style:font-name-complex="Times New Roman1" style:font-size-complex="12pt" style:language-complex="ar" style:country-complex="SA" style:font-weight-complex="normal"/>
    </style:style>
    <style:style style:name="P29" style:family="paragraph" style:parent-style-name="Standard">
      <style:paragraph-properties fo:margin-top="0cm" fo:margin-bottom="0cm" loext:contextual-spacing="false" fo:line-height="100%"/>
      <style:text-properties fo:color="#000000" style:font-name="Roboto" fo:font-size="12pt" fo:language="fr" fo:country="FR" fo:font-weight="normal" officeooo:paragraph-rsid="0020dc9c" style:letter-kerning="false" fo:background-color="#ffffff" style:font-name-asian="Roboto1" style:font-size-asian="12pt" style:language-asian="en" style:country-asian="US" style:font-weight-asian="normal" style:font-name-complex="Roboto1" style:font-size-complex="12pt" style:language-complex="ar" style:country-complex="SA" style:font-weight-complex="normal"/>
    </style:style>
    <style:style style:name="P30" style:family="paragraph" style:parent-style-name="Standard">
      <style:paragraph-properties fo:margin-top="0cm" fo:margin-bottom="0cm" loext:contextual-spacing="false" fo:line-height="100%"/>
      <style:text-properties officeooo:paragraph-rsid="0020dc9c"/>
    </style:style>
    <style:style style:name="P31" style:family="paragraph" style:parent-style-name="Standard">
      <style:paragraph-properties fo:margin-top="0cm" fo:margin-bottom="0cm" loext:contextual-spacing="false" fo:line-height="100%"/>
      <style:text-properties fo:color="#303030" style:font-name="Arial" fo:font-size="15pt" officeooo:paragraph-rsid="0020dc9c" fo:background-color="#43c330" style:font-name-asian="Times New Roman1" style:font-size-asian="15pt" style:language-asian="fr" style:country-asian="FR" style:font-name-complex="Arial1" style:font-size-complex="15pt"/>
    </style:style>
    <style:style style:name="P32" style:family="paragraph" style:parent-style-name="Standard">
      <style:paragraph-properties fo:margin-top="0cm" fo:margin-bottom="0cm" loext:contextual-spacing="false" fo:line-height="100%"/>
      <style:text-properties fo:color="#303030" style:font-name="Arial" fo:font-size="15pt" officeooo:paragraph-rsid="0020dc9c" style:font-name-asian="Times New Roman1" style:font-size-asian="15pt" style:language-asian="fr" style:country-asian="FR" style:font-name-complex="Arial1" style:font-size-complex="15pt"/>
    </style:style>
    <style:style style:name="P33" style:family="paragraph" style:parent-style-name="Standard">
      <style:paragraph-properties fo:margin-top="0cm" fo:margin-bottom="0cm" loext:contextual-spacing="false" fo:line-height="100%"/>
      <style:text-properties officeooo:rsid="000daa97" officeooo:paragraph-rsid="0020dc9c"/>
    </style:style>
    <style:style style:name="P34" style:family="paragraph" style:parent-style-name="Standard">
      <style:paragraph-properties fo:margin-top="0cm" fo:margin-bottom="0cm" loext:contextual-spacing="false" fo:line-height="100%"/>
      <style:text-properties officeooo:rsid="00168f9c" officeooo:paragraph-rsid="0020dc9c"/>
    </style:style>
    <style:style style:name="P35" style:family="paragraph" style:parent-style-name="Standard">
      <style:paragraph-properties fo:margin-top="0cm" fo:margin-bottom="0cm" loext:contextual-spacing="false" fo:line-height="100%"/>
      <style:text-properties fo:color="#444455" style:font-name="Arial" fo:font-size="14pt" fo:font-weight="bold" officeooo:paragraph-rsid="0020dc9c" fo:background-color="#ffffff" style:font-name-asian="Times New Roman1" style:font-size-asian="14pt" style:language-asian="fr" style:country-asian="FR" style:font-weight-asian="bold" style:font-name-complex="Arial1" style:font-size-complex="14pt" style:font-weight-complex="bold"/>
    </style:style>
    <style:style style:name="P36" style:family="paragraph" style:parent-style-name="Standard">
      <style:paragraph-properties fo:margin-top="0cm" fo:margin-bottom="0cm" loext:contextual-spacing="false" fo:line-height="100%" fo:text-align="justify" style:justify-single-word="false"/>
      <style:text-properties fo:color="#444455" style:font-name="Arial" fo:font-size="14pt" officeooo:paragraph-rsid="0020dc9c" fo:background-color="#ffffff" style:font-name-asian="Times New Roman1" style:font-size-asian="14pt" style:language-asian="fr" style:country-asian="FR" style:font-name-complex="Arial1" style:font-size-complex="14pt"/>
    </style:style>
    <style:style style:name="P37" style:family="paragraph" style:parent-style-name="Standard">
      <style:paragraph-properties fo:margin-top="0cm" fo:margin-bottom="0cm" loext:contextual-spacing="false" fo:line-height="100%"/>
      <style:text-properties fo:color="#444455" style:font-name="Arial" fo:font-size="14pt" officeooo:paragraph-rsid="0020dc9c" fo:background-color="#ffffff" style:font-name-asian="Times New Roman1" style:font-size-asian="14pt" style:language-asian="fr" style:country-asian="FR" style:font-name-complex="Arial1" style:font-size-complex="14pt"/>
    </style:style>
    <style:style style:name="P38" style:family="paragraph" style:parent-style-name="Standard">
      <style:paragraph-properties fo:margin-top="0cm" fo:margin-bottom="0cm" loext:contextual-spacing="false" fo:line-height="100%"/>
      <style:text-properties officeooo:paragraph-rsid="0020dc9c" fo:background-color="transparent"/>
    </style:style>
    <style:style style:name="P39" style:family="paragraph" style:parent-style-name="Standard">
      <style:paragraph-properties fo:margin-top="0cm" fo:margin-bottom="0cm" loext:contextual-spacing="false" fo:line-height="100%"/>
      <style:text-properties fo:color="#0369a3" style:font-name="Times New Roman" fo:font-size="13pt" fo:font-weight="bold" officeooo:paragraph-rsid="0020dc9c" style:font-name-asian="Times New Roman1" style:font-size-asian="13pt" style:language-asian="fr" style:country-asian="FR" style:font-weight-asian="bold" style:font-name-complex="Times New Roman1" style:font-size-complex="13pt" style:font-weight-complex="bold"/>
    </style:style>
    <style:style style:name="P40" style:family="paragraph" style:parent-style-name="Standard">
      <style:paragraph-properties fo:margin-top="0cm" fo:margin-bottom="0cm" loext:contextual-spacing="false" fo:line-height="100%"/>
      <style:text-properties fo:color="#0369a3" style:font-name="Roboto" fo:font-size="14pt" fo:font-weight="bold" officeooo:paragraph-rsid="0020dc9c" fo:background-color="#ffff00" style:font-name-asian="Roboto1" style:font-size-asian="14pt" style:language-asian="fr" style:country-asian="FR" style:font-weight-asian="bold" style:font-name-complex="Roboto1" style:font-size-complex="14pt"/>
    </style:style>
    <style:style style:name="P41" style:family="paragraph" style:parent-style-name="Standard">
      <style:paragraph-properties fo:margin-top="0cm" fo:margin-bottom="0cm" loext:contextual-spacing="false" fo:line-height="100%"/>
      <style:text-properties style:font-name="Times New Roman" fo:font-size="12pt" officeooo:paragraph-rsid="0020dc9c" style:font-name-asian="Times New Roman1" style:font-size-asian="12pt" style:language-asian="fr" style:country-asian="FR" style:font-name-complex="Times New Roman1" style:font-size-complex="12pt"/>
    </style:style>
    <style:style style:name="P42" style:family="paragraph" style:parent-style-name="normal">
      <style:paragraph-properties fo:margin-top="0cm" fo:margin-bottom="0cm" loext:contextual-spacing="false" fo:line-height="100%"/>
      <style:text-properties fo:color="#0369a3" style:font-name="Roboto" fo:font-size="14pt" fo:font-weight="bold" officeooo:rsid="000ca7b4" officeooo:paragraph-rsid="001fad14" fo:background-color="#ffff00" style:font-name-asian="Roboto1" style:font-size-asian="14pt" style:font-weight-asian="bold" style:font-name-complex="Roboto1" style:font-size-complex="14pt"/>
    </style:style>
    <style:style style:name="P43" style:family="paragraph" style:parent-style-name="normal">
      <style:paragraph-properties fo:margin-top="0cm" fo:margin-bottom="0cm" loext:contextual-spacing="false" fo:line-height="100%"/>
      <style:text-properties fo:color="#0369a3" style:font-name="Roboto" fo:font-size="14pt" fo:font-weight="bold" officeooo:rsid="000ca7b4" officeooo:paragraph-rsid="001e6f6c" fo:background-color="#ffff00" style:font-name-asian="Roboto1" style:font-size-asian="14pt" style:font-weight-asian="bold" style:font-name-complex="Roboto1" style:font-size-complex="14pt"/>
    </style:style>
    <style:style style:name="P44" style:family="paragraph" style:parent-style-name="normal">
      <style:paragraph-properties fo:margin-top="0cm" fo:margin-bottom="0cm" loext:contextual-spacing="false" fo:line-height="100%"/>
      <style:text-properties fo:color="#0369a3" style:font-name="Roboto" fo:font-size="14pt" fo:font-weight="bold" officeooo:rsid="000ca7b4" officeooo:paragraph-rsid="00121c3d" fo:background-color="#ffff00" style:font-name-asian="Roboto1" style:font-size-asian="14pt" style:font-weight-asian="bold" style:font-name-complex="Roboto1" style:font-size-complex="14pt"/>
    </style:style>
    <style:style style:name="P45" style:family="paragraph" style:parent-style-name="normal">
      <style:paragraph-properties fo:margin-top="0cm" fo:margin-bottom="0cm" loext:contextual-spacing="false" fo:line-height="100%"/>
      <style:text-properties fo:color="#0369a3" style:font-name="Roboto" fo:font-size="14pt" fo:font-weight="bold" officeooo:rsid="000ca7b4" officeooo:paragraph-rsid="00193215" fo:background-color="#ffff00" style:font-name-asian="Roboto1" style:font-size-asian="14pt" style:font-weight-asian="bold" style:font-name-complex="Roboto1" style:font-size-complex="14pt"/>
    </style:style>
    <style:style style:name="P46" style:family="paragraph" style:parent-style-name="normal">
      <style:paragraph-properties fo:margin-top="0cm" fo:margin-bottom="0cm" loext:contextual-spacing="false" fo:line-height="100%"/>
      <style:text-properties fo:color="#0369a3" style:font-name="Roboto" fo:font-size="14pt" fo:font-weight="bold" officeooo:rsid="00193215" officeooo:paragraph-rsid="00193215" fo:background-color="transparent" style:font-name-asian="Roboto1" style:font-size-asian="14pt" style:font-weight-asian="bold" style:font-name-complex="Roboto1" style:font-size-complex="14pt"/>
    </style:style>
    <style:style style:name="P47" style:family="paragraph" style:parent-style-name="normal">
      <style:paragraph-properties fo:margin-top="0cm" fo:margin-bottom="0cm" loext:contextual-spacing="false" fo:line-height="100%"/>
      <style:text-properties fo:color="#0369a3" style:font-name="Roboto" fo:font-size="14pt" fo:font-weight="bold" officeooo:rsid="0013a224" officeooo:paragraph-rsid="0013edb4" fo:background-color="#ffffff" style:font-name-asian="Roboto1" style:font-size-asian="14pt" style:font-weight-asian="bold" style:font-name-complex="Roboto1" style:font-size-complex="14pt" style:font-weight-complex="normal"/>
    </style:style>
    <style:style style:name="P48" style:family="paragraph" style:parent-style-name="normal">
      <style:paragraph-properties fo:margin-top="0cm" fo:margin-bottom="0cm" loext:contextual-spacing="false" fo:line-height="100%"/>
      <style:text-properties officeooo:paragraph-rsid="00193215"/>
    </style:style>
    <style:style style:name="P49" style:family="paragraph" style:parent-style-name="normal">
      <style:paragraph-properties fo:margin-top="0cm" fo:margin-bottom="0cm" loext:contextual-spacing="false" fo:line-height="100%"/>
      <style:text-properties officeooo:paragraph-rsid="00195a70"/>
    </style:style>
    <style:style style:name="P50" style:family="paragraph" style:parent-style-name="normal">
      <style:paragraph-properties fo:margin-top="0cm" fo:margin-bottom="0cm" loext:contextual-spacing="false" fo:line-height="100%"/>
      <style:text-properties fo:color="#000000" style:font-name="Arial" fo:font-size="14pt" fo:font-weight="normal" officeooo:rsid="0002d35d" officeooo:paragraph-rsid="0013a224" fo:background-color="#ffffff" style:font-name-asian="Roboto1" style:font-size-asian="14pt" style:font-weight-asian="normal" style:font-name-complex="Arial1" style:font-size-complex="14pt" style:font-weight-complex="normal"/>
    </style:style>
    <style:style style:name="P51" style:family="paragraph" style:parent-style-name="normal">
      <style:paragraph-properties fo:margin-top="0cm" fo:margin-bottom="0cm" loext:contextual-spacing="false" fo:line-height="100%"/>
      <style:text-properties fo:color="#000000" style:font-name="Arial" fo:font-size="12pt" fo:font-weight="normal" officeooo:rsid="0002d35d" officeooo:paragraph-rsid="0013a224" fo:background-color="transparent" style:font-name-asian="Roboto1" style:font-size-asian="12pt" style:font-weight-asian="normal" style:font-name-complex="Arial1" style:font-size-complex="12pt" style:font-weight-complex="normal"/>
    </style:style>
    <style:style style:name="P52" style:family="paragraph" style:parent-style-name="normal">
      <style:paragraph-properties fo:margin-top="0cm" fo:margin-bottom="0cm" loext:contextual-spacing="false" fo:line-height="100%"/>
      <style:text-properties fo:color="#000000" style:font-name="Abyssinica SIL" fo:font-size="12pt" fo:font-weight="normal" officeooo:rsid="0013a224" officeooo:paragraph-rsid="0013a224" fo:background-color="#ffffff" style:font-name-asian="Roboto1" style:font-size-asian="12pt" style:font-weight-asian="normal" style:font-name-complex="Arial1" style:font-size-complex="12pt" style:font-weight-complex="normal"/>
    </style:style>
    <style:style style:name="P53" style:family="paragraph" style:parent-style-name="normal">
      <style:paragraph-properties fo:margin-top="0cm" fo:margin-bottom="0cm" loext:contextual-spacing="false" fo:line-height="100%"/>
      <style:text-properties fo:color="#000000" officeooo:rsid="000f0f98" officeooo:paragraph-rsid="00121c3d"/>
    </style:style>
    <style:style style:name="P54" style:family="paragraph" style:parent-style-name="normal">
      <style:paragraph-properties fo:margin-top="0cm" fo:margin-bottom="0cm" loext:contextual-spacing="false" fo:line-height="100%"/>
      <style:text-properties fo:color="#000000" style:font-name="Roboto" fo:font-size="12pt" fo:font-weight="normal" officeooo:rsid="00193215" officeooo:paragraph-rsid="00193215" fo:background-color="transparent" style:font-name-asian="Roboto1" style:font-size-asian="12pt" style:font-weight-asian="normal" style:font-name-complex="Roboto1" style:font-size-complex="12pt" style:font-weight-complex="normal"/>
    </style:style>
    <style:style style:name="P55" style:family="paragraph" style:parent-style-name="normal">
      <style:paragraph-properties fo:margin-top="0cm" fo:margin-bottom="0cm" loext:contextual-spacing="false" fo:line-height="100%"/>
      <style:text-properties fo:color="#000000" style:font-name="Roboto" fo:font-size="12pt" fo:font-weight="normal" officeooo:rsid="00195a70" officeooo:paragraph-rsid="00195a70" fo:background-color="transparent" style:font-name-asian="Roboto1" style:font-size-asian="12pt" style:font-weight-asian="normal" style:font-name-complex="Roboto1" style:font-size-complex="12pt" style:font-weight-complex="normal"/>
    </style:style>
    <style:style style:name="P56" style:family="paragraph" style:parent-style-name="normal">
      <style:paragraph-properties fo:margin-top="0cm" fo:margin-bottom="0cm" loext:contextual-spacing="false" fo:line-height="100%"/>
      <style:text-properties fo:color="#000000" style:font-name="Roboto" fo:font-size="12pt" fo:font-weight="normal" officeooo:rsid="00195a70" officeooo:paragraph-rsid="00195a70" fo:background-color="transparent" style:font-name-asian="Roboto1" style:font-size-asian="12pt" style:font-weight-asian="normal" style:font-name-complex="Roboto1" style:font-size-complex="12pt"/>
    </style:style>
    <style:style style:name="P57" style:family="paragraph" style:parent-style-name="normal">
      <style:paragraph-properties fo:margin-top="0cm" fo:margin-bottom="0cm" loext:contextual-spacing="false" fo:line-height="100%"/>
      <style:text-properties fo:color="#000000" officeooo:rsid="00195a70" officeooo:paragraph-rsid="00195a70"/>
    </style:style>
    <style:style style:name="P58" style:family="paragraph" style:parent-style-name="normal">
      <style:paragraph-properties fo:margin-top="0cm" fo:margin-bottom="0cm" loext:contextual-spacing="false" fo:line-height="100%"/>
      <style:text-properties fo:font-variant="normal" fo:text-transform="none" fo:color="#000000" style:font-name="Helvetica" fo:font-size="9.75pt" fo:letter-spacing="normal" fo:font-style="normal" fo:font-weight="normal" officeooo:rsid="00130a7a" officeooo:paragraph-rsid="0019067a" fo:background-color="#ffffff" style:font-name-asian="Roboto1" style:font-size-asian="12pt" style:font-weight-asian="normal" style:font-name-complex="Roboto1" style:font-size-complex="12pt" style:font-weight-complex="normal"/>
    </style:style>
    <style:style style:name="P59" style:family="paragraph" style:parent-style-name="normal">
      <style:paragraph-properties fo:margin-top="0cm" fo:margin-bottom="0cm" loext:contextual-spacing="false" fo:line-height="100%"/>
      <style:text-properties fo:font-variant="normal" fo:text-transform="none" fo:color="#000000" style:font-name="Helvetica" fo:font-size="12pt" fo:letter-spacing="normal" fo:font-style="normal" fo:font-weight="normal" officeooo:rsid="001ac326" officeooo:paragraph-rsid="001ac326" fo:background-color="#ffffff" style:font-name-asian="Roboto1" style:font-size-asian="12pt" style:font-weight-asian="normal" style:font-name-complex="Roboto1" style:font-size-complex="12pt" style:font-weight-complex="normal"/>
    </style:style>
    <style:style style:name="P60" style:family="paragraph" style:parent-style-name="normal">
      <style:paragraph-properties fo:margin-top="0cm" fo:margin-bottom="0cm" loext:contextual-spacing="false" fo:line-height="100%"/>
      <style:text-properties fo:font-variant="normal" fo:text-transform="none" fo:color="#000000" style:font-name="Helvetica" fo:font-size="12pt" fo:letter-spacing="normal" fo:font-style="normal" fo:font-weight="normal" officeooo:rsid="001ac326" officeooo:paragraph-rsid="001e6f6c" fo:background-color="#ffffff" style:font-name-asian="Roboto1" style:font-size-asian="12pt" style:font-weight-asian="normal" style:font-name-complex="Roboto1" style:font-size-complex="12pt" style:font-weight-complex="normal"/>
    </style:style>
    <style:style style:name="P61" style:family="paragraph" style:parent-style-name="normal">
      <style:paragraph-properties fo:margin-top="0cm" fo:margin-bottom="0cm" loext:contextual-spacing="false" fo:line-height="100%"/>
      <style:text-properties fo:font-variant="normal" fo:text-transform="none" fo:color="#000000" style:font-name="Helvetica" fo:font-size="12pt" fo:letter-spacing="normal" fo:font-style="normal" fo:font-weight="normal" officeooo:rsid="001ac326" officeooo:paragraph-rsid="001fad14" fo:background-color="#ffffff" style:font-name-asian="Roboto1" style:font-size-asian="12pt" style:font-weight-asian="normal" style:font-name-complex="Roboto1" style:font-size-complex="12pt" style:font-weight-complex="normal"/>
    </style:style>
    <style:style style:name="P62" style:family="paragraph" style:parent-style-name="normal">
      <style:paragraph-properties fo:margin-top="0cm" fo:margin-bottom="0cm" loext:contextual-spacing="false" fo:line-height="100%"/>
      <style:text-properties fo:font-variant="normal" fo:text-transform="none" fo:color="#000000" style:font-name="Helvetica" fo:font-size="12pt" fo:letter-spacing="normal" fo:font-style="normal" fo:font-weight="normal" officeooo:rsid="001fad14" officeooo:paragraph-rsid="001fad14" fo:background-color="#ffffff" style:font-name-asian="Roboto1" style:font-size-asian="12pt" style:font-weight-asian="normal" style:font-name-complex="Roboto1" style:font-size-complex="12pt" style:font-weight-complex="normal"/>
    </style:style>
    <style:style style:name="P63" style:family="paragraph" style:parent-style-name="normal">
      <style:paragraph-properties fo:margin-top="0cm" fo:margin-bottom="0cm" loext:contextual-spacing="false" fo:line-height="100%"/>
      <style:text-properties fo:font-variant="normal" fo:text-transform="none" fo:color="#000000" style:font-name="Helvetica" fo:font-size="12pt" fo:letter-spacing="normal" fo:font-style="normal" fo:font-weight="normal" officeooo:rsid="001ac326" officeooo:paragraph-rsid="001fad14" fo:background-color="#ffffff" style:font-name-asian="Roboto1" style:font-size-asian="12pt" style:language-asian="fr" style:country-asian="FR" style:font-weight-asian="normal" style:font-name-complex="Roboto1" style:font-size-complex="12pt" style:font-weight-complex="normal"/>
    </style:style>
    <style:style style:name="P64" style:family="paragraph" style:parent-style-name="normal">
      <style:paragraph-properties fo:margin-top="0cm" fo:margin-bottom="0cm" loext:contextual-spacing="false" fo:line-height="100%"/>
      <style:text-properties fo:font-variant="normal" fo:text-transform="none" fo:color="#000000" style:font-name="Abyssinica SIL" fo:font-size="12pt" fo:letter-spacing="normal" fo:font-style="normal" fo:font-weight="normal" officeooo:rsid="0013a224" officeooo:paragraph-rsid="0013edb4" fo:background-color="transparent" style:font-name-asian="Roboto1" style:font-size-asian="12pt" style:font-weight-asian="normal" style:font-name-complex="Arial1" style:font-size-complex="12pt" style:font-weight-complex="normal"/>
    </style:style>
    <style:style style:name="P65" style:family="paragraph" style:parent-style-name="normal">
      <style:paragraph-properties fo:margin-top="0cm" fo:margin-bottom="0cm" loext:contextual-spacing="false" fo:line-height="100%"/>
      <style:text-properties fo:font-variant="normal" fo:text-transform="none" fo:color="#000000" style:font-name="Abyssinica SIL" fo:font-size="12pt" fo:letter-spacing="normal" fo:font-style="normal" fo:font-weight="normal" officeooo:rsid="0013a224" officeooo:paragraph-rsid="001ac326" fo:background-color="transparent" style:font-name-asian="Roboto1" style:font-size-asian="12pt" style:font-weight-asian="normal" style:font-name-complex="Arial1" style:font-size-complex="12pt" style:font-weight-complex="normal"/>
    </style:style>
    <style:style style:name="P66" style:family="paragraph" style:parent-style-name="normal">
      <style:paragraph-properties fo:margin-top="0cm" fo:margin-bottom="0cm" loext:contextual-spacing="false" fo:line-height="100%"/>
      <style:text-properties fo:font-variant="normal" fo:text-transform="none" fo:color="#0369a3" style:font-name="Whitney" fo:font-size="12pt" fo:letter-spacing="normal" fo:font-style="normal" fo:font-weight="normal" officeooo:rsid="0010417c" officeooo:paragraph-rsid="00121c3d" fo:background-color="transparent" style:font-name-asian="Nova Mono1" style:font-size-asian="18pt" style:font-name-complex="Nova Mono1" style:font-size-complex="18pt"/>
    </style:style>
    <style:style style:name="P67" style:family="paragraph" style:parent-style-name="normal">
      <style:paragraph-properties fo:margin-top="0cm" fo:margin-bottom="0cm" loext:contextual-spacing="false" fo:line-height="100%"/>
      <style:text-properties fo:font-variant="normal" fo:text-transform="none" fo:color="#0369a3" style:font-name="Helvetica" fo:font-size="14pt" fo:letter-spacing="normal" fo:font-style="normal" fo:font-weight="bold" officeooo:rsid="00130a7a" officeooo:paragraph-rsid="0019067a" fo:background-color="#ffffff" style:font-name-asian="Roboto1" style:font-size-asian="14pt" style:font-weight-asian="bold" style:font-name-complex="Roboto1" style:font-size-complex="14pt" style:font-weight-complex="bold"/>
    </style:style>
    <style:style style:name="P68" style:family="paragraph" style:parent-style-name="normal">
      <style:paragraph-properties fo:margin-top="0cm" fo:margin-bottom="0cm" loext:contextual-spacing="false" fo:line-height="100%"/>
      <style:text-properties fo:font-variant="normal" fo:text-transform="none" fo:color="#0369a3" style:font-name="Helvetica" fo:font-size="14pt" fo:letter-spacing="normal" fo:font-style="normal" fo:font-weight="bold" officeooo:rsid="00130a7a" officeooo:paragraph-rsid="001e6f6c" fo:background-color="#ffffff" style:font-name-asian="Roboto1" style:font-size-asian="14pt" style:font-weight-asian="bold" style:font-name-complex="Roboto1" style:font-size-complex="14pt" style:font-weight-complex="bold"/>
    </style:style>
    <style:style style:name="P69" style:family="paragraph" style:parent-style-name="normal">
      <style:paragraph-properties fo:margin-top="0cm" fo:margin-bottom="0cm" loext:contextual-spacing="false" fo:line-height="100%"/>
      <style:text-properties fo:font-variant="normal" fo:text-transform="none" fo:color="#0369a3" style:font-name="Helvetica" fo:font-size="14pt" fo:letter-spacing="normal" fo:font-style="normal" fo:font-weight="bold" officeooo:rsid="00130a7a" officeooo:paragraph-rsid="001fad14" fo:background-color="#ffffff" style:font-name-asian="Roboto1" style:font-size-asian="14pt" style:font-weight-asian="bold" style:font-name-complex="Roboto1" style:font-size-complex="14pt" style:font-weight-complex="bold"/>
    </style:style>
    <style:style style:name="P70" style:family="paragraph" style:parent-style-name="normal">
      <style:paragraph-properties fo:margin-top="0cm" fo:margin-bottom="0cm" loext:contextual-spacing="false" fo:line-height="100%"/>
      <style:text-properties fo:font-variant="normal" fo:text-transform="none" fo:color="#0369a3" style:font-name="Helvetica" fo:font-size="13pt" fo:letter-spacing="normal" fo:font-style="normal" fo:font-weight="bold" officeooo:rsid="00130a7a" officeooo:paragraph-rsid="0019067a" fo:background-color="#ffffff" style:font-name-asian="Roboto1" style:font-size-asian="13pt" style:font-weight-asian="bold" style:font-name-complex="Roboto1" style:font-size-complex="13pt" style:font-weight-complex="bold"/>
    </style:style>
    <style:style style:name="P71" style:family="paragraph" style:parent-style-name="normal">
      <style:paragraph-properties fo:margin-top="0cm" fo:margin-bottom="0cm" loext:contextual-spacing="false" fo:line-height="100%"/>
      <style:text-properties fo:font-variant="normal" fo:text-transform="none" fo:color="#0369a3" style:font-name="Helvetica" fo:font-size="13pt" fo:letter-spacing="normal" fo:font-style="normal" fo:font-weight="bold" officeooo:rsid="00130a7a" officeooo:paragraph-rsid="001e6f6c" fo:background-color="#ffffff" style:font-name-asian="Roboto1" style:font-size-asian="13pt" style:font-weight-asian="bold" style:font-name-complex="Roboto1" style:font-size-complex="13pt" style:font-weight-complex="bold"/>
    </style:style>
    <style:style style:name="P72" style:family="paragraph" style:parent-style-name="normal">
      <style:paragraph-properties fo:margin-top="0cm" fo:margin-bottom="0cm" loext:contextual-spacing="false" fo:line-height="100%"/>
      <style:text-properties fo:font-variant="normal" fo:text-transform="none" fo:color="#0369a3" style:font-name="Helvetica" fo:font-size="13pt" fo:letter-spacing="normal" fo:font-style="normal" fo:font-weight="bold" officeooo:rsid="00130a7a" officeooo:paragraph-rsid="001fad14" fo:background-color="#ffffff" style:font-name-asian="Roboto1" style:font-size-asian="13pt" style:font-weight-asian="bold" style:font-name-complex="Roboto1" style:font-size-complex="13pt" style:font-weight-complex="bold"/>
    </style:style>
    <style:style style:name="P73" style:family="paragraph" style:parent-style-name="LO-normal">
      <style:paragraph-properties fo:margin-top="0cm" fo:margin-bottom="0cm" loext:contextual-spacing="false" fo:line-height="100%"/>
      <style:text-properties officeooo:paragraph-rsid="0020dc9c"/>
    </style:style>
    <style:style style:name="P74" style:family="paragraph" style:parent-style-name="LO-normal">
      <style:paragraph-properties fo:margin-top="0cm" fo:margin-bottom="0cm" loext:contextual-spacing="false" fo:line-height="100%" style:vertical-align="baseline"/>
      <style:text-properties fo:font-variant="normal" fo:text-transform="none" fo:color="#000000" style:font-name="Ubuntu Condensed" fo:font-size="12pt" fo:letter-spacing="normal" fo:language="fr" fo:country="FR" fo:font-style="normal" fo:font-weight="normal" officeooo:rsid="000daa97" officeooo:paragraph-rsid="0020dc9c" style:letter-kerning="false" style:font-name-asian="Times New Roman1" style:font-size-asian="12pt" style:language-asian="fr" style:country-asian="FR" style:font-style-asian="normal" style:font-weight-asian="normal" style:font-name-complex="Times New Roman1" style:font-size-complex="12pt" style:language-complex="ar" style:country-complex="SA"/>
    </style:style>
    <style:style style:name="P75" style:family="paragraph" style:parent-style-name="LO-normal">
      <style:paragraph-properties fo:margin-top="0cm" fo:margin-bottom="0cm" loext:contextual-spacing="false" fo:line-height="100%"/>
      <style:text-properties fo:font-variant="normal" fo:text-transform="none" fo:color="#000000" style:font-name="Ubuntu Condensed" fo:font-size="12pt" fo:letter-spacing="normal" fo:language="fr" fo:country="FR" fo:font-style="normal" fo:font-weight="normal" officeooo:rsid="000daa97" officeooo:paragraph-rsid="0020dc9c" style:letter-kerning="false" style:font-name-asian="Times New Roman1" style:font-size-asian="12pt" style:language-asian="fr" style:country-asian="FR" style:font-style-asian="normal" style:font-weight-asian="normal" style:font-name-complex="Times New Roman1" style:font-size-complex="12pt" style:language-complex="ar" style:country-complex="SA"/>
    </style:style>
    <style:style style:name="P76" style:family="paragraph" style:parent-style-name="LO-normal">
      <style:paragraph-properties fo:margin-top="0cm" fo:margin-bottom="0cm" loext:contextual-spacing="false" fo:line-height="100%"/>
      <style:text-properties fo:font-variant="normal" fo:text-transform="none" fo:color="#000000" style:font-name="Ubuntu Condensed" fo:font-size="12pt" fo:letter-spacing="normal" fo:language="fr" fo:country="FR" fo:font-style="normal" fo:font-weight="normal" officeooo:rsid="000f7402" officeooo:paragraph-rsid="0020dc9c" style:letter-kerning="false" style:font-name-asian="Times New Roman1" style:font-size-asian="12pt" style:language-asian="fr" style:country-asian="FR" style:font-style-asian="normal" style:font-weight-asian="normal" style:font-name-complex="Times New Roman1" style:font-size-complex="12pt" style:language-complex="ar" style:country-complex="SA"/>
    </style:style>
    <style:style style:name="P77" style:family="paragraph" style:parent-style-name="LO-normal">
      <style:paragraph-properties fo:margin-top="0cm" fo:margin-bottom="0cm" loext:contextual-spacing="false" fo:line-height="100%"/>
      <style:text-properties fo:font-variant="normal" fo:text-transform="none" fo:color="#000000" style:font-name="Ubuntu Condensed" fo:font-size="12pt" fo:letter-spacing="normal" fo:language="fr" fo:country="FR" fo:font-style="normal" fo:font-weight="normal" officeooo:rsid="001fdd73" officeooo:paragraph-rsid="0020dc9c" style:letter-kerning="false" fo:background-color="#ffffff" style:font-name-asian="Times New Roman1" style:font-size-asian="12pt" style:language-asian="fr" style:country-asian="FR" style:font-weight-asian="normal" style:font-name-complex="Arial1" style:font-size-complex="12pt" style:language-complex="ar" style:country-complex="SA" style:font-weight-complex="normal"/>
    </style:style>
    <style:style style:name="P78" style:family="paragraph" style:parent-style-name="LO-normal">
      <style:paragraph-properties fo:margin-top="0cm" fo:margin-bottom="0cm" loext:contextual-spacing="false" fo:line-height="100%"/>
      <style:text-properties fo:font-variant="normal" fo:text-transform="none" fo:color="#000000" style:font-name="Ubuntu Condensed" fo:font-size="12pt" fo:letter-spacing="normal" fo:font-style="normal" fo:font-weight="normal" officeooo:rsid="0014a290" officeooo:paragraph-rsid="0020dc9c" style:font-name-asian="Times New Roman1" style:font-size-asian="12pt" style:language-asian="fr" style:country-asian="FR" style:font-style-asian="normal" style:font-weight-asian="normal" style:font-name-complex="Times New Roman1" style:font-size-complex="12pt"/>
    </style:style>
    <style:style style:name="P79" style:family="paragraph" style:parent-style-name="LO-normal">
      <style:paragraph-properties fo:margin-top="0cm" fo:margin-bottom="0cm" loext:contextual-spacing="false" fo:line-height="100%"/>
      <style:text-properties fo:font-variant="normal" fo:text-transform="none" fo:color="#000000" style:font-name="Ubuntu Condensed" fo:font-size="12pt" fo:letter-spacing="normal" fo:font-style="normal" fo:font-weight="normal" officeooo:rsid="000daa97" officeooo:paragraph-rsid="0020dc9c" style:font-name-asian="Times New Roman1" style:font-size-asian="12pt" style:language-asian="fr" style:country-asian="FR" style:font-style-asian="normal" style:font-weight-asian="normal" style:font-name-complex="Times New Roman1" style:font-size-complex="12pt"/>
    </style:style>
    <style:style style:name="P80" style:family="paragraph" style:parent-style-name="LO-normal">
      <style:paragraph-properties fo:margin-top="0cm" fo:margin-bottom="0cm" loext:contextual-spacing="false" fo:line-height="100%"/>
      <style:text-properties fo:font-variant="normal" fo:text-transform="none" fo:color="#000000" style:font-name="Ubuntu Condensed" fo:font-size="12pt" fo:letter-spacing="normal" fo:font-style="normal" fo:font-weight="normal" officeooo:rsid="00168f9c" officeooo:paragraph-rsid="0020dc9c" style:font-name-asian="Times New Roman1" style:font-size-asian="12pt" style:language-asian="fr" style:country-asian="FR" style:font-style-asian="normal" style:font-weight-asian="normal" style:font-name-complex="Times New Roman1" style:font-size-complex="12pt"/>
    </style:style>
    <style:style style:name="P81" style:family="paragraph" style:parent-style-name="LO-normal">
      <style:paragraph-properties fo:margin-top="0cm" fo:margin-bottom="0cm" loext:contextual-spacing="false" fo:line-height="100%"/>
      <style:text-properties fo:font-variant="normal" fo:text-transform="none" fo:color="#000000" style:font-name="Arial" fo:font-size="14pt" fo:letter-spacing="normal" fo:language="fr" fo:country="FR" fo:font-style="normal" fo:font-weight="normal" officeooo:rsid="000f7402" officeooo:paragraph-rsid="0020dc9c" style:letter-kerning="false" style:font-name-asian="Times New Roman1" style:font-size-asian="14pt" style:language-asian="fr" style:country-asian="FR" style:font-style-asian="normal" style:font-weight-asian="normal" style:font-name-complex="Arial1" style:font-size-complex="14pt" style:language-complex="ar" style:country-complex="SA"/>
    </style:style>
    <style:style style:name="P82" style:family="paragraph" style:parent-style-name="LO-normal">
      <style:paragraph-properties fo:margin-top="0cm" fo:margin-bottom="0cm" loext:contextual-spacing="false" fo:line-height="100%"/>
      <style:text-properties fo:font-variant="normal" fo:text-transform="none" fo:color="#000000" style:font-name="Roboto" fo:font-size="12pt" fo:letter-spacing="normal" fo:language="fr" fo:country="FR" fo:font-style="normal" fo:font-weight="normal" officeooo:paragraph-rsid="0020dc9c" style:letter-kerning="false" fo:background-color="#ffffff" style:font-name-asian="Roboto1" style:font-size-asian="12pt" style:language-asian="en" style:country-asian="US" style:font-weight-asian="normal" style:font-name-complex="Roboto1" style:font-size-complex="12pt" style:language-complex="ar" style:country-complex="SA" style:font-weight-complex="normal"/>
    </style:style>
    <style:style style:name="P83" style:family="paragraph" style:parent-style-name="LO-normal">
      <style:paragraph-properties fo:margin-top="0cm" fo:margin-bottom="0cm" loext:contextual-spacing="false" fo:line-height="100%"/>
      <style:text-properties fo:font-variant="normal" fo:text-transform="none" fo:color="#0369a3" style:font-name="Arial" fo:font-size="14pt" fo:letter-spacing="normal" fo:font-style="normal" fo:font-weight="bold" officeooo:paragraph-rsid="0020dc9c" fo:background-color="#ffffff" style:font-name-asian="Times New Roman1" style:font-size-asian="14pt" style:language-asian="fr" style:country-asian="FR" style:font-weight-asian="bold" style:font-name-complex="Arial1" style:font-size-complex="14pt"/>
    </style:style>
    <style:style style:name="P84" style:family="paragraph" style:parent-style-name="LO-normal">
      <style:paragraph-properties fo:margin-top="0cm" fo:margin-bottom="0cm" loext:contextual-spacing="false" fo:line-height="100%"/>
      <style:text-properties fo:font-variant="normal" fo:text-transform="none" fo:color="#0369a3" style:font-name="Arial" fo:font-size="14pt" fo:letter-spacing="normal" fo:font-style="normal" fo:font-weight="bold" officeooo:paragraph-rsid="0020dc9c" fo:background-color="#ffffff" style:font-name-asian="Times New Roman1" style:font-size-asian="14pt" style:language-asian="fr" style:country-asian="FR" style:font-weight-asian="bold" style:font-name-complex="Arial1" style:font-size-complex="14pt" style:font-weight-complex="bold"/>
    </style:style>
    <style:style style:name="P85" style:family="paragraph" style:parent-style-name="LO-normal">
      <style:paragraph-properties fo:margin-top="0cm" fo:margin-bottom="0cm" loext:contextual-spacing="false" fo:line-height="100%" style:vertical-align="baseline"/>
      <style:text-properties officeooo:rsid="000daa97" officeooo:paragraph-rsid="0020dc9c"/>
    </style:style>
    <style:style style:name="P86" style:family="paragraph" style:parent-style-name="LO-normal">
      <style:paragraph-properties fo:margin-top="0cm" fo:margin-bottom="0cm" loext:contextual-spacing="false" fo:line-height="100%"/>
      <style:text-properties officeooo:rsid="000daa97" officeooo:paragraph-rsid="0020dc9c"/>
    </style:style>
    <style:style style:name="P87" style:family="paragraph" style:parent-style-name="LO-normal">
      <style:paragraph-properties fo:margin-top="0cm" fo:margin-bottom="0cm" loext:contextual-spacing="false" fo:line-height="100%"/>
      <style:text-properties officeooo:rsid="0014a290" officeooo:paragraph-rsid="0020dc9c"/>
    </style:style>
    <style:style style:name="P88" style:family="paragraph" style:parent-style-name="LO-normal">
      <style:paragraph-properties fo:margin-top="0cm" fo:margin-bottom="0cm" loext:contextual-spacing="false" fo:line-height="100%"/>
      <style:text-properties officeooo:rsid="00168f9c" officeooo:paragraph-rsid="0020dc9c"/>
    </style:style>
    <style:style style:name="P89" style:family="paragraph" style:parent-style-name="LO-normal">
      <style:paragraph-properties fo:margin-top="0cm" fo:margin-bottom="0cm" loext:contextual-spacing="false" fo:line-height="100%"/>
      <style:text-properties fo:color="#000000" style:font-name="Ubuntu Condensed" fo:font-size="12pt" fo:language="fr" fo:country="FR" officeooo:rsid="001784d4" officeooo:paragraph-rsid="0020dc9c" style:letter-kerning="false" style:font-name-asian="Times New Roman1" style:font-size-asian="12pt" style:language-asian="fr" style:country-asian="FR" style:font-name-complex="Times New Roman1" style:font-size-complex="12pt" style:language-complex="ar" style:country-complex="SA"/>
    </style:style>
    <style:style style:name="P90" style:family="paragraph" style:parent-style-name="LO-normal">
      <style:paragraph-properties fo:margin-top="0cm" fo:margin-bottom="0cm" loext:contextual-spacing="false" fo:line-height="100%"/>
      <style:text-properties fo:color="#000000" style:font-name="Ubuntu Condensed" fo:font-size="12pt" fo:language="fr" fo:country="FR" officeooo:rsid="00243367" officeooo:paragraph-rsid="0020dc9c" style:letter-kerning="false" style:font-name-asian="Times New Roman1" style:font-size-asian="12pt" style:language-asian="fr" style:country-asian="FR" style:font-name-complex="Times New Roman1" style:font-size-complex="12pt" style:language-complex="ar" style:country-complex="SA"/>
    </style:style>
    <style:style style:name="P91" style:family="paragraph" style:parent-style-name="LO-normal">
      <style:paragraph-properties fo:margin-top="0cm" fo:margin-bottom="0cm" loext:contextual-spacing="false" fo:line-height="100%"/>
      <style:text-properties fo:color="#000000" style:font-name="Ubuntu Condensed" fo:font-size="12pt" fo:language="fr" fo:country="FR" officeooo:rsid="002b73ec" officeooo:paragraph-rsid="0020dc9c" style:letter-kerning="false" style:font-name-asian="Times New Roman1" style:font-size-asian="12pt" style:language-asian="fr" style:country-asian="FR" style:font-name-complex="Times New Roman1" style:font-size-complex="12pt" style:language-complex="ar" style:country-complex="SA"/>
    </style:style>
    <style:style style:name="P92" style:family="paragraph" style:parent-style-name="LO-normal">
      <style:paragraph-properties fo:margin-top="0cm" fo:margin-bottom="0cm" loext:contextual-spacing="false" fo:line-height="100%"/>
      <style:text-properties fo:color="#000000" style:font-name="Ubuntu Condensed" fo:font-size="12pt" fo:language="fr" fo:country="FR" fo:font-weight="normal" officeooo:rsid="001fdd73" officeooo:paragraph-rsid="0020dc9c" style:letter-kerning="false" fo:background-color="#ffffff" style:font-name-asian="Times New Roman1" style:font-size-asian="12pt" style:language-asian="fr" style:country-asian="FR" style:font-weight-asian="normal" style:font-name-complex="Arial1" style:font-size-complex="12pt" style:language-complex="ar" style:country-complex="SA" style:font-weight-complex="normal"/>
    </style:style>
    <style:style style:name="P93" style:family="paragraph" style:parent-style-name="LO-normal">
      <style:paragraph-properties fo:margin-top="0cm" fo:margin-bottom="0cm" loext:contextual-spacing="false" fo:line-height="100%"/>
      <style:text-properties fo:color="#000000" style:font-name="Ubuntu Condensed" fo:font-size="12pt" fo:font-weight="normal" officeooo:rsid="001fdd73" officeooo:paragraph-rsid="0020dc9c" fo:background-color="#ffffff" style:font-name-asian="Times New Roman1" style:font-size-asian="12pt" style:language-asian="fr" style:country-asian="FR" style:font-weight-asian="normal" style:font-name-complex="Arial1" style:font-size-complex="12pt" style:font-weight-complex="normal"/>
    </style:style>
    <style:style style:name="P94" style:family="paragraph" style:parent-style-name="LO-normal">
      <style:paragraph-properties fo:margin-top="0cm" fo:margin-bottom="0cm" loext:contextual-spacing="false" fo:line-height="100%"/>
      <style:text-properties fo:color="#000000" style:font-name="Ubuntu Condensed" fo:font-size="12pt" fo:font-weight="normal" officeooo:rsid="001fdd73" officeooo:paragraph-rsid="0020dc9c" style:font-name-asian="Times New Roman1" style:font-size-asian="12pt" style:language-asian="fr" style:country-asian="FR" style:font-weight-asian="normal" style:font-name-complex="Arial1" style:font-size-complex="12pt" style:font-weight-complex="normal"/>
    </style:style>
    <style:style style:name="P95" style:family="paragraph" style:parent-style-name="LO-normal">
      <style:paragraph-properties fo:margin-top="0cm" fo:margin-bottom="0cm" loext:contextual-spacing="false" fo:line-height="100%"/>
      <style:text-properties fo:color="#000000" style:font-name="Ubuntu Condensed" fo:font-size="12pt" fo:font-weight="normal" officeooo:paragraph-rsid="0020dc9c" style:font-name-asian="Times New Roman1" style:font-size-asian="12pt" style:language-asian="fr" style:country-asian="FR" style:font-weight-asian="normal" style:font-name-complex="Arial1" style:font-size-complex="12pt" style:font-weight-complex="normal"/>
    </style:style>
    <style:style style:name="P96" style:family="paragraph" style:parent-style-name="LO-normal">
      <style:paragraph-properties fo:margin-top="0cm" fo:margin-bottom="0cm" loext:contextual-spacing="false" fo:line-height="100%"/>
      <style:text-properties fo:color="#000000" style:font-name="Arial" fo:font-size="14pt" fo:language="fr" fo:country="FR" officeooo:rsid="001784d4" officeooo:paragraph-rsid="0020dc9c" style:letter-kerning="false" style:font-name-asian="Times New Roman1" style:font-size-asian="14pt" style:language-asian="fr" style:country-asian="FR" style:font-name-complex="Arial1" style:font-size-complex="14pt" style:language-complex="ar" style:country-complex="SA"/>
    </style:style>
    <style:style style:name="P97" style:family="paragraph" style:parent-style-name="LO-normal">
      <style:paragraph-properties fo:margin-top="0cm" fo:margin-bottom="0cm" loext:contextual-spacing="false" fo:line-height="100%"/>
      <style:text-properties fo:color="#000000" style:font-name="Arial" fo:font-size="14pt" fo:language="fr" fo:country="FR" officeooo:rsid="00243367" officeooo:paragraph-rsid="0020dc9c" style:letter-kerning="false" style:font-name-asian="Times New Roman1" style:font-size-asian="14pt" style:language-asian="fr" style:country-asian="FR" style:font-name-complex="Arial1" style:font-size-complex="14pt" style:language-complex="ar" style:country-complex="SA"/>
    </style:style>
    <style:style style:name="P98" style:family="paragraph" style:parent-style-name="LO-normal">
      <style:paragraph-properties fo:margin-top="0cm" fo:margin-bottom="0cm" loext:contextual-spacing="false" fo:line-height="100%"/>
      <style:text-properties fo:color="#000000" style:font-name="Arial" fo:font-size="14pt" fo:language="fr" fo:country="FR" fo:font-weight="bold" officeooo:rsid="00243367" officeooo:paragraph-rsid="0020dc9c" style:letter-kerning="false" style:font-name-asian="Times New Roman1" style:font-size-asian="14pt" style:language-asian="fr" style:country-asian="FR" style:font-weight-asian="bold" style:font-name-complex="Arial1" style:font-size-complex="14pt" style:language-complex="ar" style:country-complex="SA" style:font-weight-complex="bold"/>
    </style:style>
    <style:style style:name="P99" style:family="paragraph" style:parent-style-name="LO-normal">
      <style:paragraph-properties fo:margin-top="0cm" fo:margin-bottom="0cm" loext:contextual-spacing="false" fo:line-height="100%"/>
      <style:text-properties officeooo:rsid="001784d4" officeooo:paragraph-rsid="0020dc9c"/>
    </style:style>
    <style:style style:name="P100" style:family="paragraph" style:parent-style-name="LO-normal">
      <style:paragraph-properties fo:margin-top="0cm" fo:margin-bottom="0cm" loext:contextual-spacing="false" fo:line-height="100%"/>
      <style:text-properties fo:color="#0369a3" style:font-name="Arial" fo:font-size="14pt" fo:font-weight="bold" officeooo:paragraph-rsid="0020dc9c" fo:background-color="#ffffff" style:font-name-asian="Times New Roman1" style:font-size-asian="14pt" style:language-asian="fr" style:country-asian="FR" style:font-weight-asian="bold" style:font-name-complex="Arial1" style:font-size-complex="14pt"/>
    </style:style>
    <style:style style:name="P101" style:family="paragraph" style:parent-style-name="LO-normal">
      <style:paragraph-properties fo:margin-top="0cm" fo:margin-bottom="0cm" loext:contextual-spacing="false" fo:line-height="100%"/>
      <style:text-properties fo:color="#444455" style:font-name="Arial" fo:font-size="14pt" officeooo:paragraph-rsid="0020dc9c" fo:background-color="#ffffff" style:font-name-asian="Times New Roman1" style:font-size-asian="14pt" style:language-asian="fr" style:country-asian="FR" style:font-name-complex="Arial1" style:font-size-complex="14pt"/>
    </style:style>
    <style:style style:name="P102" style:family="paragraph" style:parent-style-name="LO-normal">
      <style:paragraph-properties fo:margin-top="0cm" fo:margin-bottom="0cm" loext:contextual-spacing="false" fo:line-height="100%"/>
      <style:text-properties fo:color="#a7074b" style:font-name="Arial" fo:font-size="20pt" fo:font-weight="bold" officeooo:paragraph-rsid="0020dc9c" style:font-name-asian="Times New Roman1" style:font-size-asian="20pt" style:language-asian="fr" style:country-asian="FR" style:font-weight-asian="bold" style:font-name-complex="Arial1" style:font-size-complex="20pt" style:font-weight-complex="bold"/>
    </style:style>
    <style:style style:name="P103" style:family="paragraph" style:parent-style-name="LO-normal">
      <style:paragraph-properties fo:margin-top="0cm" fo:margin-bottom="0cm" loext:contextual-spacing="false" fo:line-height="100%" fo:text-align="start" style:justify-single-word="false" fo:orphans="2" fo:widows="2" style:writing-mode="lr-tb"/>
      <style:text-properties fo:font-variant="normal" fo:text-transform="none" fo:color="#000000" style:font-name="Ubuntu Condensed" fo:font-size="12pt" fo:letter-spacing="normal" fo:language="fr" fo:country="FR" fo:font-style="normal" fo:font-weight="normal" officeooo:rsid="001fdd73" officeooo:paragraph-rsid="0020dc9c" style:letter-kerning="false" fo:background-color="#ffffff" style:font-name-asian="Times New Roman1" style:font-size-asian="12pt" style:language-asian="fr" style:country-asian="FR" style:font-style-asian="normal" style:font-weight-asian="normal" style:font-name-complex="Arial1" style:font-size-complex="12pt" style:language-complex="ar" style:country-complex="SA" style:font-weight-complex="normal"/>
    </style:style>
    <style:style style:name="P104" style:family="paragraph" style:parent-style-name="LO-normal">
      <style:paragraph-properties fo:margin-top="0cm" fo:margin-bottom="0cm" loext:contextual-spacing="false" fo:line-height="100%" fo:text-align="start" style:justify-single-word="false" fo:orphans="2" fo:widows="2" style:writing-mode="lr-tb"/>
      <style:text-properties fo:font-variant="normal" fo:text-transform="none" fo:color="#000000" style:font-name="Ubuntu Condensed" fo:font-size="12pt" fo:letter-spacing="normal" fo:language="fr" fo:country="FR" fo:font-style="normal" fo:font-weight="normal" officeooo:rsid="001fdd73" officeooo:paragraph-rsid="0020dc9c" style:letter-kerning="false" fo:background-color="#ffffff" style:font-name-asian="Times New Roman1" style:font-size-asian="12pt" style:language-asian="fr" style:country-asian="FR" style:font-weight-asian="normal" style:font-name-complex="Arial1" style:font-size-complex="12pt" style:language-complex="ar" style:country-complex="SA" style:font-weight-complex="normal"/>
    </style:style>
    <style:style style:name="P105" style:family="paragraph" style:parent-style-name="Standard">
      <style:paragraph-properties fo:line-height="100%"/>
      <style:text-properties style:font-name="Roboto" fo:font-size="14pt" officeooo:paragraph-rsid="00121c3d" fo:background-color="#ffffff" style:font-name-asian="Roboto1" style:font-size-asian="14pt" style:font-name-complex="Roboto1" style:font-size-complex="14pt"/>
    </style:style>
    <style:style style:name="P106" style:family="paragraph" style:parent-style-name="Standard">
      <style:paragraph-properties fo:line-height="100%"/>
      <style:text-properties style:font-name="Roboto" fo:font-size="14pt" officeooo:rsid="00193215" officeooo:paragraph-rsid="00121c3d" fo:background-color="#ffffff" style:font-name-asian="Roboto1" style:font-size-asian="14pt" style:font-name-complex="Roboto1" style:font-size-complex="14pt"/>
    </style:style>
    <style:style style:name="P107" style:family="paragraph" style:parent-style-name="normal">
      <style:paragraph-properties fo:line-height="100%"/>
      <style:text-properties fo:color="#0369a3" style:font-name="Roboto" fo:font-size="14pt" fo:font-weight="bold" officeooo:rsid="000ca7b4" officeooo:paragraph-rsid="00121c3d" fo:background-color="#ffffff" style:font-name-asian="Roboto1" style:font-size-asian="14pt" style:font-weight-asian="bold" style:font-name-complex="Roboto1" style:font-size-complex="14pt"/>
    </style:style>
    <style:style style:name="P108" style:family="paragraph" style:parent-style-name="normal">
      <style:paragraph-properties fo:line-height="100%"/>
      <style:text-properties fo:color="#0369a3" style:font-name="Roboto" fo:font-size="14pt" fo:font-weight="bold" officeooo:rsid="0002d35d" officeooo:paragraph-rsid="00121c3d" fo:background-color="#ffffff" style:font-name-asian="Roboto1" style:font-size-asian="14pt" style:font-weight-asian="bold" style:font-name-complex="Roboto1" style:font-size-complex="14pt"/>
    </style:style>
    <style:style style:name="P109" style:family="paragraph" style:parent-style-name="normal">
      <style:paragraph-properties fo:line-height="100%"/>
      <style:text-properties fo:color="#0369a3" style:font-name="Roboto" fo:font-size="14pt" fo:font-weight="bold" officeooo:rsid="000ca7b4" officeooo:paragraph-rsid="00121c3d" fo:background-color="#ffff00" style:font-name-asian="Roboto1" style:font-size-asian="14pt" style:font-weight-asian="bold" style:font-name-complex="Roboto1" style:font-size-complex="14pt"/>
    </style:style>
    <style:style style:name="P110" style:family="paragraph" style:parent-style-name="normal">
      <style:paragraph-properties fo:line-height="100%"/>
      <style:text-properties fo:font-variant="normal" fo:text-transform="none" fo:color="#000000" style:font-name="Whitney" fo:font-size="12pt" fo:letter-spacing="normal" fo:font-style="normal" fo:font-weight="normal" officeooo:rsid="000f0f98" officeooo:paragraph-rsid="00121c3d" fo:background-color="transparent" style:font-name-asian="Nova Mono1" style:font-size-asian="18pt" style:font-name-complex="Nova Mono1" style:font-size-complex="18pt"/>
    </style:style>
    <style:style style:name="P111" style:family="paragraph" style:parent-style-name="normal">
      <style:paragraph-properties fo:line-height="100%"/>
      <style:text-properties fo:color="#000000" style:font-name="Roboto" fo:font-size="14pt" fo:font-weight="normal" officeooo:rsid="0002d35d" officeooo:paragraph-rsid="00121c3d" fo:background-color="#ffffff" style:font-name-asian="Roboto1" style:font-size-asian="14pt" style:font-weight-asian="normal" style:font-name-complex="Roboto1" style:font-size-complex="14pt" style:font-weight-complex="normal"/>
    </style:style>
    <style:style style:name="P112" style:family="paragraph" style:parent-style-name="normal">
      <style:paragraph-properties fo:line-height="100%"/>
      <style:text-properties fo:color="#000000" officeooo:paragraph-rsid="00121c3d"/>
    </style:style>
    <style:style style:name="P113" style:family="paragraph" style:parent-style-name="Normal_20__28_Web_29_">
      <style:paragraph-properties fo:margin-top="0.071cm" fo:margin-bottom="0.071cm" loext:contextual-spacing="false"/>
      <style:text-properties fo:color="#000000" style:font-name="Arial" fo:font-size="10pt" officeooo:paragraph-rsid="00121c3d" fo:background-color="#ffffff" style:font-size-asian="10pt" style:font-name-complex="Arial1" style:font-size-complex="10pt"/>
    </style:style>
    <style:style style:name="P114" style:family="paragraph" style:parent-style-name="Normal_20__28_Web_29_">
      <style:paragraph-properties fo:margin-top="0.071cm" fo:margin-bottom="0.071cm" loext:contextual-spacing="false"/>
      <style:text-properties fo:color="#000000" style:font-name="Arial" fo:font-size="10pt" officeooo:paragraph-rsid="0019067a" fo:background-color="#ffffff" style:font-size-asian="10pt" style:font-name-complex="Arial1" style:font-size-complex="10pt"/>
    </style:style>
    <style:style style:name="P115" style:family="paragraph" style:parent-style-name="Normal_20__28_Web_29_">
      <style:paragraph-properties fo:margin-top="0.071cm" fo:margin-bottom="0.071cm" loext:contextual-spacing="false"/>
      <style:text-properties fo:color="#000000" style:font-name="Arial" fo:font-size="14pt" officeooo:paragraph-rsid="001fad14" fo:background-color="#ffffff" style:font-size-asian="14pt" style:font-name-complex="Arial1" style:font-size-complex="14pt"/>
    </style:style>
    <style:style style:name="P116" style:family="paragraph" style:parent-style-name="Normal_20__28_Web_29_">
      <style:paragraph-properties fo:margin-top="0.071cm" fo:margin-bottom="0.071cm" loext:contextual-spacing="false" fo:line-height="100%"/>
      <style:text-properties fo:font-variant="normal" fo:text-transform="none" fo:color="#000000" style:font-name="Arial" fo:font-size="14pt" fo:letter-spacing="normal" fo:font-style="normal" fo:font-weight="normal" officeooo:rsid="00130a7a" officeooo:paragraph-rsid="001ca207" fo:background-color="#ffffff" style:font-name-asian="Roboto1" style:font-size-asian="14pt" style:font-weight-asian="normal" style:font-name-complex="Arial1" style:font-size-complex="14pt" style:font-weight-complex="normal"/>
    </style:style>
    <style:style style:name="P117" style:family="paragraph" style:parent-style-name="LO-normal">
      <style:paragraph-properties fo:margin-top="0.071cm" fo:margin-bottom="0.071cm" loext:contextual-spacing="false" fo:line-height="100%" fo:text-align="justify" style:justify-single-word="false"/>
      <style:text-properties fo:font-variant="normal" fo:text-transform="none" fo:color="#000000" style:font-name="Ubuntu mono" fo:font-size="12pt" fo:letter-spacing="normal" fo:font-style="normal" fo:font-weight="normal" officeooo:paragraph-rsid="0020dc9c" fo:background-color="#ffffff" style:font-name-asian="Times New Roman1" style:font-size-asian="14pt" style:language-asian="fr" style:country-asian="FR" style:font-name-complex="Arial1" style:font-size-complex="14pt"/>
    </style:style>
    <style:style style:name="P118" style:family="paragraph" style:parent-style-name="Standard">
      <style:paragraph-properties fo:margin-top="0.071cm" fo:margin-bottom="0.071cm" loext:contextual-spacing="false" fo:line-height="100%"/>
      <style:text-properties fo:font-variant="normal" fo:text-transform="none" fo:color="#494949" style:font-name="Open Sans" fo:font-size="11.25pt" fo:letter-spacing="normal" fo:language="fr" fo:country="FR" fo:font-style="normal" fo:font-weight="normal" officeooo:rsid="0019b72c" officeooo:paragraph-rsid="0020dc9c" style:letter-kerning="false" fo:background-color="#ffffff" style:font-name-asian="Times New Roman1" style:font-size-asian="14pt" style:language-asian="fr" style:country-asian="FR" style:font-style-asian="normal" style:font-weight-asian="normal" style:font-name-complex="Arial1" style:font-size-complex="14pt" style:language-complex="ar" style:country-complex="SA" style:font-weight-complex="normal"/>
    </style:style>
    <style:style style:name="P119" style:family="paragraph" style:parent-style-name="Standard">
      <style:paragraph-properties fo:margin-top="0.071cm" fo:margin-bottom="0.071cm" loext:contextual-spacing="false" fo:line-height="100%"/>
      <style:text-properties fo:font-variant="normal" fo:text-transform="none" fo:color="#494949" style:font-name="Open Sans" fo:font-size="11.25pt" fo:letter-spacing="normal" fo:language="fr" fo:country="FR" fo:font-style="normal" fo:font-weight="normal" officeooo:rsid="0019b72c" officeooo:paragraph-rsid="0020dc9c" style:letter-kerning="false" fo:background-color="#ffffff" style:font-name-asian="Times New Roman1" style:font-size-asian="14pt" style:language-asian="fr" style:country-asian="FR" style:font-style-asian="normal" style:font-weight-asian="normal" style:font-name-complex="Arial1" style:font-size-complex="14pt" style:language-complex="ar" style:country-complex="SA" style:font-weight-complex="normal" loext:padding="0cm" loext:border="none"/>
    </style:style>
    <style:style style:name="P120" style:family="paragraph" style:parent-style-name="Standard">
      <style:paragraph-properties fo:margin-top="0.071cm" fo:margin-bottom="0.071cm" loext:contextual-spacing="false" fo:line-height="100%"/>
      <style:text-properties fo:font-variant="normal" fo:text-transform="none" fo:color="#494949" style:font-name="Open Sans" fo:font-size="11.25pt" fo:letter-spacing="normal" fo:language="fr" fo:country="FR" fo:font-style="normal" fo:font-weight="normal" officeooo:rsid="0019b72c" officeooo:paragraph-rsid="0020dc9c" style:letter-kerning="false" fo:background-color="#ffffff" style:font-name-asian="Times New Roman1" style:font-size-asian="14pt" style:language-asian="fr" style:country-asian="FR" style:font-style-asian="normal" style:font-weight-asian="normal" style:font-name-complex="Arial1" style:font-size-complex="14pt" style:language-complex="ar" style:country-complex="SA"/>
    </style:style>
    <style:style style:name="P121" style:family="paragraph" style:parent-style-name="Standard">
      <style:paragraph-properties fo:margin-top="0.071cm" fo:margin-bottom="0.071cm" loext:contextual-spacing="false" fo:line-height="100%"/>
      <style:text-properties fo:font-variant="normal" fo:text-transform="none" fo:color="#494949" fo:letter-spacing="normal" officeooo:paragraph-rsid="0020dc9c" loext:padding="0cm" loext:border="none"/>
    </style:style>
    <style:style style:name="P122" style:family="paragraph" style:parent-style-name="Standard">
      <style:paragraph-properties fo:margin-top="0.071cm" fo:margin-bottom="0.071cm" loext:contextual-spacing="false" fo:line-height="100%"/>
      <style:text-properties fo:font-variant="normal" fo:text-transform="none" fo:color="#000000" style:font-name="Ubuntu Condensed" fo:font-size="12pt" fo:letter-spacing="normal" fo:language="fr" fo:country="FR" fo:font-style="normal" fo:font-weight="normal" officeooo:rsid="0019475f" officeooo:paragraph-rsid="0020dc9c" style:letter-kerning="false" fo:background-color="#ffffff" style:font-name-asian="Times New Roman1" style:font-size-asian="12pt" style:language-asian="fr" style:country-asian="FR" style:font-style-asian="normal" style:font-weight-asian="normal" style:font-name-complex="Times New Roman1" style:font-size-complex="12pt" style:language-complex="ar" style:country-complex="SA" style:font-weight-complex="normal"/>
    </style:style>
    <style:style style:name="P123" style:family="paragraph" style:parent-style-name="Standard">
      <style:paragraph-properties fo:margin-top="0.071cm" fo:margin-bottom="0.071cm" loext:contextual-spacing="false" fo:line-height="100%"/>
      <style:text-properties fo:font-variant="normal" fo:text-transform="none" fo:color="#000000" style:font-name="Ubuntu Condensed" fo:font-size="12pt" fo:letter-spacing="normal" fo:language="fr" fo:country="FR" fo:font-style="normal" fo:font-weight="normal" officeooo:rsid="002bd794" officeooo:paragraph-rsid="0020dc9c" style:letter-kerning="false" fo:background-color="#ffffff" style:font-name-asian="Times New Roman1" style:font-size-asian="12pt" style:language-asian="fr" style:country-asian="FR" style:font-weight-asian="normal" style:font-name-complex="Times New Roman1" style:font-size-complex="12pt" style:language-complex="ar" style:country-complex="SA" style:font-weight-complex="normal"/>
    </style:style>
    <style:style style:name="P124" style:family="paragraph" style:parent-style-name="Standard">
      <style:paragraph-properties fo:margin-top="0.071cm" fo:margin-bottom="0.071cm" loext:contextual-spacing="false" fo:line-height="100%" fo:text-align="justify" style:justify-single-word="false"/>
      <style:text-properties fo:font-variant="normal" fo:text-transform="none" fo:color="#000000" style:font-name="Source Sans Pro" fo:font-size="12pt" fo:letter-spacing="normal" fo:font-style="normal" fo:font-weight="normal" officeooo:paragraph-rsid="0020dc9c" fo:background-color="#ffffff" style:font-name-asian="Times New Roman1" style:font-size-asian="14pt" style:language-asian="fr" style:country-asian="FR" style:font-name-complex="Arial1" style:font-size-complex="14pt"/>
    </style:style>
    <style:style style:name="P125" style:family="paragraph" style:parent-style-name="Standard">
      <style:paragraph-properties fo:margin-top="0.071cm" fo:margin-bottom="0.071cm" loext:contextual-spacing="false" fo:line-height="100%" fo:text-align="justify" style:justify-single-word="false"/>
      <style:text-properties fo:color="#000000" style:font-name="Arial" fo:font-size="14pt" officeooo:paragraph-rsid="0020dc9c" style:font-name-asian="Times New Roman1" style:font-size-asian="14pt" style:language-asian="fr" style:country-asian="FR" style:font-name-complex="Arial1" style:font-size-complex="14pt"/>
    </style:style>
    <style:style style:name="P126" style:family="paragraph" style:parent-style-name="Standard">
      <style:paragraph-properties fo:margin-top="0.071cm" fo:margin-bottom="0.071cm" loext:contextual-spacing="false" fo:line-height="100%"/>
      <style:text-properties fo:color="#000000" style:font-name="Arial" fo:font-size="14pt" officeooo:paragraph-rsid="0020dc9c" style:font-name-asian="Times New Roman1" style:font-size-asian="14pt" style:language-asian="fr" style:country-asian="FR" style:font-name-complex="Arial1" style:font-size-complex="14pt"/>
    </style:style>
    <style:style style:name="P127" style:family="paragraph" style:parent-style-name="Standard">
      <style:paragraph-properties fo:margin-top="0.071cm" fo:margin-bottom="0.071cm" loext:contextual-spacing="false" fo:line-height="100%" fo:text-align="justify" style:justify-single-word="false"/>
      <style:text-properties fo:color="#000000" style:font-name="Arial" fo:font-size="14pt" officeooo:paragraph-rsid="0020dc9c" fo:background-color="#ffe599" style:font-name-asian="Times New Roman1" style:font-size-asian="14pt" style:language-asian="fr" style:country-asian="FR" style:font-name-complex="Arial1" style:font-size-complex="14pt"/>
    </style:style>
    <style:style style:name="P128" style:family="paragraph" style:parent-style-name="Standard">
      <style:paragraph-properties fo:margin-top="0.071cm" fo:margin-bottom="0.071cm" loext:contextual-spacing="false" fo:line-height="100%"/>
      <style:text-properties fo:color="#000000" style:font-name="Arial" fo:font-size="14pt" officeooo:paragraph-rsid="0020dc9c" fo:background-color="#ffffff" style:font-name-asian="Times New Roman1" style:font-size-asian="14pt" style:language-asian="fr" style:country-asian="FR" style:font-name-complex="Arial1" style:font-size-complex="14pt"/>
    </style:style>
    <style:style style:name="P129" style:family="paragraph" style:parent-style-name="Standard">
      <style:paragraph-properties fo:margin-top="0.071cm" fo:margin-bottom="0.071cm" loext:contextual-spacing="false" fo:line-height="100%" fo:text-align="justify" style:justify-single-word="false"/>
      <style:text-properties fo:color="#000000" style:font-name="Arial" fo:font-size="14pt" officeooo:paragraph-rsid="0020dc9c" fo:background-color="#ffffff" style:font-name-asian="Times New Roman1" style:font-size-asian="14pt" style:language-asian="fr" style:country-asian="FR" style:font-name-complex="Arial1" style:font-size-complex="14pt"/>
    </style:style>
    <style:style style:name="P130" style:family="paragraph" style:parent-style-name="Standard">
      <style:paragraph-properties fo:margin-top="0.071cm" fo:margin-bottom="0.071cm" loext:contextual-spacing="false" fo:line-height="100%" fo:text-align="justify" style:justify-single-word="false"/>
      <style:text-properties officeooo:paragraph-rsid="0020dc9c"/>
    </style:style>
    <style:style style:name="P131" style:family="paragraph" style:parent-style-name="Standard">
      <style:paragraph-properties fo:margin-top="0.071cm" fo:margin-bottom="0.071cm" loext:contextual-spacing="false" fo:line-height="100%"/>
      <style:text-properties fo:color="#0369a3" style:font-name="Arial" fo:font-size="14pt" officeooo:paragraph-rsid="0020dc9c" style:font-name-asian="Times New Roman1" style:font-size-asian="14pt" style:language-asian="fr" style:country-asian="FR" style:font-name-complex="Arial1" style:font-size-complex="14pt"/>
    </style:style>
    <style:style style:name="P132" style:family="paragraph" style:parent-style-name="Standard">
      <style:paragraph-properties fo:margin-top="0.071cm" fo:margin-bottom="0.071cm" loext:contextual-spacing="false" fo:line-height="100%"/>
      <style:text-properties fo:color="#494949" style:font-name="Open Sans" fo:font-size="11.25pt" officeooo:paragraph-rsid="0020dc9c" fo:background-color="#ffffff" style:font-name-asian="Times New Roman1" style:font-size-asian="14pt" style:language-asian="fr" style:country-asian="FR" style:font-name-complex="Arial1" style:font-size-complex="14pt"/>
    </style:style>
    <style:style style:name="P133" style:family="paragraph" style:parent-style-name="LO-normal">
      <style:paragraph-properties fo:line-height="100%"/>
      <style:text-properties fo:color="#0369a3" style:font-name="Roboto" fo:font-size="14pt" fo:font-weight="bold" officeooo:paragraph-rsid="0020dc9c" fo:background-color="#ffff00" style:font-name-asian="Roboto1" style:font-size-asian="14pt" style:font-weight-asian="bold" style:font-name-complex="Roboto1" style:font-size-complex="14pt"/>
    </style:style>
    <style:style style:name="P134" style:family="paragraph" style:parent-style-name="LO-normal">
      <style:paragraph-properties fo:line-height="100%"/>
      <style:text-properties fo:color="#0369a3" style:font-name="Roboto" fo:font-size="14pt" fo:font-weight="bold" officeooo:paragraph-rsid="0020dc9c" fo:background-color="#ffffff" style:font-name-asian="Roboto1" style:font-size-asian="14pt" style:font-weight-asian="bold" style:font-name-complex="Roboto1" style:font-size-complex="14pt"/>
    </style:style>
    <style:style style:name="P135" style:family="paragraph" style:parent-style-name="LO-normal">
      <style:paragraph-properties fo:line-height="100%"/>
      <style:text-properties fo:color="#0369a3" style:font-name="Roboto" fo:font-size="14pt" officeooo:paragraph-rsid="0020dc9c" fo:background-color="#ffffff" style:font-name-asian="Roboto1" style:font-size-asian="14pt" style:font-name-complex="Roboto1" style:font-size-complex="14pt"/>
    </style:style>
    <style:style style:name="P136" style:family="paragraph" style:parent-style-name="LO-normal">
      <style:paragraph-properties fo:line-height="100%"/>
      <style:text-properties fo:color="#000000" fo:font-size="12pt" officeooo:paragraph-rsid="0020dc9c" style:font-size-asian="12pt" style:font-size-complex="12pt"/>
    </style:style>
    <style:style style:name="P137" style:family="paragraph" style:parent-style-name="LO-normal">
      <style:paragraph-properties fo:line-height="100%"/>
      <style:text-properties fo:color="#000000" style:font-name="Roboto" fo:font-size="12pt" fo:font-weight="normal" officeooo:rsid="001b8f1e" officeooo:paragraph-rsid="0020dc9c" fo:background-color="#ffffff" style:font-name-asian="Roboto1" style:font-size-asian="12pt" style:font-weight-asian="normal" style:font-name-complex="Roboto1" style:font-size-complex="12pt" style:font-weight-complex="normal"/>
    </style:style>
    <style:style style:name="P138" style:family="paragraph" style:parent-style-name="LO-normal">
      <style:paragraph-properties fo:line-height="100%"/>
      <style:text-properties fo:color="#000000" style:font-name="Roboto" fo:font-size="12pt" fo:font-weight="normal" officeooo:rsid="001ee0a8" officeooo:paragraph-rsid="0020dc9c" fo:background-color="#ffffff" style:font-name-asian="Roboto1" style:font-size-asian="12pt" style:font-weight-asian="normal" style:font-name-complex="Roboto1" style:font-size-complex="12pt" style:font-weight-complex="normal"/>
    </style:style>
    <style:style style:name="P139" style:family="paragraph" style:parent-style-name="LO-normal">
      <style:paragraph-properties fo:line-height="100%"/>
      <style:text-properties officeooo:paragraph-rsid="0020dc9c"/>
    </style:style>
    <style:style style:name="P14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Ubuntu Condensed" fo:font-size="12pt" fo:letter-spacing="normal" fo:language="fr" fo:country="FR" fo:font-style="normal" fo:font-weight="normal" officeooo:rsid="002c3080" officeooo:paragraph-rsid="0020dc9c" style:letter-kerning="false" fo:background-color="transparent" style:font-name-asian="Times New Roman1" style:font-size-asian="12pt" style:language-asian="fr" style:country-asian="FR" style:font-style-asian="normal" style:font-weight-asian="normal" style:font-name-complex="Times New Roman1" style:font-size-complex="12pt" style:language-complex="ar" style:country-complex="SA" loext:padding="0cm" loext:border="none"/>
    </style:style>
    <style:style style:name="P14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Ubuntu Condensed" fo:font-size="12pt" fo:letter-spacing="normal" fo:language="fr" fo:country="FR" fo:font-style="normal" fo:font-weight="normal" officeooo:rsid="0019b72c" officeooo:paragraph-rsid="0020dc9c" style:letter-kerning="false" fo:background-color="transparent" style:font-name-asian="Times New Roman1" style:font-size-asian="12pt" style:language-asian="fr" style:country-asian="FR" style:font-style-asian="normal" style:font-weight-asian="normal" style:font-name-complex="Times New Roman1" style:font-size-complex="12pt" style:language-complex="ar" style:country-complex="SA" loext:padding="0cm" loext:border="none"/>
    </style:style>
    <style:style style:name="P142" style:family="paragraph" style:parent-style-name="Standard">
      <style:paragraph-properties fo:margin-top="0cm" fo:margin-bottom="0.282cm" loext:contextual-spacing="false" fo:line-height="108%" fo:text-align="start" style:justify-single-word="false" fo:orphans="2" fo:widows="2" style:writing-mode="lr-tb"/>
      <style:text-properties officeooo:rsid="0019e468" officeooo:paragraph-rsid="0020dc9c"/>
    </style:style>
    <style:style style:name="P143" style:family="paragraph" style:parent-style-name="normal">
      <style:paragraph-properties fo:margin-top="0cm" fo:margin-bottom="0cm" loext:contextual-spacing="false" fo:line-height="100%"/>
      <style:text-properties fo:font-variant="normal" fo:text-transform="none" fo:color="#000000" style:font-name="Helvetica" fo:font-size="12pt" fo:letter-spacing="normal" fo:font-style="normal" fo:font-weight="normal" officeooo:rsid="001ac326" officeooo:paragraph-rsid="0019067a" fo:background-color="#ffffff" style:font-name-asian="Roboto1" style:font-size-asian="12pt" style:font-weight-asian="normal" style:font-name-complex="Roboto1" style:font-size-complex="12pt" style:font-weight-complex="normal"/>
    </style:style>
    <style:style style:name="P144" style:family="paragraph" style:parent-style-name="normal">
      <style:paragraph-properties fo:margin-top="0cm" fo:margin-bottom="0cm" loext:contextual-spacing="false" fo:line-height="100%"/>
      <style:text-properties fo:font-variant="normal" fo:text-transform="none" fo:color="#000000" style:font-name="Helvetica" fo:font-size="12pt" fo:letter-spacing="normal" fo:font-style="normal" fo:font-weight="normal" officeooo:rsid="001ac326" officeooo:paragraph-rsid="001e6f6c" fo:background-color="#ffffff" style:font-name-asian="Roboto1" style:font-size-asian="12pt" style:font-weight-asian="normal" style:font-name-complex="Roboto1" style:font-size-complex="12pt" style:font-weight-complex="normal"/>
    </style:style>
    <style:style style:name="P145" style:family="paragraph" style:parent-style-name="normal">
      <style:paragraph-properties fo:margin-top="0cm" fo:margin-bottom="0cm" loext:contextual-spacing="false" fo:line-height="100%"/>
      <style:text-properties fo:font-variant="normal" fo:text-transform="none" fo:color="#000000" style:font-name="Helvetica" fo:font-size="12pt" fo:letter-spacing="normal" fo:font-style="normal" fo:font-weight="normal" officeooo:rsid="001ac326" officeooo:paragraph-rsid="001fad14" fo:background-color="#ffffff" style:font-name-asian="Roboto1" style:font-size-asian="12pt" style:font-weight-asian="normal" style:font-name-complex="Roboto1" style:font-size-complex="12pt" style:font-weight-complex="normal"/>
    </style:style>
    <style:style style:name="P146" style:family="paragraph" style:parent-style-name="normal">
      <style:paragraph-properties fo:margin-top="0cm" fo:margin-bottom="0cm" loext:contextual-spacing="false" fo:line-height="100%"/>
      <style:text-properties fo:font-variant="normal" fo:text-transform="none" fo:color="#000000" style:font-name="Helvetica" fo:font-size="12pt" fo:letter-spacing="normal" fo:font-style="normal" fo:font-weight="normal" officeooo:rsid="001e6f6c" officeooo:paragraph-rsid="001e6f6c" fo:background-color="#ffffff" style:font-name-asian="Roboto1" style:font-size-asian="12pt" style:font-weight-asian="normal" style:font-name-complex="Roboto1" style:font-size-complex="12pt" style:font-weight-complex="normal"/>
    </style:style>
    <style:style style:name="P147" style:family="paragraph" style:parent-style-name="normal">
      <style:paragraph-properties fo:margin-top="0cm" fo:margin-bottom="0cm" loext:contextual-spacing="false" fo:line-height="100%"/>
      <style:text-properties fo:font-variant="normal" fo:text-transform="none" fo:color="#000000" style:font-name="Helvetica" fo:font-size="12pt" fo:letter-spacing="normal" fo:font-style="normal" fo:font-weight="normal" officeooo:rsid="001e6f6c" officeooo:paragraph-rsid="001fad14" fo:background-color="#ffffff" style:font-name-asian="Roboto1" style:font-size-asian="12pt" style:language-asian="fr" style:country-asian="FR" style:font-weight-asian="normal" style:font-name-complex="Roboto1" style:font-size-complex="12pt" style:font-weight-complex="normal"/>
    </style:style>
    <style:style style:name="P148" style:family="paragraph" style:parent-style-name="normal">
      <style:paragraph-properties fo:margin-top="0cm" fo:margin-bottom="0cm" loext:contextual-spacing="false" fo:line-height="100%"/>
      <style:text-properties fo:font-variant="normal" fo:text-transform="none" fo:color="#000000" style:font-name="Helvetica" fo:font-size="9.75pt" fo:letter-spacing="normal" fo:font-style="normal" fo:font-weight="normal" officeooo:rsid="001e6f6c" officeooo:paragraph-rsid="001e6f6c" fo:background-color="#ffffff" style:font-name-asian="Roboto1" style:font-size-asian="12pt" style:font-weight-asian="normal" style:font-name-complex="Roboto1" style:font-size-complex="12pt" style:font-weight-complex="normal"/>
    </style:style>
    <style:style style:name="P149" style:family="paragraph" style:parent-style-name="normal">
      <style:paragraph-properties fo:margin-top="0cm" fo:margin-bottom="0cm" loext:contextual-spacing="false" fo:line-height="100%"/>
      <style:text-properties fo:font-variant="normal" fo:text-transform="none" fo:color="#000000" style:font-name="Helvetica" fo:font-size="9.75pt" fo:letter-spacing="normal" fo:font-style="normal" fo:font-weight="normal" officeooo:rsid="001e6f6c" officeooo:paragraph-rsid="001fad14" fo:background-color="#ffffff" style:font-name-asian="Roboto1" style:font-size-asian="12pt" style:font-weight-asian="normal" style:font-name-complex="Roboto1" style:font-size-complex="12pt" style:font-weight-complex="normal"/>
    </style:style>
    <style:style style:name="P150" style:family="paragraph" style:parent-style-name="Normal_20__28_Web_29_" style:master-page-name="Standard">
      <style:paragraph-properties fo:margin-top="0cm" fo:margin-bottom="0cm" loext:contextual-spacing="false" style:page-number="auto"/>
      <style:text-properties fo:color="#530260" style:font-name="Arial" fo:font-size="20pt" fo:font-weight="bold" officeooo:rsid="00045356" officeooo:paragraph-rsid="00121c3d" fo:background-color="#ffff00" style:font-size-asian="20pt" style:font-weight-asian="bold" style:font-name-complex="Arial1" style:font-size-complex="20pt" style:font-weight-complex="bold"/>
    </style:style>
    <style:style style:name="P151" style:family="paragraph" style:parent-style-name="LO-normal">
      <style:paragraph-properties fo:line-height="100%"/>
      <style:text-properties fo:color="#000000" style:font-name="Roboto" fo:font-size="12pt" fo:font-weight="normal" officeooo:rsid="001b8f1e" officeooo:paragraph-rsid="0020dc9c" fo:background-color="#ffffff" style:font-name-asian="Roboto1" style:font-size-asian="12pt" style:font-weight-asian="normal" style:font-name-complex="Roboto1" style:font-size-complex="12pt" style:font-weight-complex="normal"/>
    </style:style>
    <style:style style:name="P152" style:family="paragraph" style:parent-style-name="Standard" style:list-style-name="WWNum1">
      <style:paragraph-properties fo:margin-top="0.423cm" fo:margin-bottom="0cm" loext:contextual-spacing="false" fo:line-height="100%" style:vertical-align="baseline"/>
      <style:text-properties fo:color="#000000" style:font-name="Arial" fo:font-size="14pt" officeooo:paragraph-rsid="0020dc9c" style:font-name-asian="Times New Roman1" style:font-size-asian="14pt" style:language-asian="fr" style:country-asian="FR" style:font-name-complex="Arial1" style:font-size-complex="14pt"/>
    </style:style>
    <style:style style:name="P153" style:family="paragraph" style:parent-style-name="Standard" style:list-style-name="WWNum2">
      <style:paragraph-properties fo:margin-top="0.423cm" fo:margin-bottom="0cm" loext:contextual-spacing="false" fo:line-height="100%" style:vertical-align="baseline"/>
      <style:text-properties fo:color="#000000" style:font-name="Arial" fo:font-size="14pt" officeooo:paragraph-rsid="0020dc9c" style:font-name-asian="Times New Roman1" style:font-size-asian="14pt" style:language-asian="fr" style:country-asian="FR" style:font-name-complex="Arial1" style:font-size-complex="14pt"/>
    </style:style>
    <style:style style:name="P154" style:family="paragraph" style:parent-style-name="Standard" style:list-style-name="WWNum1">
      <style:paragraph-properties fo:margin-top="0cm" fo:margin-bottom="0cm" loext:contextual-spacing="false" fo:line-height="100%" style:vertical-align="baseline"/>
      <style:text-properties fo:color="#000000" style:font-name="Arial" fo:font-size="14pt" officeooo:paragraph-rsid="0020dc9c" style:font-name-asian="Times New Roman1" style:font-size-asian="14pt" style:language-asian="fr" style:country-asian="FR" style:font-name-complex="Arial1" style:font-size-complex="14pt"/>
    </style:style>
    <style:style style:name="P155" style:family="paragraph" style:parent-style-name="Standard" style:list-style-name="WWNum2">
      <style:paragraph-properties fo:margin-top="0cm" fo:margin-bottom="0cm" loext:contextual-spacing="false" fo:line-height="100%" style:vertical-align="baseline"/>
      <style:text-properties fo:color="#000000" style:font-name="Arial" fo:font-size="14pt" officeooo:paragraph-rsid="0020dc9c" style:font-name-asian="Times New Roman1" style:font-size-asian="14pt" style:language-asian="fr" style:country-asian="FR" style:font-name-complex="Arial1" style:font-size-complex="14pt"/>
    </style:style>
    <style:style style:name="P156" style:family="paragraph" style:parent-style-name="Standard">
      <style:paragraph-properties fo:margin-top="0cm" fo:margin-bottom="0cm" loext:contextual-spacing="false" fo:line-height="100%"/>
      <style:text-properties fo:color="#a7074b" style:font-name="Arial" fo:font-size="20pt" fo:font-weight="bold" officeooo:paragraph-rsid="0020dc9c" fo:background-color="transparent" style:font-name-asian="Times New Roman1" style:font-size-asian="20pt" style:language-asian="fr" style:country-asian="FR" style:font-weight-asian="bold" style:font-name-complex="Arial1" style:font-size-complex="20pt" style:font-weight-complex="bold"/>
    </style:style>
    <style:style style:name="P157" style:family="paragraph" style:parent-style-name="Standard" style:list-style-name="WWNum1">
      <style:paragraph-properties fo:margin-top="0cm" fo:margin-bottom="0.423cm" loext:contextual-spacing="false" fo:line-height="100%" style:vertical-align="baseline"/>
      <style:text-properties fo:color="#000000" style:font-name="Arial" fo:font-size="14pt" officeooo:paragraph-rsid="0020dc9c" style:font-name-asian="Times New Roman1" style:font-size-asian="14pt" style:language-asian="fr" style:country-asian="FR" style:font-name-complex="Arial1" style:font-size-complex="14pt"/>
    </style:style>
    <style:style style:name="P158" style:family="paragraph" style:parent-style-name="Standard" style:list-style-name="WWNum2">
      <style:paragraph-properties fo:margin-top="0cm" fo:margin-bottom="0.423cm" loext:contextual-spacing="false" fo:line-height="100%" style:vertical-align="baseline"/>
      <style:text-properties fo:color="#000000" style:font-name="Arial" fo:font-size="14pt" officeooo:paragraph-rsid="0020dc9c" style:font-name-asian="Times New Roman1" style:font-size-asian="14pt" style:language-asian="fr" style:country-asian="FR" style:font-name-complex="Arial1" style:font-size-complex="14pt"/>
    </style:style>
    <style:style style:name="T1" style:family="text">
      <style:text-properties fo:font-variant="normal" fo:text-transform="none" fo:color="#0369a3" fo:font-size="14pt" fo:letter-spacing="normal" fo:font-style="normal" fo:background-color="#ffffff" loext:char-shading-value="0" style:font-size-asian="14pt" style:font-size-complex="14pt"/>
    </style:style>
    <style:style style:name="T2" style:family="text">
      <style:text-properties fo:font-variant="normal" fo:text-transform="none" fo:color="#0369a3" style:font-name="Arial" fo:font-size="14pt" fo:letter-spacing="normal" fo:language="fr" fo:country="FR" fo:font-style="normal" fo:font-weight="bold" officeooo:rsid="0019b72c" style:letter-kerning="false" style:font-style-asian="normal" style:font-weight-asian="bold" style:language-complex="ar" style:country-complex="SA" loext:padding="0cm" loext:border="none"/>
    </style:style>
    <style:style style:name="T3" style:family="text">
      <style:text-properties fo:font-variant="normal" fo:text-transform="none" style:font-name="Whitney" fo:font-size="12pt" fo:letter-spacing="normal" fo:font-style="normal" fo:font-weight="normal" style:font-name-asian="Nova Mono1" style:font-size-asian="18pt" style:font-name-complex="Nova Mono1" style:font-size-complex="18pt"/>
    </style:style>
    <style:style style:name="T4" style:family="text">
      <style:text-properties fo:font-variant="normal" fo:text-transform="none" style:font-name="Whitney" fo:font-size="12pt" fo:letter-spacing="normal" fo:font-style="normal" fo:font-weight="normal" fo:background-color="transparent" loext:char-shading-value="0" style:font-name-asian="Nova Mono1" style:font-size-asian="18pt" style:font-name-complex="Nova Mono1" style:font-size-complex="18pt"/>
    </style:style>
    <style:style style:name="T5" style:family="text">
      <style:text-properties fo:font-variant="normal" fo:text-transform="none" style:font-name="Whitney" fo:font-size="12pt" fo:letter-spacing="normal" fo:font-style="normal" fo:font-weight="normal" officeooo:rsid="000f0f98" fo:background-color="transparent" loext:char-shading-value="0" style:font-name-asian="Nova Mono1" style:font-size-asian="18pt" style:font-name-complex="Nova Mono1" style:font-size-complex="18pt"/>
    </style:style>
    <style:style style:name="T6" style:family="text">
      <style:text-properties fo:font-variant="normal" fo:text-transform="none" style:font-name="Whitney" fo:font-size="12pt" fo:letter-spacing="normal" fo:font-style="normal" fo:font-weight="normal" officeooo:rsid="0010417c" fo:background-color="transparent" loext:char-shading-value="0" style:font-name-asian="Nova Mono1" style:font-size-asian="18pt" style:font-name-complex="Nova Mono1" style:font-size-complex="18pt"/>
    </style:style>
    <style:style style:name="T7" style:family="text">
      <style:text-properties fo:font-variant="normal" fo:text-transform="none" style:font-name="Whitney" fo:font-size="12pt" fo:letter-spacing="normal" fo:font-style="normal" fo:font-weight="normal" officeooo:rsid="0002d35d" fo:background-color="transparent" loext:char-shading-value="0" style:font-name-asian="Nova Mono1" style:font-size-asian="18pt" style:font-name-complex="Nova Mono1" style:font-size-complex="18pt"/>
    </style:style>
    <style:style style:name="T8" style:family="text">
      <style:text-properties fo:font-variant="normal" fo:text-transform="none" style:font-name="Whitney" fo:font-size="12pt" fo:letter-spacing="normal" fo:font-style="normal" fo:font-weight="normal" officeooo:rsid="001ca207" fo:background-color="transparent" loext:char-shading-value="0" style:font-name-asian="Nova Mono1" style:font-size-asian="18pt" style:font-name-complex="Nova Mono1" style:font-size-complex="18pt"/>
    </style:style>
    <style:style style:name="T9" style:family="text">
      <style:text-properties fo:font-variant="normal" fo:text-transform="none" fo:letter-spacing="normal"/>
    </style:style>
    <style:style style:name="T10" style:family="text">
      <style:text-properties fo:font-variant="normal" fo:text-transform="none" fo:letter-spacing="normal" fo:font-style="normal"/>
    </style:style>
    <style:style style:name="T11" style:family="text">
      <style:text-properties fo:font-variant="normal" fo:text-transform="none" fo:letter-spacing="normal" fo:font-style="normal" fo:background-color="#ffffff" loext:char-shading-value="0"/>
    </style:style>
    <style:style style:name="T12" style:family="text">
      <style:text-properties fo:font-variant="normal" fo:text-transform="none" fo:letter-spacing="normal" fo:background-color="#ffffff" loext:char-shading-value="0"/>
    </style:style>
    <style:style style:name="T13" style:family="text">
      <style:text-properties fo:font-variant="normal" fo:text-transform="none" fo:letter-spacing="normal" fo:language="fr" fo:country="FR" fo:font-style="normal" officeooo:rsid="001fdd73" style:letter-kerning="false" fo:background-color="#ffffff" loext:char-shading-value="0" style:language-complex="ar" style:country-complex="SA"/>
    </style:style>
    <style:style style:name="T14" style:family="text">
      <style:text-properties fo:font-variant="normal" fo:text-transform="none" fo:letter-spacing="normal" fo:language="fr" fo:country="FR" fo:font-style="normal" officeooo:rsid="00215525" style:letter-kerning="false" fo:background-color="#ffffff" loext:char-shading-value="0" style:language-complex="ar" style:country-complex="SA"/>
    </style:style>
    <style:style style:name="T15" style:family="text">
      <style:text-properties fo:font-variant="normal" fo:text-transform="none" fo:letter-spacing="normal" fo:language="fr" fo:country="FR" fo:font-style="normal" style:letter-kerning="false" style:language-complex="ar" style:country-complex="SA"/>
    </style:style>
    <style:style style:name="T16" style:family="text">
      <style:text-properties fo:font-variant="normal" fo:text-transform="none" fo:letter-spacing="normal" fo:language="fr" fo:country="FR" fo:font-style="normal" officeooo:rsid="00215525" style:letter-kerning="false" style:language-complex="ar" style:country-complex="SA"/>
    </style:style>
    <style:style style:name="T17" style:family="text">
      <style:text-properties fo:font-variant="normal" fo:text-transform="none" fo:letter-spacing="normal" fo:language="fr" fo:country="FR" style:letter-kerning="false" style:language-complex="ar" style:country-complex="SA"/>
    </style:style>
    <style:style style:name="T18" style:family="text">
      <style:text-properties fo:font-variant="normal" fo:text-transform="none" fo:letter-spacing="normal" fo:language="fr" fo:country="FR" officeooo:rsid="00215525" style:letter-kerning="false" style:language-complex="ar" style:country-complex="SA"/>
    </style:style>
    <style:style style:name="T19" style:family="text">
      <style:text-properties fo:font-variant="normal" fo:text-transform="none" fo:color="#000000" style:font-name="Ubuntu Condensed" fo:font-size="12pt" fo:letter-spacing="normal" fo:font-style="normal" fo:font-weight="normal" style:font-name-asian="Times New Roman1" style:font-size-asian="12pt" style:language-asian="fr" style:country-asian="FR" style:font-style-asian="normal" style:font-weight-asian="normal" style:font-name-complex="Times New Roman1" style:font-size-complex="12pt"/>
    </style:style>
    <style:style style:name="T20" style:family="text">
      <style:text-properties fo:font-variant="normal" fo:text-transform="none" fo:color="#000000" style:font-name="Ubuntu Condensed" fo:font-size="12pt" fo:letter-spacing="normal" fo:font-style="normal" fo:font-weight="normal" officeooo:rsid="000d0240" style:font-name-asian="Times New Roman1" style:font-size-asian="12pt" style:language-asian="fr" style:country-asian="FR" style:font-style-asian="normal" style:font-weight-asian="normal" style:font-name-complex="Times New Roman1" style:font-size-complex="12pt"/>
    </style:style>
    <style:style style:name="T21" style:family="text">
      <style:text-properties fo:font-variant="normal" fo:text-transform="none" fo:color="#000000" style:font-name="Ubuntu Condensed" fo:font-size="12pt" fo:letter-spacing="normal" fo:font-style="normal" fo:font-weight="normal" officeooo:rsid="000daa97" style:font-name-asian="Times New Roman1" style:font-size-asian="12pt" style:language-asian="fr" style:country-asian="FR" style:font-style-asian="normal" style:font-weight-asian="normal" style:font-name-complex="Times New Roman1" style:font-size-complex="12pt"/>
    </style:style>
    <style:style style:name="T22" style:family="text">
      <style:text-properties fo:font-variant="normal" fo:text-transform="none" fo:color="#000000" style:font-name="Ubuntu Condensed" fo:font-size="12pt" fo:letter-spacing="normal" fo:font-style="normal" fo:font-weight="normal" officeooo:rsid="00111e37" style:font-name-asian="Times New Roman1" style:font-size-asian="12pt" style:language-asian="fr" style:country-asian="FR" style:font-style-asian="normal" style:font-weight-asian="normal" style:font-name-complex="Times New Roman1" style:font-size-complex="12pt"/>
    </style:style>
    <style:style style:name="T23" style:family="text">
      <style:text-properties fo:font-variant="normal" fo:text-transform="none" fo:color="#000000" style:font-name="Ubuntu Condensed" fo:font-size="12pt" fo:letter-spacing="normal" fo:font-style="normal" fo:font-weight="normal" officeooo:rsid="0014a290" style:font-name-asian="Times New Roman1" style:font-size-asian="12pt" style:language-asian="fr" style:country-asian="FR" style:font-style-asian="normal" style:font-weight-asian="normal" style:font-name-complex="Times New Roman1" style:font-size-complex="12pt"/>
    </style:style>
    <style:style style:name="T24" style:family="text">
      <style:text-properties fo:font-variant="normal" fo:text-transform="none" fo:color="#000000" style:font-name="Ubuntu Condensed" fo:font-size="12pt" fo:letter-spacing="normal" fo:font-style="normal" fo:font-weight="normal" officeooo:rsid="00168f9c" style:font-name-asian="Times New Roman1" style:font-size-asian="12pt" style:language-asian="fr" style:country-asian="FR" style:font-style-asian="normal" style:font-weight-asian="normal" style:font-name-complex="Times New Roman1" style:font-size-complex="12pt"/>
    </style:style>
    <style:style style:name="T25" style:family="text">
      <style:text-properties fo:font-variant="normal" fo:text-transform="none" fo:color="#000000" style:font-name="Ubuntu Condensed" fo:font-size="12pt" fo:letter-spacing="normal" fo:font-style="normal" fo:font-weight="normal" officeooo:rsid="001b8f1e" style:font-name-asian="Times New Roman1" style:font-size-asian="12pt" style:language-asian="fr" style:country-asian="FR" style:font-style-asian="normal" style:font-weight-asian="normal" style:font-name-complex="Times New Roman1" style:font-size-complex="12pt"/>
    </style:style>
    <style:style style:name="T26" style:family="text">
      <style:text-properties fo:font-variant="normal" fo:text-transform="none" fo:color="#000000" style:font-name="Ubuntu Condensed" fo:font-size="12pt" fo:letter-spacing="normal" fo:font-style="normal" fo:font-weight="normal" officeooo:rsid="001784d4" style:font-name-asian="Times New Roman1" style:font-size-asian="12pt" style:language-asian="fr" style:country-asian="FR" style:font-style-asian="normal" style:font-weight-asian="normal" style:font-name-complex="Times New Roman1" style:font-size-complex="12pt"/>
    </style:style>
    <style:style style:name="T27" style:family="text">
      <style:text-properties fo:font-variant="normal" fo:text-transform="none" fo:color="#000000" style:font-name="Ubuntu Condensed" fo:font-size="12pt" fo:letter-spacing="normal" fo:font-style="normal" fo:font-weight="normal" officeooo:rsid="00243367" style:font-name-asian="Times New Roman1" style:font-size-asian="12pt" style:language-asian="fr" style:country-asian="FR" style:font-style-asian="normal" style:font-weight-asian="normal" style:font-name-complex="Times New Roman1" style:font-size-complex="12pt"/>
    </style:style>
    <style:style style:name="T28" style:family="text">
      <style:text-properties fo:font-variant="normal" fo:text-transform="none" fo:color="#000000" style:font-name="Ubuntu Condensed" fo:font-size="12pt" fo:letter-spacing="normal" fo:font-style="normal" fo:font-weight="normal" officeooo:rsid="002b73ec" style:font-name-asian="Times New Roman1" style:font-size-asian="12pt" style:language-asian="fr" style:country-asian="FR" style:font-style-asian="normal" style:font-weight-asian="normal" style:font-name-complex="Times New Roman1" style:font-size-complex="12pt"/>
    </style:style>
    <style:style style:name="T29" style:family="text">
      <style:text-properties fo:font-variant="normal" fo:text-transform="none" fo:color="#000000" style:font-name="Ubuntu Condensed" fo:font-size="12pt" fo:letter-spacing="normal" style:font-name-asian="Times New Roman1" style:font-size-asian="12pt" style:language-asian="fr" style:country-asian="FR" style:font-name-complex="Times New Roman1" style:font-size-complex="12pt"/>
    </style:style>
    <style:style style:name="T30" style:family="text">
      <style:text-properties fo:font-variant="normal" fo:text-transform="none" fo:color="#000000" style:font-name="Ubuntu Condensed" fo:font-size="12pt" fo:letter-spacing="normal" fo:language="fr" fo:country="FR" fo:font-style="normal" fo:font-weight="normal" style:letter-kerning="false" style:font-name-asian="Times New Roman1" style:font-size-asian="12pt" style:language-asian="fr" style:country-asian="FR" style:font-style-asian="normal" style:font-weight-asian="normal" style:font-name-complex="Times New Roman1" style:font-size-complex="12pt" style:language-complex="ar" style:country-complex="SA"/>
    </style:style>
    <style:style style:name="T31" style:family="text">
      <style:text-properties fo:font-variant="normal" fo:text-transform="none" fo:color="#000000" style:font-name="Ubuntu Condensed" fo:font-size="12pt" fo:letter-spacing="normal" fo:language="fr" fo:country="FR" fo:font-style="normal" fo:font-weight="normal" officeooo:rsid="000f7402" style:letter-kerning="false" style:font-name-asian="Times New Roman1" style:font-size-asian="12pt" style:language-asian="fr" style:country-asian="FR" style:font-style-asian="normal" style:font-weight-asian="normal" style:font-name-complex="Times New Roman1" style:font-size-complex="12pt" style:language-complex="ar" style:country-complex="SA"/>
    </style:style>
    <style:style style:name="T32" style:family="text">
      <style:text-properties fo:font-variant="normal" fo:text-transform="none" fo:color="#000000" style:font-name="Ubuntu Condensed" fo:font-size="12pt" fo:letter-spacing="normal" fo:language="fr" fo:country="FR" fo:font-style="normal" fo:font-weight="normal" officeooo:rsid="000d0240" style:letter-kerning="false" style:font-name-asian="Times New Roman1" style:font-size-asian="12pt" style:language-asian="fr" style:country-asian="FR" style:font-style-asian="normal" style:font-weight-asian="normal" style:font-name-complex="Times New Roman1" style:font-size-complex="12pt" style:language-complex="ar" style:country-complex="SA"/>
    </style:style>
    <style:style style:name="T33" style:family="text">
      <style:text-properties fo:font-variant="normal" fo:text-transform="none" fo:color="#000000" style:font-name="Ubuntu Condensed" fo:font-size="12pt" fo:letter-spacing="normal" fo:language="fr" fo:country="FR" fo:font-style="normal" fo:font-weight="normal" officeooo:rsid="000daa97" style:letter-kerning="false" style:font-name-asian="Times New Roman1" style:font-size-asian="12pt" style:language-asian="fr" style:country-asian="FR" style:font-style-asian="normal" style:font-weight-asian="normal" style:font-name-complex="Times New Roman1" style:font-size-complex="12pt" style:language-complex="ar" style:country-complex="SA"/>
    </style:style>
    <style:style style:name="T34" style:family="text">
      <style:text-properties fo:font-variant="normal" fo:text-transform="none" fo:color="#000000" style:font-name="Ubuntu Condensed" fo:font-size="12pt" fo:letter-spacing="normal" fo:language="fr" fo:country="FR" fo:font-style="normal" fo:font-weight="normal" officeooo:rsid="00111e37" style:letter-kerning="false" style:font-name-asian="Times New Roman1" style:font-size-asian="12pt" style:language-asian="fr" style:country-asian="FR" style:font-style-asian="normal" style:font-weight-asian="normal" style:font-name-complex="Times New Roman1" style:font-size-complex="12pt" style:language-complex="ar" style:country-complex="SA"/>
    </style:style>
    <style:style style:name="T35" style:family="text">
      <style:text-properties fo:font-variant="normal" fo:text-transform="none" fo:color="#000000" style:font-name="Ubuntu Condensed" fo:font-size="12pt" fo:letter-spacing="normal" fo:language="fr" fo:country="FR" fo:font-style="normal" fo:font-weight="normal" officeooo:rsid="0014a290" style:letter-kerning="false" style:font-name-asian="Times New Roman1" style:font-size-asian="12pt" style:language-asian="fr" style:country-asian="FR" style:font-style-asian="normal" style:font-weight-asian="normal" style:font-name-complex="Times New Roman1" style:font-size-complex="12pt" style:language-complex="ar" style:country-complex="SA"/>
    </style:style>
    <style:style style:name="T36" style:family="text">
      <style:text-properties fo:font-variant="normal" fo:text-transform="none" fo:color="#000000" style:font-name="Ubuntu Condensed" fo:font-size="12pt" fo:letter-spacing="normal" fo:language="fr" fo:country="FR" fo:font-style="normal" fo:font-weight="normal" officeooo:rsid="001b8f1e" style:letter-kerning="false" style:font-name-asian="Times New Roman1" style:font-size-asian="12pt" style:language-asian="fr" style:country-asian="FR" style:font-style-asian="normal" style:font-weight-asian="normal" style:font-name-complex="Times New Roman1" style:font-size-complex="12pt" style:language-complex="ar" style:country-complex="SA"/>
    </style:style>
    <style:style style:name="T37" style:family="text">
      <style:text-properties fo:font-variant="normal" fo:text-transform="none" fo:color="#000000" style:font-name="Ubuntu Condensed" fo:font-size="12pt" fo:letter-spacing="normal" fo:language="fr" fo:country="FR" fo:font-style="normal" fo:font-weight="normal" officeooo:rsid="00168f9c" style:letter-kerning="false" style:font-name-asian="Times New Roman1" style:font-size-asian="12pt" style:language-asian="fr" style:country-asian="FR" style:font-style-asian="normal" style:font-weight-asian="normal" style:font-name-complex="Times New Roman1" style:font-size-complex="12pt" style:language-complex="ar" style:country-complex="SA"/>
    </style:style>
    <style:style style:name="T38" style:family="text">
      <style:text-properties fo:font-variant="normal" fo:text-transform="none" fo:color="#000000" style:font-name="Ubuntu Condensed" fo:font-size="12pt" fo:letter-spacing="normal" fo:language="fr" fo:country="FR" fo:font-style="normal" fo:font-weight="normal" officeooo:rsid="001784d4" style:letter-kerning="false" style:font-name-asian="Times New Roman1" style:font-size-asian="12pt" style:language-asian="fr" style:country-asian="FR" style:font-style-asian="normal" style:font-weight-asian="normal" style:font-name-complex="Times New Roman1" style:font-size-complex="12pt" style:language-complex="ar" style:country-complex="SA"/>
    </style:style>
    <style:style style:name="T39" style:family="text">
      <style:text-properties fo:font-variant="normal" fo:text-transform="none" fo:color="#000000" style:font-name="Ubuntu Condensed" fo:font-size="12pt" fo:letter-spacing="normal" fo:language="fr" fo:country="FR" fo:font-style="normal" fo:font-weight="normal" officeooo:rsid="0019475f" style:letter-kerning="false" style:font-name-asian="Times New Roman1" style:font-size-asian="12pt" style:language-asian="fr" style:country-asian="FR" style:font-style-asian="normal" style:font-weight-asian="normal" style:font-name-complex="Times New Roman1" style:font-size-complex="12pt" style:language-complex="ar" style:country-complex="SA"/>
    </style:style>
    <style:style style:name="T40" style:family="text">
      <style:text-properties fo:font-variant="normal" fo:text-transform="none" fo:color="#000000" style:font-name="Ubuntu Condensed" fo:font-size="12pt" fo:letter-spacing="normal" fo:language="fr" fo:country="FR" fo:font-style="normal" fo:font-weight="normal" officeooo:rsid="0025a044" style:letter-kerning="false" style:font-name-asian="Times New Roman1" style:font-size-asian="12pt" style:language-asian="fr" style:country-asian="FR" style:font-style-asian="normal" style:font-weight-asian="normal" style:font-name-complex="Times New Roman1" style:font-size-complex="12pt" style:language-complex="ar" style:country-complex="SA"/>
    </style:style>
    <style:style style:name="T41" style:family="text">
      <style:text-properties fo:font-variant="normal" fo:text-transform="none" fo:color="#000000" style:font-name="Ubuntu Condensed" fo:font-size="12pt" fo:letter-spacing="normal" fo:language="fr" fo:country="FR" fo:font-style="normal" fo:font-weight="normal" officeooo:rsid="002b73ec" style:letter-kerning="false" style:font-name-asian="Times New Roman1" style:font-size-asian="12pt" style:language-asian="fr" style:country-asian="FR" style:font-style-asian="normal" style:font-weight-asian="normal" style:font-name-complex="Times New Roman1" style:font-size-complex="12pt" style:language-complex="ar" style:country-complex="SA"/>
    </style:style>
    <style:style style:name="T42" style:family="text">
      <style:text-properties fo:font-variant="normal" fo:text-transform="none" fo:color="#000000" style:font-name="Ubuntu Condensed" fo:font-size="12pt" fo:letter-spacing="normal" fo:language="fr" fo:country="FR" fo:font-style="normal" fo:font-weight="normal" officeooo:rsid="0019b72c" style:letter-kerning="false" style:font-name-asian="Times New Roman1" style:font-size-asian="12pt" style:language-asian="fr" style:country-asian="FR" style:font-style-asian="normal" style:font-weight-asian="normal" style:font-name-complex="Times New Roman1" style:font-size-complex="12pt" style:language-complex="ar" style:country-complex="SA"/>
    </style:style>
    <style:style style:name="T43" style:family="text">
      <style:text-properties fo:font-variant="normal" fo:text-transform="none" fo:color="#000000" style:font-name="Ubuntu Condensed" fo:font-size="12pt" fo:letter-spacing="normal" fo:language="fr" fo:country="FR" fo:font-style="normal" fo:font-weight="normal" officeooo:rsid="002b73ec" style:letter-kerning="false" style:font-size-asian="12pt" style:font-name-complex="Times New Roman1" style:font-size-complex="12pt" style:language-complex="ar" style:country-complex="SA"/>
    </style:style>
    <style:style style:name="T44" style:family="text">
      <style:text-properties fo:font-variant="normal" fo:text-transform="none" fo:color="#000000" style:font-name="Ubuntu Condensed" fo:font-size="12pt" fo:letter-spacing="normal" fo:language="fr" fo:country="FR" fo:font-style="normal" fo:font-weight="normal" officeooo:rsid="002bd794" style:letter-kerning="false" style:font-size-asian="12pt" style:font-weight-asian="normal" style:font-name-complex="Times New Roman1" style:font-size-complex="12pt" style:language-complex="ar" style:country-complex="SA" style:font-weight-complex="normal"/>
    </style:style>
    <style:style style:name="T45" style:family="text">
      <style:text-properties fo:font-variant="normal" fo:text-transform="none" fo:color="#000000" style:font-name="Ubuntu Condensed" fo:font-size="12pt" fo:letter-spacing="normal" fo:language="fr" fo:country="FR" fo:font-style="normal" fo:font-weight="normal" officeooo:rsid="0030cf94" style:letter-kerning="false" style:font-size-asian="12pt" style:font-weight-asian="normal" style:font-name-complex="Times New Roman1" style:font-size-complex="12pt" style:language-complex="ar" style:country-complex="SA" style:font-weight-complex="normal"/>
    </style:style>
    <style:style style:name="T46" style:family="text">
      <style:text-properties fo:font-variant="normal" fo:text-transform="none" fo:color="#000000" style:font-name="Ubuntu Condensed" fo:font-size="12pt" fo:letter-spacing="normal" fo:language="fr" fo:country="FR" fo:font-style="normal" fo:font-weight="normal" officeooo:rsid="002bd794" style:letter-kerning="false" fo:background-color="#ffffff" loext:char-shading-value="0" style:font-name-asian="Times New Roman1" style:font-size-asian="12pt" style:language-asian="fr" style:country-asian="FR" style:font-weight-asian="normal" style:font-name-complex="Times New Roman1" style:font-size-complex="12pt" style:language-complex="ar" style:country-complex="SA" style:font-weight-complex="normal"/>
    </style:style>
    <style:style style:name="T47" style:family="text">
      <style:text-properties fo:font-variant="normal" fo:text-transform="none" fo:color="#000000" style:font-name="Ubuntu Condensed" fo:font-size="12pt" fo:letter-spacing="normal" fo:language="fr" fo:country="FR" fo:font-style="normal" fo:font-weight="normal" officeooo:rsid="002f8236" style:letter-kerning="false" fo:background-color="#ffffff" loext:char-shading-value="0" style:font-name-asian="Times New Roman1" style:font-size-asian="12pt" style:language-asian="fr" style:country-asian="FR" style:font-weight-asian="normal" style:font-name-complex="Times New Roman1" style:font-size-complex="12pt" style:language-complex="ar" style:country-complex="SA" style:font-weight-complex="normal"/>
    </style:style>
    <style:style style:name="T48" style:family="text">
      <style:text-properties fo:font-variant="normal" fo:text-transform="none" fo:color="#000000" style:font-name="Ubuntu Condensed" fo:font-size="12pt" fo:letter-spacing="normal" fo:language="fr" fo:country="FR" fo:font-style="normal" fo:font-weight="normal" officeooo:rsid="001fdd73" style:letter-kerning="false" fo:background-color="#ffffff" loext:char-shading-value="0" style:font-name-asian="Times New Roman1" style:font-size-asian="12pt" style:language-asian="fr" style:country-asian="FR" style:font-weight-asian="normal" style:font-name-complex="Arial1" style:font-size-complex="12pt" style:language-complex="ar" style:country-complex="SA" style:font-weight-complex="normal"/>
    </style:style>
    <style:style style:name="T49" style:family="text">
      <style:text-properties fo:font-variant="normal" fo:text-transform="none" fo:color="#000000" style:font-name="Ubuntu Condensed" fo:font-size="12pt" fo:letter-spacing="normal" fo:language="fr" fo:country="FR" fo:font-style="normal" fo:font-weight="normal" officeooo:rsid="002b73ec" style:letter-kerning="false" fo:background-color="#ffffff" loext:char-shading-value="0" style:font-name-asian="Times New Roman1" style:font-size-asian="12pt" style:language-asian="fr" style:country-asian="FR" style:font-weight-asian="bold" style:font-name-complex="Times New Roman1" style:font-size-complex="12pt" style:language-complex="ar" style:country-complex="SA" style:font-weight-complex="bold"/>
    </style:style>
    <style:style style:name="T50" style:family="text">
      <style:text-properties fo:font-variant="normal" fo:text-transform="none" fo:color="#000000" style:font-name="Ubuntu Condensed" fo:font-size="12pt" fo:letter-spacing="normal" fo:language="fr" fo:country="FR" officeooo:rsid="002b73ec" style:letter-kerning="false" style:font-size-asian="12pt" style:font-name-complex="Times New Roman1" style:font-size-complex="12pt" style:language-complex="ar" style:country-complex="SA"/>
    </style:style>
    <style:style style:name="T51" style:family="text">
      <style:text-properties fo:font-variant="normal" fo:text-transform="none" fo:color="#000000" style:font-name="Ubuntu Condensed" fo:font-size="12pt" fo:letter-spacing="normal" fo:language="fr" fo:country="FR" fo:font-weight="normal" officeooo:rsid="002bd794" style:letter-kerning="false" fo:background-color="#ffffff" loext:char-shading-value="0" style:font-name-asian="Times New Roman1" style:font-size-asian="12pt" style:language-asian="fr" style:country-asian="FR" style:font-weight-asian="normal" style:font-name-complex="Times New Roman1" style:font-size-complex="12pt" style:language-complex="ar" style:country-complex="SA" style:font-weight-complex="normal"/>
    </style:style>
    <style:style style:name="T52" style:family="text">
      <style:text-properties fo:font-variant="normal" fo:text-transform="none" fo:color="#000000" style:font-name="Arial" fo:font-size="14pt" fo:letter-spacing="normal" fo:language="fr" fo:country="FR" fo:font-style="normal" fo:font-weight="normal" officeooo:rsid="000f7402" style:letter-kerning="false" style:font-name-asian="Times New Roman1" style:font-size-asian="14pt" style:language-asian="fr" style:country-asian="FR" style:font-style-asian="normal" style:font-weight-asian="normal" style:font-name-complex="Arial1" style:font-size-complex="14pt" style:language-complex="ar" style:country-complex="SA"/>
    </style:style>
    <style:style style:name="T53" style:family="text">
      <style:text-properties fo:font-variant="normal" fo:text-transform="none" fo:color="#000000" style:font-name="Arial" fo:font-size="14pt" fo:letter-spacing="normal" fo:language="fr" fo:country="FR" fo:font-style="normal" fo:font-weight="normal" officeooo:rsid="00111e37" style:letter-kerning="false" style:font-name-asian="Times New Roman1" style:font-size-asian="14pt" style:language-asian="fr" style:country-asian="FR" style:font-style-asian="normal" style:font-weight-asian="normal" style:font-name-complex="Arial1" style:font-size-complex="14pt" style:language-complex="ar" style:country-complex="SA"/>
    </style:style>
    <style:style style:name="T54" style:family="text">
      <style:text-properties fo:font-variant="normal" fo:text-transform="none" fo:color="#000000" style:font-name="Arial" fo:font-size="14pt" fo:letter-spacing="normal" fo:language="fr" fo:country="FR" fo:font-style="normal" fo:font-weight="normal" style:letter-kerning="false" fo:background-color="#ffffff" loext:char-shading-value="0" style:font-name-asian="Times New Roman1" style:font-size-asian="14pt" style:language-asian="fr" style:country-asian="FR" style:font-weight-asian="normal" style:font-name-complex="Arial1" style:font-size-complex="14pt" style:language-complex="ar" style:country-complex="SA" style:font-weight-complex="normal"/>
    </style:style>
    <style:style style:name="T55" style:family="text">
      <style:text-properties fo:font-variant="normal" fo:text-transform="none" fo:color="#000000" style:font-name="Arial" fo:letter-spacing="normal" fo:language="fr" fo:country="FR" fo:font-style="normal" fo:font-weight="normal" style:letter-kerning="false" style:font-name-asian="Times New Roman1" style:language-asian="fr" style:country-asian="FR" style:font-weight-asian="normal" style:font-name-complex="Arial1" style:language-complex="ar" style:country-complex="SA" style:font-weight-complex="normal"/>
    </style:style>
    <style:style style:name="T56" style:family="text">
      <style:text-properties fo:font-variant="normal" fo:text-transform="none" fo:color="#000000" style:font-name="Arial" fo:letter-spacing="normal" style:font-name-asian="Times New Roman1" style:language-asian="fr" style:country-asian="FR" style:font-name-complex="Arial1"/>
    </style:style>
    <style:style style:name="T57" style:family="text">
      <style:text-properties fo:font-variant="normal" fo:text-transform="none" fo:color="#000000" style:font-name="Roboto" fo:font-size="12pt" fo:letter-spacing="normal" fo:language="fr" fo:country="FR" fo:font-style="normal" fo:font-weight="normal" style:letter-kerning="false" style:font-name-asian="Roboto1" style:font-size-asian="12pt" style:language-asian="en" style:country-asian="US" style:font-weight-asian="normal" style:font-name-complex="Roboto1" style:font-size-complex="12pt" style:language-complex="ar" style:country-complex="SA" style:font-weight-complex="normal"/>
    </style:style>
    <style:style style:name="T58" style:family="text">
      <style:text-properties fo:font-variant="normal" fo:text-transform="none" fo:color="#000000" style:font-name="Roboto" fo:font-size="12pt" fo:letter-spacing="normal" fo:language="fr" fo:country="FR" fo:font-style="normal" fo:font-weight="normal" officeooo:rsid="001d5ba8" style:letter-kerning="false" style:font-name-asian="Roboto1" style:font-size-asian="12pt" style:language-asian="en" style:country-asian="US" style:font-weight-asian="normal" style:font-name-complex="Roboto1" style:font-size-complex="12pt" style:language-complex="ar" style:country-complex="SA" style:font-weight-complex="normal"/>
    </style:style>
    <style:style style:name="T59" style:family="text">
      <style:text-properties fo:font-variant="normal" fo:text-transform="none" fo:color="#000000" style:font-name="Roboto" fo:font-size="12pt" fo:letter-spacing="normal" fo:language="fr" fo:country="FR" fo:font-style="normal" fo:font-weight="normal" style:letter-kerning="false" fo:background-color="#ffffff" loext:char-shading-value="0" style:font-name-asian="Roboto1" style:font-size-asian="12pt" style:language-asian="en" style:country-asian="US" style:font-weight-asian="normal" style:font-name-complex="Roboto1" style:font-size-complex="12pt" style:language-complex="ar" style:country-complex="SA" style:font-weight-complex="normal"/>
    </style:style>
    <style:style style:name="T60" style:family="text">
      <style:text-properties fo:font-variant="normal" fo:text-transform="none" fo:color="#000000" style:font-name="Roboto" fo:font-size="12pt" fo:letter-spacing="normal" fo:language="fr" fo:country="FR" fo:font-weight="normal" style:letter-kerning="false" style:font-name-asian="Roboto1" style:font-size-asian="12pt" style:language-asian="en" style:country-asian="US" style:font-weight-asian="normal" style:font-name-complex="Roboto1" style:font-size-complex="12pt" style:language-complex="ar" style:country-complex="SA" style:font-weight-complex="normal"/>
    </style:style>
    <style:style style:name="T61" style:family="text">
      <style:text-properties fo:font-variant="normal" fo:text-transform="none" fo:color="#000000" style:font-name="Roboto" fo:font-size="12pt" fo:letter-spacing="normal" fo:language="fr" fo:country="FR" fo:font-weight="normal" officeooo:rsid="001d5ba8" style:letter-kerning="false" style:font-name-asian="Roboto1" style:font-size-asian="12pt" style:language-asian="en" style:country-asian="US" style:font-weight-asian="normal" style:font-name-complex="Roboto1" style:font-size-complex="12pt" style:language-complex="ar" style:country-complex="SA" style:font-weight-complex="normal"/>
    </style:style>
    <style:style style:name="T62" style:family="text">
      <style:text-properties fo:font-variant="normal" fo:text-transform="none" fo:color="#000000" style:font-name="Ubuntu mono" fo:font-size="12pt" fo:letter-spacing="normal" fo:language="fr" fo:country="FR" fo:font-style="normal" fo:font-weight="normal" officeooo:rsid="001d5ba8" style:letter-kerning="false" style:font-name-asian="Roboto1" style:font-size-asian="12pt" style:language-asian="en" style:country-asian="US" style:font-weight-asian="normal" style:font-name-complex="Roboto1" style:font-size-complex="12pt" style:language-complex="ar" style:country-complex="SA" style:font-weight-complex="normal"/>
    </style:style>
    <style:style style:name="T63" style:family="text">
      <style:text-properties fo:font-variant="normal" fo:text-transform="none" fo:color="#000000" style:font-name="Ubuntu mono" fo:font-size="12pt" fo:letter-spacing="normal" fo:language="fr" fo:country="FR" fo:font-style="normal" fo:font-weight="normal" style:letter-kerning="false" style:font-name-asian="Times New Roman1" style:language-asian="fr" style:country-asian="FR" style:font-weight-asian="normal" style:font-name-complex="Arial1" style:language-complex="ar" style:country-complex="SA" style:font-weight-complex="normal"/>
    </style:style>
    <style:style style:name="T64" style:family="text">
      <style:text-properties fo:font-variant="normal" fo:text-transform="none" fo:color="#000000" style:font-name="Ubuntu mono" fo:font-size="12pt" fo:letter-spacing="normal" fo:language="fr" fo:country="FR" fo:font-style="normal" fo:font-weight="normal" style:letter-kerning="false" fo:background-color="#ffffff" loext:char-shading-value="0" style:font-name-asian="Times New Roman1" style:font-size-asian="14pt" style:language-asian="fr" style:country-asian="FR" style:font-weight-asian="normal" style:font-name-complex="Arial1" style:font-size-complex="14pt" style:language-complex="ar" style:country-complex="SA" style:font-weight-complex="normal"/>
    </style:style>
    <style:style style:name="T65" style:family="text">
      <style:text-properties fo:font-variant="normal" fo:text-transform="none" fo:color="#000000" style:font-name="Ubuntu mono" fo:font-size="12pt" fo:letter-spacing="normal" fo:language="fr" fo:country="FR" fo:font-style="normal" fo:font-weight="normal" style:letter-kerning="false" fo:background-color="#ffffff" loext:char-shading-value="0" style:font-name-asian="Times New Roman1" style:font-size-asian="12pt" style:language-asian="en" style:country-asian="US" style:font-weight-asian="normal" style:font-name-complex="Arial1" style:font-size-complex="12pt" style:language-complex="ar" style:country-complex="SA" style:font-weight-complex="normal"/>
    </style:style>
    <style:style style:name="T66" style:family="text">
      <style:text-properties fo:font-variant="normal" fo:text-transform="none" fo:color="#000000" style:font-name="Ubuntu mono" fo:font-size="12pt" fo:letter-spacing="normal" fo:language="fr" fo:country="FR" fo:font-style="normal" fo:font-weight="normal" style:letter-kerning="false" fo:background-color="#ffffff" loext:char-shading-value="0" style:font-name-asian="Roboto1" style:font-size-asian="12pt" style:language-asian="en" style:country-asian="US" style:font-weight-asian="normal" style:font-name-complex="Roboto1" style:font-size-complex="12pt" style:language-complex="ar" style:country-complex="SA" style:font-weight-complex="normal"/>
    </style:style>
    <style:style style:name="T67" style:family="text">
      <style:text-properties fo:font-variant="normal" fo:text-transform="none" fo:color="#000000" style:font-name="Ubuntu mono" fo:font-size="12pt" fo:letter-spacing="normal" fo:language="fr" fo:country="FR" fo:font-style="normal" fo:font-weight="normal" officeooo:rsid="001fdd73" style:letter-kerning="false" fo:background-color="#ffffff" loext:char-shading-value="0" style:font-name-asian="Roboto1" style:font-size-asian="12pt" style:language-asian="en" style:country-asian="US" style:font-weight-asian="normal" style:font-name-complex="Roboto1" style:font-size-complex="12pt" style:language-complex="ar" style:country-complex="SA" style:font-weight-complex="normal"/>
    </style:style>
    <style:style style:name="T68" style:family="text">
      <style:text-properties fo:font-variant="normal" fo:text-transform="none" fo:color="#000000" style:font-name="Ubuntu mono" fo:font-size="12pt" fo:letter-spacing="normal" fo:font-style="normal" fo:font-weight="normal"/>
    </style:style>
    <style:style style:name="T69" style:family="text">
      <style:text-properties fo:font-variant="normal" fo:text-transform="none" fo:color="#000000" style:font-name="Ubuntu mono" fo:font-size="12pt" fo:letter-spacing="normal" fo:font-style="normal" fo:font-weight="normal" style:font-name-asian="Times New Roman1" style:language-asian="fr" style:country-asian="FR" style:font-name-complex="Arial1"/>
    </style:style>
    <style:style style:name="T70" style:family="text">
      <style:text-properties fo:font-variant="normal" fo:text-transform="none" fo:color="#000000" style:font-name="Ubuntu mono" fo:font-size="12pt" fo:letter-spacing="normal" fo:font-style="normal" fo:font-weight="normal" style:font-name-asian="Times New Roman1" style:font-name-complex="Arial1"/>
    </style:style>
    <style:style style:name="T71" style:family="text">
      <style:text-properties fo:font-variant="normal" fo:text-transform="none" fo:color="#000000" style:font-name="Ubuntu mono" fo:font-size="12pt" fo:letter-spacing="normal" fo:font-style="normal" fo:font-weight="normal" officeooo:rsid="001fdd73" style:font-name-asian="Times New Roman1" style:font-name-complex="Arial1"/>
    </style:style>
    <style:style style:name="T72" style:family="text">
      <style:text-properties fo:font-variant="normal" fo:text-transform="none" fo:color="#000000" fo:font-size="12pt" fo:letter-spacing="normal" fo:language="fr" fo:country="FR" fo:font-style="normal" fo:font-weight="normal" style:letter-kerning="false" style:font-size-asian="12pt" style:language-asian="en" style:country-asian="US" style:font-weight-asian="normal" style:font-size-complex="12pt" style:language-complex="ar" style:country-complex="SA" style:font-weight-complex="normal"/>
    </style:style>
    <style:style style:name="T73" style:family="text">
      <style:text-properties fo:font-variant="normal" fo:text-transform="none" fo:color="#303030" style:font-name="Arial" fo:font-size="15pt" fo:letter-spacing="normal" fo:language="fr" fo:country="FR" fo:font-style="normal" fo:font-weight="normal" officeooo:rsid="000daa97" style:letter-kerning="false" style:font-name-asian="Times New Roman1" style:font-size-asian="15pt" style:language-asian="fr" style:country-asian="FR" style:font-style-asian="normal" style:font-weight-asian="normal" style:font-name-complex="Arial1" style:font-size-complex="15pt" style:language-complex="ar" style:country-complex="SA"/>
    </style:style>
    <style:style style:name="T74" style:family="text">
      <style:text-properties fo:font-variant="normal" fo:text-transform="none" fo:color="#303030" style:font-name="Arial" fo:font-size="15pt" fo:letter-spacing="normal" fo:language="fr" fo:country="FR" fo:font-style="normal" fo:font-weight="normal" officeooo:rsid="000f7402" style:letter-kerning="false" style:font-name-asian="Times New Roman1" style:font-size-asian="15pt" style:language-asian="fr" style:country-asian="FR" style:font-style-asian="normal" style:font-weight-asian="normal" style:font-name-complex="Arial1" style:font-size-complex="15pt" style:language-complex="ar" style:country-complex="SA"/>
    </style:style>
    <style:style style:name="T75" style:family="text">
      <style:text-properties fo:font-variant="normal" fo:text-transform="none" fo:color="#444455" style:font-name="Arial" fo:font-size="14pt" fo:letter-spacing="normal"/>
    </style:style>
    <style:style style:name="T76" style:family="text">
      <style:text-properties fo:font-variant="normal" fo:text-transform="none" style:font-name="Source Sans Pro" fo:font-size="12pt" fo:letter-spacing="normal" fo:font-style="normal" fo:font-weight="normal"/>
    </style:style>
    <style:style style:name="T77" style:family="text">
      <style:text-properties fo:font-variant="normal" fo:text-transform="none" style:font-name="Roboto" fo:font-size="12pt" fo:letter-spacing="normal" fo:language="fr" fo:country="FR" fo:font-style="normal" fo:font-weight="normal" style:letter-kerning="false" fo:background-color="#ffffff" loext:char-shading-value="0" style:font-name-asian="Roboto1" style:font-size-asian="12pt" style:language-asian="en" style:country-asian="US" style:font-weight-asian="normal" style:font-name-complex="Roboto1" style:font-size-complex="12pt" style:language-complex="ar" style:country-complex="SA" style:font-weight-complex="normal"/>
    </style:style>
    <style:style style:name="T78" style:family="text">
      <style:text-properties fo:font-variant="normal" fo:text-transform="none" style:font-name="Ubuntu mono" fo:letter-spacing="normal" fo:language="fr" fo:country="FR" fo:font-style="normal" officeooo:rsid="001fdd73" style:letter-kerning="false" fo:background-color="#ffffff" loext:char-shading-value="0" style:language-complex="ar" style:country-complex="SA"/>
    </style:style>
    <style:style style:name="T79" style:family="text">
      <style:text-properties style:font-name="Arial" fo:font-size="11pt" fo:font-style="normal" fo:font-weight="normal" style:font-size-asian="11pt" style:font-style-asian="normal" style:font-weight-asian="normal"/>
    </style:style>
    <style:style style:name="T80" style:family="text">
      <style:text-properties style:font-name="Arial" fo:font-size="11pt" fo:font-style="normal" fo:font-weight="normal" officeooo:rsid="0002d35d" style:font-size-asian="11pt" style:font-style-asian="normal" style:font-weight-asian="normal"/>
    </style:style>
    <style:style style:name="T81" style:family="text">
      <style:text-properties style:font-name="Arial" fo:font-weight="bold" style:font-name-asian="Times New Roman1" style:language-asian="fr" style:country-asian="FR" style:font-weight-asian="bold" style:font-name-complex="Arial1"/>
    </style:style>
    <style:style style:name="T82" style:family="text">
      <style:text-properties fo:color="#000000"/>
    </style:style>
    <style:style style:name="T83" style:family="text">
      <style:text-properties fo:color="#000000" style:font-name="Arial" fo:font-size="14pt"/>
    </style:style>
    <style:style style:name="T84" style:family="text">
      <style:text-properties fo:color="#000000" style:font-name="Arial" fo:font-size="14pt" fo:font-weight="bold" officeooo:rsid="000ca7b4" fo:background-color="#ffffff" loext:char-shading-value="0" style:font-name-asian="Roboto1" style:font-size-asian="14pt" style:font-weight-asian="bold" style:font-name-complex="Arial1" style:font-size-complex="14pt"/>
    </style:style>
    <style:style style:name="T85" style:family="text">
      <style:text-properties fo:color="#000000" style:font-name="Arial" fo:font-size="14pt" fo:font-weight="bold" officeooo:rsid="000ca7b4" fo:background-color="transparent" loext:char-shading-value="0" style:font-name-asian="Roboto1" style:font-size-asian="14pt" style:font-weight-asian="bold" style:font-name-complex="Arial1" style:font-size-complex="14pt"/>
    </style:style>
    <style:style style:name="T86" style:family="text">
      <style:text-properties fo:color="#000000" style:font-name="Arial" fo:font-size="14pt" fo:background-color="#f09e6f" loext:char-shading-value="0" style:font-name-asian="Times New Roman1" style:font-size-asian="14pt" style:language-asian="fr" style:country-asian="FR" style:font-name-complex="Arial1" style:font-size-complex="14pt"/>
    </style:style>
    <style:style style:name="T87" style:family="text">
      <style:text-properties fo:color="#000000" style:font-name="Arial" fo:font-size="14pt" style:font-name-asian="Times New Roman1" style:font-size-asian="14pt" style:language-asian="fr" style:country-asian="FR" style:font-name-complex="Arial1" style:font-size-complex="14pt"/>
    </style:style>
    <style:style style:name="T88" style:family="text">
      <style:text-properties fo:color="#000000" style:font-name="Arial" fo:font-size="14pt" officeooo:rsid="001784d4" style:font-name-asian="Times New Roman1" style:font-size-asian="14pt" style:language-asian="fr" style:country-asian="FR" style:font-name-complex="Arial1" style:font-size-complex="14pt"/>
    </style:style>
    <style:style style:name="T89" style:family="text">
      <style:text-properties fo:color="#000000" style:font-name="Arial" fo:font-size="14pt" officeooo:rsid="00243367" style:font-name-asian="Times New Roman1" style:font-size-asian="14pt" style:language-asian="fr" style:country-asian="FR" style:font-name-complex="Arial1" style:font-size-complex="14pt"/>
    </style:style>
    <style:style style:name="T90" style:family="text">
      <style:text-properties fo:color="#000000" style:font-name="Arial" fo:font-size="14pt" officeooo:rsid="0019b72c" style:font-name-asian="Times New Roman1" style:font-size-asian="14pt" style:language-asian="fr" style:country-asian="FR" style:font-name-complex="Arial1" style:font-size-complex="14pt"/>
    </style:style>
    <style:style style:name="T91" style:family="text">
      <style:text-properties fo:color="#000000" style:font-name="Arial" fo:font-size="14pt" fo:background-color="#43c330" loext:char-shading-value="0" style:font-name-asian="Times New Roman1" style:font-size-asian="14pt" style:language-asian="fr" style:country-asian="FR" style:font-name-complex="Arial1" style:font-size-complex="14pt"/>
    </style:style>
    <style:style style:name="T92" style:family="text">
      <style:text-properties fo:color="#000000" style:font-name="Arial" fo:font-size="14pt" officeooo:rsid="00243367" fo:background-color="#43c330" loext:char-shading-value="0" style:font-name-asian="Times New Roman1" style:font-size-asian="14pt" style:language-asian="fr" style:country-asian="FR" style:font-name-complex="Arial1" style:font-size-complex="14pt"/>
    </style:style>
    <style:style style:name="T93" style:family="text">
      <style:text-properties fo:color="#000000" style:font-name="Arial" fo:font-size="14pt" fo:language="fr" fo:country="FR" style:letter-kerning="false" style:font-name-asian="Times New Roman1" style:font-size-asian="14pt" style:language-asian="fr" style:country-asian="FR" style:font-name-complex="Arial1" style:font-size-complex="14pt" style:language-complex="ar" style:country-complex="SA"/>
    </style:style>
    <style:style style:name="T94" style:family="text">
      <style:text-properties fo:color="#000000" style:font-name="Arial" fo:font-size="14pt" fo:language="fr" fo:country="FR" officeooo:rsid="002b73ec" style:letter-kerning="false" style:font-name-asian="Times New Roman1" style:font-size-asian="14pt" style:language-asian="fr" style:country-asian="FR" style:font-name-complex="Arial1" style:font-size-complex="14pt" style:language-complex="ar" style:country-complex="SA"/>
    </style:style>
    <style:style style:name="T95" style:family="text">
      <style:text-properties fo:color="#000000" style:font-name="Arial" fo:font-size="12pt" officeooo:rsid="002decf5" style:font-size-asian="12pt" style:font-size-complex="12pt"/>
    </style:style>
    <style:style style:name="T96" style:family="text">
      <style:text-properties fo:color="#000000" style:font-name="Arial" fo:font-size="12pt" fo:font-weight="normal" officeooo:rsid="001e139c" style:font-name-asian="Times New Roman1" style:font-size-asian="12pt" style:language-asian="fr" style:country-asian="FR" style:font-weight-asian="normal" style:font-name-complex="Arial1" style:font-size-complex="12pt" style:font-weight-complex="normal"/>
    </style:style>
    <style:style style:name="T97" style:family="text">
      <style:text-properties fo:color="#000000" style:font-name="Arial" style:font-name-asian="Times New Roman1" style:language-asian="fr" style:country-asian="FR" style:font-name-complex="Arial1"/>
    </style:style>
    <style:style style:name="T98" style:family="text">
      <style:text-properties fo:color="#000000" style:font-name="Roboto" fo:font-size="12pt" fo:font-weight="normal" officeooo:rsid="00195a70" fo:background-color="transparent" loext:char-shading-value="0" style:font-name-asian="Roboto1" style:font-size-asian="12pt" style:font-weight-asian="normal" style:font-name-complex="Roboto1" style:font-size-complex="12pt" style:font-weight-complex="normal"/>
    </style:style>
    <style:style style:name="T99" style:family="text">
      <style:text-properties fo:color="#000000" style:font-name="Roboto" fo:font-size="12pt" fo:font-weight="normal" officeooo:rsid="00193215" fo:background-color="transparent" loext:char-shading-value="0" style:font-name-asian="Roboto1" style:font-size-asian="12pt" style:font-weight-asian="normal" style:font-name-complex="Roboto1" style:font-size-complex="12pt" style:font-weight-complex="normal"/>
    </style:style>
    <style:style style:name="T100" style:family="text">
      <style:text-properties fo:color="#000000" style:font-name="Roboto" fo:font-size="12pt" fo:font-weight="normal" officeooo:rsid="001ac326" fo:background-color="transparent" loext:char-shading-value="0" style:font-name-asian="Roboto1" style:font-size-asian="12pt" style:font-weight-asian="normal" style:font-name-complex="Roboto1" style:font-size-complex="12pt" style:font-weight-complex="normal"/>
    </style:style>
    <style:style style:name="T101" style:family="text">
      <style:text-properties fo:color="#000000" style:font-name="Roboto" fo:font-size="12pt" fo:font-weight="normal" officeooo:rsid="001de12c" fo:background-color="transparent" loext:char-shading-value="0" style:font-name-asian="Roboto1" style:font-size-asian="12pt" style:font-weight-asian="normal" style:font-name-complex="Roboto1" style:font-size-complex="12pt" style:font-weight-complex="normal"/>
    </style:style>
    <style:style style:name="T102" style:family="text">
      <style:text-properties fo:color="#000000" style:font-name="Roboto" fo:font-size="12pt" fo:font-weight="normal" fo:background-color="#ffffff" loext:char-shading-value="0" style:font-name-asian="Roboto1" style:font-size-asian="12pt" style:font-weight-asian="normal" style:font-name-complex="Roboto1" style:font-size-complex="12pt" style:font-weight-complex="normal"/>
    </style:style>
    <style:style style:name="T103" style:family="text">
      <style:text-properties fo:color="#000000" style:font-name="Roboto" fo:font-size="12pt" fo:font-weight="normal" officeooo:rsid="000daa97" fo:background-color="#ffffff" loext:char-shading-value="0" style:font-name-asian="Roboto1" style:font-size-asian="12pt" style:font-weight-asian="normal" style:font-name-complex="Roboto1" style:font-size-complex="12pt" style:font-weight-complex="normal"/>
    </style:style>
    <style:style style:name="T104" style:family="text">
      <style:text-properties fo:color="#000000" style:font-name="Roboto" fo:font-size="12pt" fo:font-weight="normal" officeooo:rsid="001383d0" fo:background-color="#ffffff" loext:char-shading-value="0" style:font-name-asian="Roboto1" style:font-size-asian="12pt" style:font-weight-asian="normal" style:font-name-complex="Roboto1" style:font-size-complex="12pt" style:font-weight-complex="normal"/>
    </style:style>
    <style:style style:name="T105" style:family="text">
      <style:text-properties fo:color="#000000" style:font-name="Roboto" fo:font-size="12pt" fo:font-weight="normal" officeooo:rsid="00168f9c" fo:background-color="#ffffff" loext:char-shading-value="0" style:font-name-asian="Roboto1" style:font-size-asian="12pt" style:font-weight-asian="normal" style:font-name-complex="Roboto1" style:font-size-complex="12pt" style:font-weight-complex="normal"/>
    </style:style>
    <style:style style:name="T106" style:family="text">
      <style:text-properties fo:color="#000000" style:font-name="Roboto" fo:font-size="12pt" fo:font-weight="normal" officeooo:rsid="001b8f1e" fo:background-color="#ffffff" loext:char-shading-value="0" style:font-name-asian="Roboto1" style:font-size-asian="12pt" style:font-weight-asian="normal" style:font-name-complex="Roboto1" style:font-size-complex="12pt" style:font-weight-complex="normal"/>
    </style:style>
    <style:style style:name="T107" style:family="text">
      <style:text-properties fo:color="#000000" style:font-name="Roboto" fo:font-size="12pt" fo:font-weight="normal" officeooo:rsid="002b73ec" fo:background-color="#ffffff" loext:char-shading-value="0" style:font-name-asian="Roboto1" style:font-size-asian="12pt" style:font-weight-asian="normal" style:font-name-complex="Roboto1" style:font-size-complex="12pt" style:font-weight-complex="normal"/>
    </style:style>
    <style:style style:name="T108" style:family="text">
      <style:text-properties fo:color="#000000" style:font-name="Roboto" fo:font-size="12pt" fo:language="fr" fo:country="FR" fo:font-weight="normal" officeooo:rsid="000daa97" style:letter-kerning="false" fo:background-color="#ffffff" loext:char-shading-value="0" style:font-name-asian="Roboto1" style:font-size-asian="12pt" style:language-asian="en" style:country-asian="US" style:font-weight-asian="normal" style:font-name-complex="Roboto1" style:font-size-complex="12pt" style:language-complex="ar" style:country-complex="SA" style:font-weight-complex="normal"/>
    </style:style>
    <style:style style:name="T109" style:family="text">
      <style:text-properties fo:color="#000000" style:font-name="Roboto" fo:font-size="12pt" fo:language="fr" fo:country="FR" fo:font-weight="normal" officeooo:rsid="001383d0" style:letter-kerning="false" fo:background-color="#ffffff" loext:char-shading-value="0" style:font-name-asian="Roboto1" style:font-size-asian="12pt" style:language-asian="en" style:country-asian="US" style:font-weight-asian="normal" style:font-name-complex="Roboto1" style:font-size-complex="12pt" style:language-complex="ar" style:country-complex="SA" style:font-weight-complex="normal"/>
    </style:style>
    <style:style style:name="T110" style:family="text">
      <style:text-properties fo:color="#000000" style:font-name="Roboto" fo:font-size="12pt" fo:language="fr" fo:country="FR" fo:font-weight="normal" officeooo:rsid="002b73ec" style:letter-kerning="false" fo:background-color="#ffffff" loext:char-shading-value="0" style:font-name-asian="Roboto1" style:font-size-asian="12pt" style:language-asian="en" style:country-asian="US" style:font-weight-asian="normal" style:font-name-complex="Roboto1" style:font-size-complex="12pt" style:language-complex="ar" style:country-complex="SA" style:font-weight-complex="normal"/>
    </style:style>
    <style:style style:name="T111" style:family="text">
      <style:text-properties fo:color="#000000" style:font-name="Roboto" fo:font-size="12pt" fo:language="fr" fo:country="FR" fo:font-weight="normal" style:letter-kerning="false" style:font-name-asian="Roboto1" style:font-size-asian="12pt" style:language-asian="en" style:country-asian="US" style:font-weight-asian="normal" style:font-name-complex="Roboto1" style:font-size-complex="12pt" style:language-complex="ar" style:country-complex="SA" style:font-weight-complex="normal"/>
    </style:style>
    <style:style style:name="T112" style:family="text">
      <style:text-properties fo:color="#000000" style:font-name="Ubuntu Condensed" fo:font-size="12pt" fo:background-color="transparent" loext:char-shading-value="0" style:font-size-asian="12pt" style:font-name-complex="Times New Roman1" style:font-size-complex="12pt"/>
    </style:style>
    <style:style style:name="T113" style:family="text">
      <style:text-properties fo:color="#000000" style:font-name="Ubuntu Condensed" fo:font-size="12pt" fo:background-color="transparent" loext:char-shading-value="0" style:font-size-asian="12pt" style:font-name-complex="Times New Roman1" style:font-size-complex="12pt" loext:padding="0cm" loext:border="none"/>
    </style:style>
    <style:style style:name="T114" style:family="text">
      <style:text-properties fo:color="#000000" style:font-name="Ubuntu Condensed" fo:font-size="12pt" officeooo:rsid="002decf5" fo:background-color="transparent" loext:char-shading-value="0" style:font-size-asian="12pt" style:font-name-complex="Times New Roman1" style:font-size-complex="12pt" loext:padding="0cm" loext:border="none"/>
    </style:style>
    <style:style style:name="T115" style:family="text">
      <style:text-properties fo:color="#000000" style:font-name="Ubuntu Condensed" fo:font-size="12pt" officeooo:rsid="002c3080" fo:background-color="transparent" loext:char-shading-value="0" style:font-size-asian="12pt" style:font-name-complex="Times New Roman1" style:font-size-complex="12pt"/>
    </style:style>
    <style:style style:name="T116" style:family="text">
      <style:text-properties fo:color="#000000" style:font-name="Ubuntu Condensed" fo:font-size="12pt" style:font-name-asian="Times New Roman1" style:font-size-asian="12pt" style:language-asian="fr" style:country-asian="FR" style:font-name-complex="Times New Roman1" style:font-size-complex="12pt"/>
    </style:style>
    <style:style style:name="T117" style:family="text">
      <style:text-properties fo:color="#000000" style:font-name="Ubuntu Condensed" fo:font-size="12pt" officeooo:rsid="000d0240" style:font-name-asian="Times New Roman1" style:font-size-asian="12pt" style:language-asian="fr" style:country-asian="FR" style:font-name-complex="Times New Roman1" style:font-size-complex="12pt"/>
    </style:style>
    <style:style style:name="T118" style:family="text">
      <style:text-properties fo:color="#000000" style:font-name="Ubuntu Condensed" fo:font-size="12pt" officeooo:rsid="000daa97" style:font-name-asian="Times New Roman1" style:font-size-asian="12pt" style:language-asian="fr" style:country-asian="FR" style:font-name-complex="Times New Roman1" style:font-size-complex="12pt"/>
    </style:style>
    <style:style style:name="T119" style:family="text">
      <style:text-properties fo:color="#000000" style:font-name="Ubuntu Condensed" fo:font-size="12pt" officeooo:rsid="000f7402" style:font-name-asian="Times New Roman1" style:font-size-asian="12pt" style:language-asian="fr" style:country-asian="FR" style:font-name-complex="Times New Roman1" style:font-size-complex="12pt"/>
    </style:style>
    <style:style style:name="T120" style:family="text">
      <style:text-properties fo:color="#000000" style:font-name="Ubuntu Condensed" fo:font-size="12pt" officeooo:rsid="001784d4" style:font-name-asian="Times New Roman1" style:font-size-asian="12pt" style:language-asian="fr" style:country-asian="FR" style:font-name-complex="Times New Roman1" style:font-size-complex="12pt"/>
    </style:style>
    <style:style style:name="T121" style:family="text">
      <style:text-properties fo:color="#000000" style:font-name="Ubuntu Condensed" fo:font-size="12pt" fo:language="fr" fo:country="FR" officeooo:rsid="000d0240" style:letter-kerning="false" style:font-name-asian="Times New Roman1" style:font-size-asian="12pt" style:language-asian="fr" style:country-asian="FR" style:font-name-complex="Times New Roman1" style:font-size-complex="12pt" style:language-complex="ar" style:country-complex="SA"/>
    </style:style>
    <style:style style:name="T122" style:family="text">
      <style:text-properties fo:color="#000000" style:font-name="Ubuntu Condensed" fo:font-size="12pt" fo:language="fr" fo:country="FR" officeooo:rsid="000daa97" style:letter-kerning="false" style:font-name-asian="Times New Roman1" style:font-size-asian="12pt" style:language-asian="fr" style:country-asian="FR" style:font-name-complex="Times New Roman1" style:font-size-complex="12pt" style:language-complex="ar" style:country-complex="SA"/>
    </style:style>
    <style:style style:name="T123" style:family="text">
      <style:text-properties fo:color="#000000" style:font-name="Ubuntu Condensed" fo:font-size="12pt" fo:language="fr" fo:country="FR" officeooo:rsid="00111e37" style:letter-kerning="false" style:font-name-asian="Times New Roman1" style:font-size-asian="12pt" style:language-asian="fr" style:country-asian="FR" style:font-name-complex="Times New Roman1" style:font-size-complex="12pt" style:language-complex="ar" style:country-complex="SA"/>
    </style:style>
    <style:style style:name="T124" style:family="text">
      <style:text-properties fo:color="#000000" style:font-name="Ubuntu Condensed" fo:font-size="12pt" fo:language="fr" fo:country="FR" officeooo:rsid="000f7402" style:letter-kerning="false" style:font-name-asian="Times New Roman1" style:font-size-asian="12pt" style:language-asian="fr" style:country-asian="FR" style:font-name-complex="Times New Roman1" style:font-size-complex="12pt" style:language-complex="ar" style:country-complex="SA"/>
    </style:style>
    <style:style style:name="T125" style:family="text">
      <style:text-properties fo:color="#000000" style:font-name="Ubuntu Condensed" fo:font-size="12pt" fo:language="fr" fo:country="FR" officeooo:rsid="00243367" style:letter-kerning="false" style:font-name-asian="Times New Roman1" style:font-size-asian="12pt" style:language-asian="fr" style:country-asian="FR" style:font-name-complex="Times New Roman1" style:font-size-complex="12pt" style:language-complex="ar" style:country-complex="SA"/>
    </style:style>
    <style:style style:name="T126" style:family="text">
      <style:text-properties fo:color="#000000" style:font-name="Ubuntu Condensed" fo:font-size="12pt" fo:language="fr" fo:country="FR" officeooo:rsid="002b73ec" style:letter-kerning="false" style:font-name-asian="Times New Roman1" style:font-size-asian="12pt" style:language-asian="fr" style:country-asian="FR" style:font-name-complex="Times New Roman1" style:font-size-complex="12pt" style:language-complex="ar" style:country-complex="SA"/>
    </style:style>
    <style:style style:name="T127" style:family="text">
      <style:text-properties fo:color="#000000" style:font-name="Ubuntu Condensed" fo:font-size="12pt" fo:language="fr" fo:country="FR" officeooo:rsid="0019475f" style:letter-kerning="false" style:font-name-asian="Times New Roman1" style:font-size-asian="12pt" style:language-asian="fr" style:country-asian="FR" style:font-name-complex="Times New Roman1" style:font-size-complex="12pt" style:language-complex="ar" style:country-complex="SA"/>
    </style:style>
    <style:style style:name="T128" style:family="text">
      <style:text-properties fo:color="#000000" style:font-name="Ubuntu Condensed" fo:font-size="12pt" fo:language="fr" fo:country="FR" officeooo:rsid="0019b72c" style:letter-kerning="false" style:font-name-asian="Times New Roman1" style:font-size-asian="12pt" style:language-asian="fr" style:country-asian="FR" style:font-name-complex="Times New Roman1" style:font-size-complex="12pt" style:language-complex="ar" style:country-complex="SA"/>
    </style:style>
    <style:style style:name="T129" style:family="text">
      <style:text-properties fo:color="#000000" style:font-name="Ubuntu Condensed" fo:font-size="12pt" fo:language="fr" fo:country="FR" officeooo:rsid="002b73ec" style:letter-kerning="false" style:font-size-asian="12pt" style:font-name-complex="Times New Roman1" style:font-size-complex="12pt" style:language-complex="ar" style:country-complex="SA"/>
    </style:style>
    <style:style style:name="T130" style:family="text">
      <style:text-properties fo:color="#000000" style:font-name="Ubuntu Condensed" fo:font-size="12pt" fo:language="fr" fo:country="FR" officeooo:rsid="002bd794" style:letter-kerning="false" style:font-size-asian="12pt" style:font-name-complex="Times New Roman1" style:font-size-complex="12pt" style:language-complex="ar" style:country-complex="SA"/>
    </style:style>
    <style:style style:name="T131" style:family="text">
      <style:text-properties fo:color="#000000" style:font-name="Ubuntu Condensed" fo:font-size="12pt" fo:language="fr" fo:country="FR" fo:font-weight="normal" officeooo:rsid="002bd794" style:letter-kerning="false" style:font-size-asian="12pt" style:font-weight-asian="normal" style:font-name-complex="Times New Roman1" style:font-size-complex="12pt" style:language-complex="ar" style:country-complex="SA" style:font-weight-complex="normal"/>
    </style:style>
    <style:style style:name="T132" style:family="text">
      <style:text-properties fo:color="#000000" style:font-name="Ubuntu Condensed" fo:font-size="12pt" fo:language="fr" fo:country="FR" fo:font-weight="normal" officeooo:rsid="002bd794" style:letter-kerning="false" fo:background-color="#ffffff" loext:char-shading-value="0" style:font-name-asian="Times New Roman1" style:font-size-asian="12pt" style:language-asian="fr" style:country-asian="FR" style:font-weight-asian="normal" style:font-name-complex="Times New Roman1" style:font-size-complex="12pt" style:language-complex="ar" style:country-complex="SA" style:font-weight-complex="normal"/>
    </style:style>
    <style:style style:name="T133" style:family="text">
      <style:text-properties fo:color="#000000" style:font-name="Ubuntu Condensed" fo:font-size="12pt" fo:language="fr" fo:country="FR" fo:font-weight="normal" officeooo:rsid="002f8236" style:letter-kerning="false" fo:background-color="#ffffff" loext:char-shading-value="0" style:font-name-asian="Times New Roman1" style:font-size-asian="12pt" style:language-asian="fr" style:country-asian="FR" style:font-weight-asian="normal" style:font-name-complex="Times New Roman1" style:font-size-complex="12pt" style:language-complex="ar" style:country-complex="SA" style:font-weight-complex="normal"/>
    </style:style>
    <style:style style:name="T134" style:family="text">
      <style:text-properties fo:color="#000000" style:font-name="Ubuntu Condensed" fo:font-size="12pt" fo:language="fr" fo:country="FR" fo:font-weight="normal" officeooo:rsid="0030cf94" style:letter-kerning="false" fo:background-color="#ffffff" loext:char-shading-value="0" style:font-name-asian="Times New Roman1" style:font-size-asian="12pt" style:language-asian="fr" style:country-asian="FR" style:font-weight-asian="normal" style:font-name-complex="Times New Roman1" style:font-size-complex="12pt" style:language-complex="ar" style:country-complex="SA" style:font-weight-complex="normal"/>
    </style:style>
    <style:style style:name="T135" style:family="text">
      <style:text-properties fo:color="#000000" style:font-name="Ubuntu Condensed" fo:font-size="12pt" fo:language="fr" fo:country="FR" fo:font-style="normal" fo:font-weight="normal" officeooo:rsid="0019b72c" style:letter-kerning="false" fo:background-color="transparent" loext:char-shading-value="0" style:font-name-asian="Times New Roman1" style:font-size-asian="12pt" style:language-asian="fr" style:country-asian="FR" style:font-style-asian="normal" style:font-weight-asian="normal" style:font-name-complex="Times New Roman1" style:font-size-complex="12pt" style:language-complex="ar" style:country-complex="SA"/>
    </style:style>
    <style:style style:name="T136" style:family="text">
      <style:text-properties fo:color="#000000" style:font-name="Ubuntu Condensed" fo:font-size="12pt" fo:language="fr" fo:country="FR" fo:font-weight="bold" officeooo:rsid="002b73ec" style:letter-kerning="false" fo:background-color="#ffffff" loext:char-shading-value="0" style:font-name-asian="Times New Roman1" style:font-size-asian="12pt" style:language-asian="fr" style:country-asian="FR" style:font-weight-asian="bold" style:font-name-complex="Times New Roman1" style:font-size-complex="12pt" style:language-complex="ar" style:country-complex="SA" style:font-weight-complex="bold"/>
    </style:style>
    <style:style style:name="T137" style:family="text">
      <style:text-properties fo:color="#000000" style:font-name="Ubuntu Condensed" fo:font-size="12pt" fo:language="fr" fo:country="FR" fo:font-weight="bold" officeooo:rsid="002bd794" style:letter-kerning="false" fo:background-color="#ffffff" loext:char-shading-value="0" style:font-name-asian="Times New Roman1" style:font-size-asian="12pt" style:language-asian="fr" style:country-asian="FR" style:font-weight-asian="bold" style:font-name-complex="Times New Roman1" style:font-size-complex="12pt" style:language-complex="ar" style:country-complex="SA" style:font-weight-complex="bold"/>
    </style:style>
    <style:style style:name="T138" style:family="text">
      <style:text-properties fo:color="#000000" style:font-name="Ubuntu Condensed" fo:font-size="12pt" fo:language="fr" fo:country="FR" fo:font-weight="bold" officeooo:rsid="002f8236" style:letter-kerning="false" fo:background-color="#ffffff" loext:char-shading-value="0" style:font-name-asian="Times New Roman1" style:font-size-asian="12pt" style:language-asian="fr" style:country-asian="FR" style:font-weight-asian="bold" style:font-name-complex="Times New Roman1" style:font-size-complex="12pt" style:language-complex="ar" style:country-complex="SA" style:font-weight-complex="bold"/>
    </style:style>
    <style:style style:name="T139" style:family="text">
      <style:text-properties fo:color="#000000" style:font-name="Ubuntu Condensed" fo:font-size="12pt" officeooo:rsid="002bd794" style:font-size-asian="12pt" style:font-name-complex="Times New Roman1" style:font-size-complex="12pt" style:font-weight-complex="normal"/>
    </style:style>
    <style:style style:name="T140" style:family="text">
      <style:text-properties fo:color="#000000" fo:font-size="13pt" fo:font-weight="normal" officeooo:rsid="002bd794" style:font-size-asian="13pt" style:font-weight-asian="normal" style:font-size-complex="13pt" style:font-weight-complex="normal"/>
    </style:style>
    <style:style style:name="T141" style:family="text">
      <style:text-properties officeooo:rsid="0002d35d"/>
    </style:style>
    <style:style style:name="T142" style:family="text">
      <style:text-properties officeooo:rsid="00130a7a"/>
    </style:style>
    <style:style style:name="T143" style:family="text">
      <style:text-properties officeooo:rsid="0013a224"/>
    </style:style>
    <style:style style:name="T144" style:family="text">
      <style:text-properties officeooo:rsid="0013edb4"/>
    </style:style>
    <style:style style:name="T145" style:family="text">
      <style:text-properties officeooo:rsid="00195a70"/>
    </style:style>
    <style:style style:name="T146" style:family="text">
      <style:text-properties style:font-name="Nova Mono" fo:font-size="12pt" style:font-size-asian="12pt"/>
    </style:style>
    <style:style style:name="T147" style:family="text">
      <style:text-properties style:font-name="Nova Mono" fo:font-size="12pt" officeooo:rsid="0010417c" style:font-size-asian="12pt"/>
    </style:style>
    <style:style style:name="T148" style:family="text">
      <style:text-properties style:font-name="Nova Mono" fo:font-size="12pt" officeooo:rsid="0002d35d" style:font-size-asian="12pt"/>
    </style:style>
    <style:style style:name="T149" style:family="text">
      <style:text-properties officeooo:rsid="001ac326"/>
    </style:style>
    <style:style style:name="T150" style:family="text">
      <style:text-properties style:font-name="Roboto" fo:font-size="12pt" fo:font-weight="normal" fo:background-color="transparent" loext:char-shading-value="0" style:font-name-asian="Roboto1" style:font-size-asian="12pt" style:font-weight-asian="normal" style:font-name-complex="Roboto1" style:font-size-complex="12pt" style:font-weight-complex="normal"/>
    </style:style>
    <style:style style:name="T151" style:family="text">
      <style:text-properties style:font-name="Roboto" fo:font-size="12pt" fo:font-weight="normal" officeooo:rsid="00193215" fo:background-color="transparent" loext:char-shading-value="0" style:font-name-asian="Roboto1" style:font-size-asian="12pt" style:font-weight-asian="normal" style:font-name-complex="Roboto1" style:font-size-complex="12pt" style:font-weight-complex="normal"/>
    </style:style>
    <style:style style:name="T152" style:family="text">
      <style:text-properties style:font-name="Roboto" fo:font-size="12pt" fo:font-weight="normal" officeooo:rsid="001de12c" fo:background-color="transparent" loext:char-shading-value="0" style:font-name-asian="Roboto1" style:font-size-asian="12pt" style:font-weight-asian="normal" style:font-name-complex="Roboto1" style:font-size-complex="12pt" style:font-weight-complex="normal"/>
    </style:style>
    <style:style style:name="T153" style:family="text">
      <style:text-properties style:font-name="Roboto" fo:background-color="transparent" loext:char-shading-value="0"/>
    </style:style>
    <style:style style:name="T154" style:family="text">
      <style:text-properties style:font-name="Roboto" officeooo:rsid="00195a70" fo:background-color="transparent" loext:char-shading-value="0"/>
    </style:style>
    <style:style style:name="T155" style:family="text">
      <style:text-properties style:font-name="Roboto" officeooo:rsid="001e6f6c" fo:background-color="transparent" loext:char-shading-value="0"/>
    </style:style>
    <style:style style:name="T156" style:family="text">
      <style:text-properties style:font-name="Roboto" officeooo:rsid="001fad14" fo:background-color="transparent" loext:char-shading-value="0"/>
    </style:style>
    <style:style style:name="T157" style:family="text">
      <style:text-properties style:font-name="Roboto" fo:font-weight="normal" fo:background-color="#ffffff" loext:char-shading-value="0" style:font-name-asian="Roboto1" style:font-weight-asian="normal" style:font-name-complex="Roboto1" style:font-weight-complex="normal"/>
    </style:style>
    <style:style style:name="T158" style:family="text">
      <style:text-properties style:font-name="Roboto" fo:font-weight="normal" officeooo:rsid="000d0240" fo:background-color="#ffffff" loext:char-shading-value="0" style:font-name-asian="Roboto1" style:font-weight-asian="normal" style:font-name-complex="Roboto1" style:font-weight-complex="normal"/>
    </style:style>
    <style:style style:name="T159" style:family="text">
      <style:text-properties style:font-weight-complex="normal"/>
    </style:style>
    <style:style style:name="T160" style:family="text">
      <style:text-properties officeooo:rsid="001de12c" style:font-weight-complex="normal"/>
    </style:style>
    <style:style style:name="T161" style:family="text">
      <style:text-properties officeooo:rsid="001ca207"/>
    </style:style>
    <style:style style:name="T162" style:family="text">
      <style:text-properties officeooo:rsid="001de12c"/>
    </style:style>
    <style:style style:name="T163" style:family="text">
      <style:text-properties officeooo:rsid="001e6f6c"/>
    </style:style>
    <style:style style:name="T164" style:family="text">
      <style:text-properties fo:color="#0369a3" style:font-name="Arial" fo:font-size="14pt" fo:font-weight="bold" fo:background-color="#ffffff" loext:char-shading-value="0" style:font-name-asian="Times New Roman1" style:font-size-asian="14pt" style:language-asian="fr" style:country-asian="FR" style:font-weight-asian="bold" style:font-name-complex="Arial1" style:font-size-complex="14pt"/>
    </style:style>
    <style:style style:name="T165" style:family="text">
      <style:text-properties fo:color="#0369a3" style:font-name="Arial" fo:font-size="14pt" fo:font-weight="bold" style:font-weight-asian="bold" loext:padding="0cm" loext:border="none"/>
    </style:style>
    <style:style style:name="T166" style:family="text">
      <style:text-properties fo:color="#0369a3" style:font-name="Arial" fo:font-size="14pt" fo:font-style="normal" fo:font-weight="bold" fo:background-color="#ffffff" loext:char-shading-value="0" style:font-name-asian="Times New Roman1" style:font-size-asian="14pt" style:language-asian="fr" style:country-asian="FR" style:font-weight-asian="bold" style:font-name-complex="Arial1" style:font-size-complex="14pt"/>
    </style:style>
    <style:style style:name="T167" style:family="text">
      <style:text-properties fo:color="#0369a3" fo:font-weight="bold" style:font-weight-asian="bold"/>
    </style:style>
    <style:style style:name="T168" style:family="text">
      <style:text-properties fo:color="#0369a3" fo:font-weight="bold" fo:background-color="#ffff00" loext:char-shading-value="0" style:font-weight-asian="bold" style:font-weight-complex="bold"/>
    </style:style>
    <style:style style:name="T169" style:family="text">
      <style:text-properties fo:color="#0369a3" style:font-name="Roboto" fo:font-weight="bold" fo:background-color="#ffff00" loext:char-shading-value="0" style:font-name-asian="Roboto1" style:font-weight-asian="bold" style:font-name-complex="Roboto1"/>
    </style:style>
    <style:style style:name="T170" style:family="text">
      <style:text-properties fo:color="#0369a3" style:font-name="Roboto" fo:font-size="14pt" fo:font-weight="bold" fo:background-color="#ffffff" loext:char-shading-value="0" style:font-name-asian="Roboto1" style:font-size-asian="14pt" style:font-weight-asian="bold" style:font-name-complex="Roboto1" style:font-size-complex="14pt"/>
    </style:style>
    <style:style style:name="T171" style:family="text">
      <style:text-properties officeooo:rsid="001d4632"/>
    </style:style>
    <style:style style:name="T172" style:family="text">
      <style:text-properties officeooo:rsid="00215916"/>
    </style:style>
    <style:style style:name="T173" style:family="text">
      <style:text-properties officeooo:rsid="001ee0a8"/>
    </style:style>
    <style:style style:name="T174" style:family="text">
      <style:text-properties style:font-weight-complex="bold"/>
    </style:style>
    <style:style style:name="T175" style:family="text">
      <style:text-properties officeooo:rsid="0020d78c" style:font-weight-complex="bold"/>
    </style:style>
    <style:style style:name="T176" style:family="text">
      <style:text-properties officeooo:rsid="000f7402"/>
    </style:style>
    <style:style style:name="T177" style:family="text">
      <style:text-properties officeooo:rsid="0019475f"/>
    </style:style>
    <style:style style:name="T178" style:family="text">
      <style:text-properties officeooo:rsid="00273a3c"/>
    </style:style>
    <style:style style:name="T179" style:family="text">
      <style:text-properties officeooo:rsid="0029bc8c"/>
    </style:style>
    <style:style style:name="T180" style:family="text">
      <style:text-properties style:font-name="Trebuchet MS1" fo:font-size="8.5pt" fo:font-style="normal" fo:font-weight="normal" fo:background-color="#ffffff" loext:char-shading-value="0" style:font-name-asian="Times New Roman1" style:font-size-asian="14pt" style:language-asian="fr" style:country-asian="FR" style:font-name-complex="Arial1" style:font-size-complex="14pt"/>
    </style:style>
    <style:style style:name="T181" style:family="text">
      <style:text-properties officeooo:rsid="002c3080"/>
    </style:style>
    <style:style style:name="T182" style:family="text">
      <style:text-properties officeooo:rsid="00232517" fo:background-color="transparent" loext:char-shading-value="0" style:font-name-complex="Times New Roman1" loext:padding="0cm" loext:border="none"/>
    </style:style>
    <style:style style:name="T183" style:family="text">
      <style:text-properties officeooo:rsid="001d5ba8"/>
    </style:style>
    <style:style style:name="T184" style:family="text">
      <style:text-properties style:font-name="Ubuntu mono" officeooo:rsid="001d5ba8"/>
    </style:style>
    <style:style style:name="T185" style:family="text">
      <style:text-properties officeooo:rsid="001e139c"/>
    </style:style>
    <style:style style:name="T186" style:family="text">
      <style:text-properties fo:background-color="#ffffff" loext:char-shading-value="0"/>
    </style:style>
    <style:style style:name="T187" style:family="text">
      <style:text-properties officeooo:rsid="001fdd73"/>
    </style:style>
    <style:style style:name="T188" style:family="text">
      <style:text-properties officeooo:rsid="00215525"/>
    </style:style>
    <style:style style:name="T189" style:family="text">
      <style:text-properties fo:language="fr" fo:country="FR" style:letter-kerning="false"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
      <text:p text:style-name="P2">Exercise1:</text:p>
      <text:p text:style-name="P5">Ecrire un algorithme qui demande un mot à l’utilisateur et qui affiche à l’écran le nombre de lettres de ce mot.</text:p>
      <text:p text:style-name="P105"/>
      <text:p text:style-name="P109">Travail :</text:p>
      <text:p text:style-name="P107"/>
      <text:p text:style-name="P108">variable:</text:p>
      <text:p text:style-name="P111">nbre:entier</text:p>
      <text:p text:style-name="P111">mot:<text:span text:style-name="T161">chaîne</text:span> de <text:span text:style-name="T161">caractère</text:span></text:p>
      <text:p text:style-name="P108"/>
      <text:p text:style-name="P108">algorithme :</text:p>
      <text:p text:style-name="P110">0) début </text:p>
      <text:p text:style-name="P110">1)<text:span text:style-name="T161">écrire(‘mot’)</text:span></text:p>
      <text:p text:style-name="P110">2)lire (<text:span text:style-name="T141">mot )</text:span></text:p>
      <text:p text:style-name="P112"><text:span text:style-name="T5">3)</text:span><text:span text:style-name="T3"> </text:span><text:span text:style-name="T79"><text:s/></text:span><text:span text:style-name="T80">nbre</text:span><text:span text:style-name="T146">← </text:span><text:span text:style-name="T147">l</text:span><text:span text:style-name="T148">engh(‘mot ’)</text:span></text:p>
      <text:p text:style-name="P112"><text:span text:style-name="T6">4</text:span><text:span text:style-name="T5">)</text:span><text:span text:style-name="T8">lire</text:span><text:span text:style-name="T5"> </text:span><text:span text:style-name="T6">(</text:span><text:span text:style-name="T5">‘</text:span><text:span text:style-name="T7">mot de passe contient,’nbre,’lettre’</text:span><text:span text:style-name="T6">)</text:span></text:p>
      <text:p text:style-name="P53"><text:span text:style-name="T7">5</text:span><text:span text:style-name="T4">)</text:span><text:span text:style-name="T6">FIN </text:span></text:p>
      <text:p text:style-name="P66"/>
      <text:p text:style-name="P2">Exercise2:</text:p>
      <text:p text:style-name="P5">Ecrire un algorithme qui demande à l’utilisateur 3 chaînes de caractères et qui affiche à l’écran leurs concaténation</text:p>
      <text:p text:style-name="P6"/>
      <text:p text:style-name="P109">Travail :</text:p>
      <text:p text:style-name="P107"/>
      <text:p text:style-name="P108">variable:</text:p>
      <text:p text:style-name="P50">c<text:span text:style-name="T143">h1,ch2ch3:chaine de caractéres</text:span></text:p>
      <text:p text:style-name="P47">algorithme</text:p>
      <text:p text:style-name="P52"><text:span text:style-name="T144">0)</text:span>début</text:p>
      <text:p text:style-name="P52"><text:span text:style-name="T144">1)écrire</text:span>(‘donner <text:span text:style-name="T144">mot 1</text:span>)</text:p>
      <text:p text:style-name="P64"><text:span text:style-name="T144">2)lire</text:span>(M1) </text:p>
      <text:p text:style-name="P64"><text:span text:style-name="T144">3)Écrire</text:span> ( ‘donner mot 2’’) </text:p>
      <text:p text:style-name="P65"><text:span text:style-name="T144">4)</text:span>Lire (M2) </text:p>
      <text:p text:style-name="P65"><text:span text:style-name="T149">5)Écrire</text:span> (‘’donner mot 3’’)</text:p>
      <text:p text:style-name="P64"><text:span text:style-name="T149">6)</text:span> Lire (M3) </text:p>
      <text:p text:style-name="P64"><text:span text:style-name="T149">7)</text:span>S=Concat (M1,M2,M3) </text:p>
      <text:p text:style-name="P64"><text:span text:style-name="T149">8)lire(</text:span>S)</text:p>
      <text:p text:style-name="P51"/>
      <text:p text:style-name="P2">Exercise3:</text:p>
      <text:p text:style-name="P113">Ecrivez un algorithme qui <text:s text:c="5"/>demande une phrase à l’utilisateur. </text:p>
      <text:p text:style-name="P113">Celui-ci entrera ensuite <text:s text:c="9"/>le rang d’un caractère à supprimer, </text:p>
      <text:p text:style-name="P114">et la <text:s text:c="50"/>nouvelle phrase doit être affichée </text:p>
      <text:p text:style-name="P114">(on doit réellement supprimer le caractère dans la variable qui stocke la phrase, et pas uniquement à l’écran).</text:p>
      <text:p text:style-name="P106"/>
      <text:p text:style-name="P45"><text:soft-page-break/>Travail :</text:p>
      <text:p text:style-name="P46">variables </text:p>
      <text:p text:style-name="P54">ch:<text:span text:style-name="T145">chaîne</text:span> de <text:span text:style-name="T145">caractère</text:span></text:p>
      <text:p text:style-name="P55">s:chaîne de caractère</text:p>
      <text:p text:style-name="P54">n:entier</text:p>
      <text:p text:style-name="P46">Algorithme </text:p>
      <text:p text:style-name="P54"><text:span text:style-name="T162">0)</text:span>début </text:p>
      <text:p text:style-name="P48"><text:span text:style-name="T101">1)</text:span><text:span text:style-name="T98">écrire</text:span><text:span text:style-name="T99">(‘m</text:span><text:span text:style-name="T100">erci beaucoups</text:span><text:span text:style-name="T99">’)</text:span></text:p>
      <text:p text:style-name="P57"><text:span text:style-name="T152">2)</text:span><text:span text:style-name="T151">l</text:span><text:span text:style-name="T150">ire(ch)</text:span></text:p>
      <text:p text:style-name="P55"><text:span text:style-name="T162">3)</text:span>S←------delete(ch,15,1)</text:p>
      <text:p text:style-name="P49"><text:span text:style-name="T101">4)lire</text:span><text:span text:style-name="T98">(s)</text:span></text:p>
      <text:p text:style-name="P56"><text:span text:style-name="T160">5)</text:span><text:span text:style-name="T159">fin</text:span></text:p>
      <text:p text:style-name="P3">Exercise4:</text:p>
      <text:p text:style-name="P1"><text:span text:style-name="T84">Ecrire un algorithme qui demande à l’utilisateur d'écrire le mot Bonjour puis afficher le caractère “u” de mot “Bonjour” </text:span><text:span text:style-name="T85">par leur index.</text:span></text:p>
      <text:p text:style-name="P44">Travail :</text:p>
      <text:p text:style-name="P67">variables </text:p>
      <text:p text:style-name="P58">ch:chaîne de caractères i,r:entier </text:p>
      <text:p text:style-name="P70">Algorithme </text:p>
      <text:p text:style-name="P59">0)<text:span text:style-name="T142">d</text:span>ébut</text:p>
      <text:p text:style-name="P143">1)écrire (‘bonjour’) </text:p>
      <text:p text:style-name="P143">2)lire(ch) </text:p>
      <text:p text:style-name="P59"><text:span text:style-name="T153">3)P</text:span><text:span text:style-name="T154">←</text:span>pos(‘u’,ch)</text:p>
      <text:p text:style-name="P59">4)<text:span text:style-name="T161">écrire (‘la position de la lettre u dans bonjour est’,P)</text:span></text:p>
      <text:p text:style-name="P59">5)fin</text:p>
      <text:p text:style-name="P4"/>
      <text:p text:style-name="P4">Exercise5:</text:p>
      <text:p text:style-name="P116">Ecrire un algorithme qui lit un caractère au clavier puis affiche son prédécesseur, son successeur </text:p>
      <text:p text:style-name="P43">Travail :</text:p>
      <text:p text:style-name="P68">variables </text:p>
      <text:p text:style-name="P148">a,b,c :caractère</text:p>
      <text:p text:style-name="P71">Algorithme </text:p>
      <text:p text:style-name="P60">0)<text:span text:style-name="T142">d</text:span>ébut</text:p>
      <text:p text:style-name="P60">1)écrire (‘entrer un caractére’) </text:p>
      <text:p text:style-name="P60">2)lire(b) </text:p>
      <text:p text:style-name="P60"><text:span text:style-name="T153">3)</text:span><text:span text:style-name="T155">a</text:span><text:span text:style-name="T154">←</text:span><text:span text:style-name="T155">pred(b)</text:span></text:p>
      <text:p text:style-name="P60">4)<text:span text:style-name="T161">écrire (‘le caractére qui précéde ‘,b,’est’,a)</text:span></text:p>
      <text:p text:style-name="P60"><text:span text:style-name="T155">5</text:span><text:span text:style-name="T153">)</text:span><text:span text:style-name="T155">c</text:span><text:span text:style-name="T154">←</text:span><text:span text:style-name="T155">succ(b)</text:span></text:p>
      <text:p text:style-name="P146">6)écrire (‘le caractére qui vient aprés‘,b,’est’,c)</text:p>
      <text:p text:style-name="P146">7)fin</text:p>
      <text:p text:style-name="P3"/>
      <text:p text:style-name="P3">Exercise6:</text:p>
      <text:p text:style-name="P115">Ecrire un algorithme qui lit un caractère au clavier puis affiche son équivalent en Majuscule</text:p>
      <text:p text:style-name="P42">Travail :</text:p>
      <text:p text:style-name="P69"><text:soft-page-break/>variables </text:p>
      <text:p text:style-name="P149">a,b, :caractère</text:p>
      <text:p text:style-name="P72">Algorithme </text:p>
      <text:p text:style-name="P61">0)<text:span text:style-name="T142">d</text:span>ébut</text:p>
      <text:p text:style-name="P61">1)écrire (‘entrer un caractére’) </text:p>
      <text:p text:style-name="P61">2)lire(b) </text:p>
      <text:p text:style-name="P61"><text:span text:style-name="T153">3)</text:span><text:span text:style-name="T155">a</text:span><text:span text:style-name="T154">←</text:span><text:span text:style-name="T156">ASC(majus</text:span><text:span text:style-name="T155">(b)</text:span><text:span text:style-name="T156">)</text:span></text:p>
      <text:p text:style-name="P62"><text:span text:style-name="T163">4</text:span>)lire(a)</text:p>
      <text:p text:style-name="P147">7)fin</text:p>
      <text:p text:style-name="P63"/>
      <text:p text:style-name="P18">Exercise7:</text:p>
      <text:p text:style-name="P22">Ecrire un algorithme qui demande à l’utilisateur de taper un valeur et tester si la valeur est paire ou impaire</text:p>
      <text:p text:style-name="P133">Travail :</text:p>
      <text:p text:style-name="P134">variable:</text:p>
      <text:p text:style-name="P136"><text:span text:style-name="T157">n,</text:span><text:span text:style-name="T158">m</text:span><text:span text:style-name="T157">:entier</text:span></text:p>
      <text:p text:style-name="P73"><text:span text:style-name="T164">algorithme :</text:span><text:span text:style-name="T116"><text:line-break/></text:span><text:span text:style-name="T19">Écrire "Entrez </text:span><text:span text:style-name="T20">un </text:span><text:span text:style-name="T19">nombre: "</text:span><text:span text:style-name="T116"><text:line-break/></text:span><text:span text:style-name="T19">Lire </text:span><text:span text:style-name="T20">(n)</text:span><text:span text:style-name="T116"><text:line-break/></text:span><text:span text:style-name="T117">m←---n div 2</text:span></text:p>
      <text:p text:style-name="P30"><text:span text:style-name="T19">Si </text:span><text:span text:style-name="T20">m</text:span><text:span text:style-name="T19">= </text:span><text:span text:style-name="T20">0 </text:span><text:span text:style-name="T19">Alors</text:span><text:span text:style-name="T116"><text:line-break/></text:span><text:span text:style-name="T29"> </text:span><text:span text:style-name="T19">Écrire </text:span><text:span text:style-name="T20">(‘</text:span><text:span text:style-name="T19">Ce nombre est pair’</text:span><text:span text:style-name="T20">)</text:span><text:span text:style-name="T116"><text:line-break/></text:span><text:span text:style-name="T19">Sinon</text:span><text:span text:style-name="T116"><text:line-break/></text:span><text:span text:style-name="T29"> </text:span><text:span text:style-name="T19">Écrire</text:span><text:span text:style-name="T20">(</text:span><text:span text:style-name="T19"> ‘Ce nombre est impair’</text:span><text:span text:style-name="T20">)</text:span><text:span text:style-name="T116"><text:line-break/></text:span><text:span text:style-name="T19">Fin Si</text:span><text:span text:style-name="T116"><text:line-break/></text:span><text:span text:style-name="T19">Fin</text:span></text:p>
      <text:p text:style-name="P18"/>
      <text:p text:style-name="P19">Exercise8:</text:p>
      <text:p text:style-name="P31">Ecrire un algorithme qui demande à l’utilisateur de taper 3 nombres et tester si l’un est la somme des 2 autres </text:p>
      <text:p text:style-name="P18">Exercise9:</text:p>
      <text:p text:style-name="P22">Ecrire un algorithme qui demande un nombre à l’utilisateur, et l’informe ensuite si ce nombre est positif ou négatif (on laisse de côté le cas où le nombre vaut zéro).</text:p>
      <text:p text:style-name="P133">Travail :</text:p>
      <text:p text:style-name="P134">variable:</text:p>
      <text:p text:style-name="P139"><text:span text:style-name="T102">n:</text:span><text:span text:style-name="T108">reel</text:span></text:p>
      <text:p text:style-name="P73"><text:span text:style-name="T164">algorithme :</text:span><text:span text:style-name="T116"><text:line-break/></text:span><text:span text:style-name="T118">0)</text:span><text:span text:style-name="T19">Écrire "Entrez </text:span><text:span text:style-name="T20">un </text:span><text:span text:style-name="T19">nombre: "</text:span><text:span text:style-name="T116"><text:line-break/></text:span><text:span text:style-name="T118">1)</text:span><text:span text:style-name="T19">Lire </text:span><text:span text:style-name="T20">(n)</text:span><text:span text:style-name="T116"><text:line-break/> <text:s text:c="8"/></text:span><text:span text:style-name="T118">2)</text:span><text:span text:style-name="T121">s</text:span><text:span text:style-name="T122">i n&gt;0 </text:span></text:p>
      <text:p text:style-name="P75"><text:s text:c="8"/>3) Écrire "ce nombre est positif "</text:p>
      <text:p text:style-name="P75"><text:s text:c="8"/>4)sinon <text:s/>Écrire "ce nombre est négatif"</text:p>
      <text:p text:style-name="P86"><text:span text:style-name="T30"><text:s text:c="8"/>5)fin </text:span><text:span text:style-name="T31">si</text:span></text:p>
      <text:p text:style-name="P75">6)fin</text:p>
      <text:p text:style-name="P18"/>
      <text:p text:style-name="P18"><text:soft-page-break/>Exercise10:</text:p>
      <text:p text:style-name="P32">Ecrire un algorithme qui demande à l’utilisateur de taper deux nombres et affiche le plus grand des deux:</text:p>
      <text:p text:style-name="P133">Travail :</text:p>
      <text:p text:style-name="P134">variable:</text:p>
      <text:p text:style-name="P139"><text:span text:style-name="T102">,</text:span><text:span text:style-name="T103">m</text:span><text:span text:style-name="T102">n:</text:span><text:span text:style-name="T108">reel</text:span></text:p>
      <text:p text:style-name="P73"><text:span text:style-name="T164">algorithme :</text:span><text:span text:style-name="T116"><text:line-break/></text:span><text:span text:style-name="T118">0)début</text:span></text:p>
      <text:p text:style-name="P73"><text:span text:style-name="T21">1)</text:span><text:span text:style-name="T19">Écrire </text:span><text:span text:style-name="T21">(‘</text:span><text:span text:style-name="T19">Entrez </text:span><text:span text:style-name="T20">un </text:span><text:span text:style-name="T19">nombre’</text:span><text:span text:style-name="T21">)</text:span><text:span text:style-name="T116"><text:line-break/></text:span><text:span text:style-name="T118">1)</text:span><text:span text:style-name="T19">Lire </text:span><text:span text:style-name="T20">(n)</text:span></text:p>
      <text:p text:style-name="P73"><text:span text:style-name="T21">2)</text:span><text:span text:style-name="T20">Écrire </text:span><text:span text:style-name="T21">(‘</text:span><text:span text:style-name="T20">Entrez un </text:span><text:span text:style-name="T21">deuxième </text:span><text:span text:style-name="T20">nombre’</text:span><text:span text:style-name="T21">)</text:span><text:span text:style-name="T20"><text:line-break/></text:span><text:span text:style-name="T21">3)</text:span><text:span text:style-name="T20">Lire (</text:span><text:span text:style-name="T21">m)</text:span><text:span text:style-name="T116"><text:line-break/> <text:s text:c="8"/></text:span><text:span text:style-name="T118">4)</text:span><text:span text:style-name="T121">s</text:span><text:span text:style-name="T122">i n&gt;m</text:span></text:p>
      <text:p text:style-name="P75"><text:s text:c="8"/>5) lire (n)</text:p>
      <text:p text:style-name="P75"><text:s text:c="8"/>6)sinon <text:s/>lire(m)</text:p>
      <text:p text:style-name="P86"><text:span text:style-name="T30"><text:s text:c="8"/>7)fin </text:span><text:span text:style-name="T31">si</text:span></text:p>
      <text:p text:style-name="P75">8)fin</text:p>
      <text:p text:style-name="P18">Exercise10:2</text:p>
      <text:p text:style-name="P22">Ecrire un algorithme qui demande l’âge d’un enfant à l’utilisateur. Ensuite, il l’informe de sa catégorie :</text:p>
      <text:list xml:id="list2900115440" text:style-name="WWNum1">
        <text:list-item>
          <text:p text:style-name="P152">"Poussin" de 6 à 7 ans</text:p>
        </text:list-item>
        <text:list-item>
          <text:p text:style-name="P154">"Pupille" de 8 à 9 ans</text:p>
        </text:list-item>
        <text:list-item>
          <text:p text:style-name="P154">"Minime" de 10 à 11 ans</text:p>
        </text:list-item>
        <text:list-item>
          <text:p text:style-name="P157">"Cadet" après 12 ans</text:p>
        </text:list-item>
      </text:list>
      <text:p text:style-name="P133">Travail :</text:p>
      <text:p text:style-name="P134">variable:</text:p>
      <text:p text:style-name="P139"><text:span text:style-name="T102">,</text:span><text:span text:style-name="T103">m</text:span><text:span text:style-name="T102">n:</text:span><text:span text:style-name="T108">reel</text:span></text:p>
      <text:p text:style-name="P73"><text:span text:style-name="T164">algorithme :</text:span><text:span text:style-name="T116"><text:line-break/></text:span><text:span text:style-name="T118">0)début</text:span></text:p>
      <text:p text:style-name="P73"><text:span text:style-name="T21">1)</text:span><text:span text:style-name="T19">Écrire </text:span><text:span text:style-name="T21">(‘</text:span><text:span text:style-name="T19">Entrez </text:span><text:span text:style-name="T32">l’</text:span><text:span text:style-name="T33">age de l’enfant</text:span><text:span text:style-name="T19">’</text:span><text:span text:style-name="T21">)</text:span><text:span text:style-name="T116"><text:line-break/></text:span><text:span text:style-name="T119">2</text:span><text:span text:style-name="T118">)</text:span><text:span text:style-name="T19">Lire </text:span><text:span text:style-name="T20">(n)</text:span></text:p>
      <text:p text:style-name="P73"><text:span text:style-name="T116"><text:line-break/> <text:s text:c="8"/></text:span><text:span text:style-name="T119">3</text:span><text:span text:style-name="T118">)</text:span><text:span text:style-name="T121">s</text:span><text:span text:style-name="T122">i n&gt;6 et n&lt;7</text:span></text:p>
      <text:p text:style-name="P73"><text:span text:style-name="T33"><text:s text:c="27"/></text:span><text:span text:style-name="T31">4</text:span><text:span text:style-name="T33">) é</text:span><text:span text:style-name="T31">crire(‘poussin’)</text:span></text:p>
      <text:p text:style-name="P86"><text:span text:style-name="T30"><text:s text:c="8"/></text:span><text:span text:style-name="T31">5</text:span><text:span text:style-name="T30">)si&gt;</text:span><text:span text:style-name="T31">8</text:span><text:span text:style-name="T30"> et n&lt;</text:span><text:span text:style-name="T31">9</text:span></text:p>
      <text:p text:style-name="P86"><text:span text:style-name="T31"><text:s text:c="28"/>6</text:span><text:span text:style-name="T30">) é</text:span><text:span text:style-name="T31">crire(</text:span><text:span text:style-name="T52">"Pupille"</text:span><text:span text:style-name="T31">)</text:span></text:p>
      <text:p text:style-name="P33"><text:span text:style-name="T31">7</text:span><text:span text:style-name="T30">)si&gt;</text:span><text:span text:style-name="T31">10 </text:span><text:span text:style-name="T30">et n&lt;</text:span><text:span text:style-name="T31">11</text:span></text:p>
      <text:p text:style-name="P86"><text:span text:style-name="T31"><text:s text:c="27"/>8) sinon écrire("Minime"</text:span><text:span text:style-name="T52">)</text:span></text:p>
      <text:p text:style-name="P81"/>
      <text:p text:style-name="P86"><text:span text:style-name="T30"><text:s text:c="8"/>7)fin </text:span><text:span text:style-name="T31">si</text:span></text:p>
      <text:p text:style-name="P74">8)fin</text:p>
      <text:p text:style-name="P18"/>
      <text:p text:style-name="P18"/>
      <text:p text:style-name="P18"/>
      <text:p text:style-name="P18"><text:soft-page-break/>Exercise11:</text:p>
      <text:p text:style-name="P32">Ecrire un algorithme qui demande à l’utilisateur de taper la note d’un stagiaire et afficher apré sa mention:</text:p>
      <text:p text:style-name="P32">Note&lt;10: Redoublé</text:p>
      <text:p text:style-name="P32">10&lt;=Note&lt;=12: Passable</text:p>
      <text:p text:style-name="P32">12&lt;Note&lt;=14: Assez Bien</text:p>
      <text:p text:style-name="P32">14&lt;Note&lt;=16: Bien</text:p>
      <text:p text:style-name="P32">16&lt;Note : Très Bien</text:p>
      <text:p text:style-name="P32"/>
      <text:p text:style-name="P133">Travail :</text:p>
      <text:p text:style-name="P134">variable:</text:p>
      <text:p text:style-name="P139"><text:span text:style-name="T102">n:</text:span><text:span text:style-name="T108">reel</text:span></text:p>
      <text:p text:style-name="P73"><text:span text:style-name="T164">algorithme :</text:span><text:span text:style-name="T116"><text:line-break/></text:span><text:span text:style-name="T118">0)début</text:span></text:p>
      <text:p text:style-name="P73"><text:span text:style-name="T21">1)</text:span><text:span text:style-name="T19">Écrire </text:span><text:span text:style-name="T21">(‘</text:span><text:span text:style-name="T22">t</text:span><text:span text:style-name="T73">aper la note du stagiaire </text:span><text:span text:style-name="T19">’</text:span><text:span text:style-name="T21">)</text:span><text:span text:style-name="T116"><text:line-break/></text:span><text:span text:style-name="T119">2</text:span><text:span text:style-name="T118">)</text:span><text:span text:style-name="T19">Lire </text:span><text:span text:style-name="T20">(n)</text:span></text:p>
      <text:p text:style-name="P73"><text:span text:style-name="T116"><text:line-break/> <text:s text:c="26"/></text:span><text:span text:style-name="T119">3</text:span><text:span text:style-name="T118">)</text:span><text:span text:style-name="T121">s</text:span><text:span text:style-name="T122">i n&gt;</text:span><text:span text:style-name="T123">=10</text:span><text:span text:style-name="T122"> et n</text:span><text:span text:style-name="T123">=</text:span><text:span text:style-name="T122">&lt;</text:span><text:span text:style-name="T123">12</text:span></text:p>
      <text:p text:style-name="P73"><text:span text:style-name="T33"><text:s text:c="27"/></text:span><text:span text:style-name="T31">4</text:span><text:span text:style-name="T33">) é</text:span><text:span text:style-name="T31">crire(‘</text:span><text:span text:style-name="T74">Passable</text:span><text:span text:style-name="T31">’)</text:span></text:p>
      <text:p text:style-name="P86"><text:span text:style-name="T30"><text:s text:c="8"/></text:span><text:span text:style-name="T31">5</text:span><text:span text:style-name="T30">)si&gt;</text:span><text:span text:style-name="T34">12 </text:span><text:span text:style-name="T30">et n</text:span><text:span text:style-name="T34">=</text:span><text:span text:style-name="T30">&lt;</text:span><text:span text:style-name="T34">14</text:span></text:p>
      <text:p text:style-name="P73"><text:span text:style-name="T31"><text:s text:c="8"/>6</text:span><text:span text:style-name="T33">) é</text:span><text:span text:style-name="T31">crire(</text:span><text:span text:style-name="T52">"a</text:span><text:span text:style-name="T53">ssez bien</text:span><text:span text:style-name="T52">"</text:span><text:span text:style-name="T31">)</text:span></text:p>
      <text:p text:style-name="P30"><text:span text:style-name="T31"><text:s text:c="28"/>7</text:span><text:span text:style-name="T33">)si </text:span><text:span text:style-name="T34">n</text:span><text:span text:style-name="T33">&gt;</text:span><text:span text:style-name="T31">1</text:span><text:span text:style-name="T34">4</text:span><text:span text:style-name="T33">et n</text:span><text:span text:style-name="T34">=</text:span><text:span text:style-name="T33">&lt;</text:span><text:span text:style-name="T31">1</text:span><text:span text:style-name="T34">6</text:span></text:p>
      <text:p text:style-name="P73"><text:span text:style-name="T34"><text:s text:c="27"/>8</text:span><text:span text:style-name="T33">) é</text:span><text:span text:style-name="T31">crire(</text:span><text:span text:style-name="T52">"</text:span><text:span text:style-name="T53">bien</text:span><text:span text:style-name="T52">"</text:span><text:span text:style-name="T31">)</text:span></text:p>
      <text:p text:style-name="P30"><text:span text:style-name="T34">9</text:span><text:span text:style-name="T33">)si </text:span><text:span text:style-name="T34">n</text:span><text:span text:style-name="T33">&lt;</text:span><text:span text:style-name="T31">1</text:span><text:span text:style-name="T34">6</text:span></text:p>
      <text:p text:style-name="P73"><text:span text:style-name="T34">10</text:span><text:span text:style-name="T33">) é</text:span><text:span text:style-name="T31">crire(</text:span><text:span text:style-name="T52">" </text:span><text:span text:style-name="T53">très bien</text:span><text:span text:style-name="T52">"</text:span><text:span text:style-name="T31">)</text:span></text:p>
      <text:p text:style-name="P76"/>
      <text:p text:style-name="P73"><text:span text:style-name="T31"><text:s text:c="27"/></text:span><text:span text:style-name="T34">11</text:span><text:span text:style-name="T31">) sinon écrire("r</text:span><text:span text:style-name="T34">edoublé</text:span><text:span text:style-name="T31">"</text:span><text:span text:style-name="T52">)</text:span></text:p>
      <text:p text:style-name="P81"/>
      <text:p text:style-name="P86"><text:span text:style-name="T30"><text:s text:c="8"/></text:span><text:span text:style-name="T34">12</text:span><text:span text:style-name="T30">)fin </text:span><text:span text:style-name="T31">si</text:span></text:p>
      <text:p text:style-name="P85"><text:span text:style-name="T34">13</text:span><text:span text:style-name="T30">)fin</text:span></text:p>
      <text:p text:style-name="P18">Exercise12:</text:p>
      <text:p text:style-name="P22">Cet algorithme est destiné à prédire l'avenir, et il doit être infaillible !</text:p>
      <text:p text:style-name="P125">Il lira au clavier l’heure et les minutes, et il affichera l’heure qu’il sera </text:p>
      <text:p text:style-name="P130"><text:span text:style-name="T86">une</text:span><text:span text:style-name="T87"> </text:span><text:span text:style-name="T86">minute plus tard.</text:span><text:span text:style-name="T87"> Par exemple, si l'utilisateur tape 21 puis 32, l'algorithme doit répondre :</text:span></text:p>
      <text:p text:style-name="P125">"Dans une minute, il sera 21 heure(s) 33".</text:p>
      <text:p text:style-name="P127">NB : on suppose que l'utilisateur entre une heure valide. Pas besoin donc de la vérifier.</text:p>
      <text:p text:style-name="P133">Travail :</text:p>
      <text:p text:style-name="P134">variable:</text:p>
      <text:p text:style-name="P139"><text:span text:style-name="T104">hr, mn</text:span><text:span text:style-name="T102">:</text:span><text:span text:style-name="T109">entier</text:span></text:p>
      <text:p text:style-name="P73"><text:span text:style-name="T164">algorithme :</text:span><text:span text:style-name="T116"><text:line-break/></text:span><text:span text:style-name="T118">0)début</text:span></text:p>
      <text:p text:style-name="P73"><text:soft-page-break/><text:span text:style-name="T21">1)</text:span><text:span text:style-name="T19">Écrire </text:span><text:span text:style-name="T21">(‘</text:span><text:span text:style-name="T34">e</text:span><text:span text:style-name="T35">ntrer l’heure</text:span><text:span text:style-name="T73"> </text:span><text:span text:style-name="T19">’</text:span><text:span text:style-name="T21">)</text:span><text:span text:style-name="T116"><text:line-break/></text:span><text:span text:style-name="T119">2</text:span><text:span text:style-name="T118">)</text:span><text:span text:style-name="T19">Lire </text:span><text:span text:style-name="T20">(</text:span><text:span text:style-name="T23">hr</text:span><text:span text:style-name="T20">)</text:span></text:p>
      <text:p text:style-name="P73"><text:span text:style-name="T23">3</text:span><text:span text:style-name="T21">)</text:span><text:span text:style-name="T20">Écrire </text:span><text:span text:style-name="T21">(‘</text:span><text:span text:style-name="T34">e</text:span><text:span text:style-name="T35">ntrer les minutes</text:span><text:span text:style-name="T20">’</text:span><text:span text:style-name="T21">)</text:span><text:span text:style-name="T20"><text:line-break/></text:span><text:span text:style-name="T23">4</text:span><text:span text:style-name="T21">)</text:span><text:span text:style-name="T20">Lire (</text:span><text:span text:style-name="T23">mn</text:span><text:span text:style-name="T20">)</text:span></text:p>
      <text:p text:style-name="P87"><text:span text:style-name="T20">5</text:span><text:span text:style-name="T19">)si mn+1=60 alors mn=-1</text:span></text:p>
      <text:p text:style-name="P78">6)fin si</text:p>
      <text:p text:style-name="P78">7)si hr+1=24 alors hr=-1</text:p>
      <text:p text:style-name="P78">10)fin si </text:p>
      <text:p text:style-name="P78">11)écrire (‘dans une minute il sera ‘,hr,’heure et’,mn,’minutes’)</text:p>
      <text:p text:style-name="P78">12)fin</text:p>
      <text:p text:style-name="P78"/>
      <text:p text:style-name="P18">Exercice13:</text:p>
      <text:p text:style-name="P22">Les habitants de Zorglub paient l’impôt selon les règles suivantes :</text:p>
      <text:list xml:id="list3308167851" text:style-name="WWNum2">
        <text:list-item>
          <text:p text:style-name="P153">les hommes de plus de 20 ans paient l’impôt</text:p>
        </text:list-item>
        <text:list-item>
          <text:p text:style-name="P155">les femmes paient l’impôt si elles ont entre 18 et 35 ans</text:p>
        </text:list-item>
        <text:list-item>
          <text:p text:style-name="P158">les autres ne paient pas d’impôt</text:p>
        </text:list-item>
      </text:list>
      <text:p text:style-name="P22">Le programme demandera donc l’âge et le sexe du Zorglubien, et se prononcera donc ensuite sur le fait que l’habitant est imposable.</text:p>
      <text:p text:style-name="P22"/>
      <text:p text:style-name="P133">Travail :</text:p>
      <text:p text:style-name="P134">variable:</text:p>
      <text:p text:style-name="P139"><text:span text:style-name="T105">x</text:span><text:span text:style-name="T104">:c</text:span><text:span text:style-name="T106">haine de caractére</text:span></text:p>
      <text:p text:style-name="P137">a:entier</text:p>
      <text:p text:style-name="P73"><text:span text:style-name="T164">algorithme :</text:span><text:span text:style-name="T116"><text:line-break/></text:span><text:span text:style-name="T118">0)début</text:span></text:p>
      <text:p text:style-name="P73"><text:span text:style-name="T21">1)</text:span><text:span text:style-name="T19">Écrire </text:span><text:span text:style-name="T21">(‘</text:span><text:span text:style-name="T34">e</text:span><text:span text:style-name="T35">ntrerl</text:span><text:span text:style-name="T36">e sexe de l’habitant</text:span><text:span text:style-name="T21">)</text:span><text:span text:style-name="T116"><text:line-break/></text:span><text:span text:style-name="T119">2</text:span><text:span text:style-name="T118">)</text:span><text:span text:style-name="T19">Lire </text:span><text:span text:style-name="T20">(</text:span><text:span text:style-name="T24">x</text:span><text:span text:style-name="T20">)</text:span></text:p>
      <text:p text:style-name="P73"><text:span text:style-name="T24">3</text:span><text:span text:style-name="T21">)</text:span><text:span text:style-name="T20">Écrire </text:span><text:span text:style-name="T21">(‘</text:span><text:span text:style-name="T34">e</text:span><text:span text:style-name="T35">ntrer </text:span><text:span text:style-name="T37">l’</text:span><text:span text:style-name="T36">age de l’habitant</text:span><text:span text:style-name="T20">’</text:span><text:span text:style-name="T21">)</text:span><text:span text:style-name="T20"><text:line-break/></text:span><text:span text:style-name="T24">4</text:span><text:span text:style-name="T21">)</text:span><text:span text:style-name="T20">Lire (</text:span><text:span text:style-name="T37">a</text:span><text:span text:style-name="T20">)</text:span></text:p>
      <text:p text:style-name="P88"><text:span text:style-name="T20">5</text:span><text:span text:style-name="T19">)si <text:s text:c="9"/>x←-’homme’</text:span><text:span text:style-name="T25"> et </text:span><text:span text:style-name="T19"><text:s/></text:span><text:span text:style-name="T25">a&lt;20 alors écrire</text:span></text:p>
      <text:p text:style-name="P73"><text:span text:style-name="T20">Écrire </text:span><text:span text:style-name="T21">(‘</text:span><text:span text:style-name="T34">c</text:span><text:span text:style-name="T21">et homme payera les impots’)</text:span></text:p>
      <text:p text:style-name="P79">fin si </text:p>
      <text:p text:style-name="P34"><text:span text:style-name="T19">si <text:s text:c="9"/>x←-’f</text:span><text:span text:style-name="T25">emme’ et( a&lt;18)et ( a&gt;35)</text:span></text:p>
      <text:p text:style-name="P73"><text:span text:style-name="T20">Écrire </text:span><text:span text:style-name="T21">(‘</text:span><text:span text:style-name="T34">c</text:span><text:span text:style-name="T21">et femme payera les impots’)</text:span></text:p>
      <text:p text:style-name="P79">fin si </text:p>
      <text:p text:style-name="P73"><text:span text:style-name="T24">6)sinon </text:span><text:span text:style-name="T37">écrire (‘cet personne ne payera pas les impots’)</text:span></text:p>
      <text:p text:style-name="P80">7)fin si </text:p>
      <text:p text:style-name="P80">8)fin</text:p>
      <text:p text:style-name="P18">Exercice14:</text:p>
      <text:p text:style-name="P23">Ecrire un algorithme qui teste si une année est bissextile ou non.</text:p>
      <text:p text:style-name="P23">N.B.</text:p>
      <text:p text:style-name="P23">Une année est bissextile si elle est divisible par 4 et pas par 100 ou si elle est divisible par 400.</text:p>
      <text:p text:style-name="P133">Travail :</text:p>
      <text:p text:style-name="P134">variable:</text:p>
      <text:p text:style-name="P137">a:entier</text:p>
      <text:p text:style-name="P83"><text:soft-page-break/>algorithme :</text:p>
      <text:p text:style-name="P7">0)Début Bissextile </text:p>
      <text:p text:style-name="P7">1)Ecrire("Donner l'année "), </text:p>
      <text:p text:style-name="P7"><text:span text:style-name="T171">2)</text:span>lire(a) </text:p>
      <text:p text:style-name="P7"><text:span text:style-name="T171">3</text:span>)Si (a mod 400 =0) ou ( (a mod 4 =0) et (a mod 100 &lt;&gt;0) ) alors <text:s text:c="2"/>Ecrire(a , " est bissextile") </text:p>
      <text:p text:style-name="P7"><text:span text:style-name="T171">4)</text:span>sinon <text:s text:c="8"/>Ecrire(a , " est non bissextile") </text:p>
      <text:p text:style-name="P7"><text:span text:style-name="T171">5)</text:span>Finsi </text:p>
      <text:p text:style-name="P7"><text:span text:style-name="T171">5</text:span>)Fin Bissextile</text:p>
      <text:p text:style-name="P18"/>
      <text:p text:style-name="P18"/>
      <text:p text:style-name="P18">Exercice15:</text:p>
      <text:p text:style-name="P23">On désire écrire un algorithme qui permet d’afficher le jour correspondant à un chiffre allant de 1 à 7 , entré au clavier.</text:p>
      <text:p text:style-name="P133">Travail :</text:p>
      <text:p text:style-name="P134">variable:</text:p>
      <text:p text:style-name="P138">j:<text:span text:style-name="T172">chaîne</text:span> de <text:span text:style-name="T172">caractère</text:span></text:p>
      <text:p text:style-name="P137"><text:span text:style-name="T173">n</text:span>:entier</text:p>
      <text:p text:style-name="P84">algorithme :</text:p>
      <text:p text:style-name="P8">0)Début jour </text:p>
      <text:p text:style-name="P8">1)Écrire("donner le n°"),</text:p>
      <text:p text:style-name="P8">2)lire(n)</text:p>
      <text:p text:style-name="P8">2)selon jour faire </text:p>
      <text:p text:style-name="P8">si n=1 alors <text:s/>j ← "dimanche" </text:p>
      <text:p text:style-name="P8">sinon si n=2 alors j ← "lundi" :</text:p>
      <text:p text:style-name="P7"><text:span text:style-name="T174">si</text:span><text:span text:style-name="T175">non si</text:span><text:span text:style-name="T174"> n=3 alors j ← "mardi" : </text:span></text:p>
      <text:p text:style-name="P8">sinon si n=4 alors j← "mercredi":</text:p>
      <text:p text:style-name="P8">sinon si n=5 alors j ← "jeudi" </text:p>
      <text:p text:style-name="P8">sinon si n=6 alors j← "vendredi" :</text:p>
      <text:p text:style-name="P8">sinon si n=7 alors j← "samedi" : </text:p>
      <text:p text:style-name="P8">sinon j ← "erreur" </text:p>
      <text:p text:style-name="P8">Fin Si</text:p>
      <text:p text:style-name="P8">3) Écrire(j)</text:p>
      <text:p text:style-name="P8">4)Fin jour</text:p>
      <text:p text:style-name="P18"/>
      <text:p text:style-name="P18"/>
      <text:p text:style-name="P18">Exercice16:</text:p>
      <text:p text:style-name="P23">Ecrire un algorithme qui permet d’afficher la valeur absolue de la différence entre deux nombres réels saisis au clavier.</text:p>
      <text:p text:style-name="P35">|x-y|= x –y  si <text:s text:c="3"/>x&gt;y</text:p>
      <text:p text:style-name="P35">|x-y|= -(x –y)  si <text:s text:c="2"/>x&lt;y</text:p>
      <text:p text:style-name="P35"/>
      <text:p text:style-name="P133">Travail :</text:p>
      <text:p text:style-name="P134">variable:</text:p>
      <text:p text:style-name="P139"><text:span text:style-name="T105">x</text:span><text:span text:style-name="T104">, </text:span><text:span text:style-name="T105">y</text:span><text:span text:style-name="T102">:</text:span><text:span text:style-name="T109">entier</text:span></text:p>
      <text:p text:style-name="P73"><text:span text:style-name="T164">algorithme :</text:span><text:span text:style-name="T116"><text:line-break/></text:span><text:span text:style-name="T118">0)début</text:span></text:p>
      <text:p text:style-name="P73"><text:soft-page-break/><text:span text:style-name="T21">1)</text:span><text:span text:style-name="T19">Écrire </text:span><text:span text:style-name="T21">(‘</text:span><text:span text:style-name="T34">e</text:span><text:span text:style-name="T35">ntrer x</text:span><text:span text:style-name="T19">’</text:span><text:span text:style-name="T21">)</text:span><text:span text:style-name="T116"><text:line-break/></text:span><text:span text:style-name="T119">2</text:span><text:span text:style-name="T118">)</text:span><text:span text:style-name="T19">Lire </text:span><text:span text:style-name="T20">(</text:span><text:span text:style-name="T24">x</text:span><text:span text:style-name="T20">)</text:span></text:p>
      <text:p text:style-name="P73"><text:span text:style-name="T24">3</text:span><text:span text:style-name="T21">)</text:span><text:span text:style-name="T20">Écrire </text:span><text:span text:style-name="T21">(‘</text:span><text:span text:style-name="T34">e</text:span><text:span text:style-name="T35">ntrer </text:span><text:span text:style-name="T37">y</text:span><text:span text:style-name="T20">’</text:span><text:span text:style-name="T21">)</text:span><text:span text:style-name="T20"><text:line-break/></text:span><text:span text:style-name="T24">4</text:span><text:span text:style-name="T21">)</text:span><text:span text:style-name="T20">Lire (</text:span><text:span text:style-name="T24">y</text:span><text:span text:style-name="T20">)</text:span></text:p>
      <text:p text:style-name="P88"><text:span text:style-name="T20">5</text:span><text:span text:style-name="T19">)si x&gt;y alors abs=x-y</text:span></text:p>
      <text:p text:style-name="P80">6)sinon si x&lt;y alors abs=(-(x-y)</text:p>
      <text:p text:style-name="P80">7)fin si </text:p>
      <text:p text:style-name="P80">8)fin</text:p>
      <text:p text:style-name="P80"/>
      <text:p text:style-name="P80"/>
      <text:p text:style-name="P80"/>
      <text:p text:style-name="P18">Exercice17:</text:p>
      <text:p text:style-name="P30"><text:span text:style-name="T88">Écrire</text:span><text:span text:style-name="T87"> un algorithme qui demande à l’utilisateur un nombre compris entre 1 et 3 jusqu’à ce que la réponse convienne.</text:span></text:p>
      <text:p text:style-name="P133">Travail :</text:p>
      <text:p text:style-name="P134">variable:</text:p>
      <text:p text:style-name="P139"><text:span text:style-name="T102">n:</text:span><text:span text:style-name="T108">reel</text:span></text:p>
      <text:p text:style-name="P73"><text:span text:style-name="T164">algorithme :</text:span><text:span text:style-name="T116"><text:line-break/></text:span><text:span text:style-name="T118">0)début</text:span></text:p>
      <text:p text:style-name="P73"><text:span text:style-name="T21">1) </text:span><text:span text:style-name="T26">répéter</text:span></text:p>
      <text:p text:style-name="P73"><text:span text:style-name="T26"><text:s text:c="24"/>2)</text:span><text:span text:style-name="T19">Écrire </text:span><text:span text:style-name="T21">(‘</text:span><text:span text:style-name="T26">donner un nombre entre 1et 3</text:span><text:span text:style-name="T73"> </text:span><text:span text:style-name="T19">’</text:span><text:span text:style-name="T21">)</text:span><text:span text:style-name="T116"><text:line-break/> <text:s text:c="22"/></text:span><text:span text:style-name="T120">3</text:span><text:span text:style-name="T118">)</text:span><text:span text:style-name="T19">Lire </text:span><text:span text:style-name="T20">(n)</text:span></text:p>
      <text:p text:style-name="P89"><text:span text:style-name="T176"><text:s text:c="25"/>j</text:span>usqu’à (n<text:span text:style-name="T177">&gt;</text:span>=1) et (n=&lt;3)</text:p>
      <text:p text:style-name="P89">4)fin répeter</text:p>
      <text:p text:style-name="P18"/>
      <text:p text:style-name="P18">Exercice18:</text:p>
      <text:p text:style-name="P30"><text:span text:style-name="T88">Écrire</text:span><text:span text:style-name="T87"> un algorithme qui demande </text:span></text:p>
      <text:p text:style-name="P30"><text:span text:style-name="T87">un nombre compris entre 10 et 20, <text:s text:c="5"/></text:span><text:span text:style-name="T91">jusqu’à </text:span><text:span text:style-name="T87">ce que la réponse convienne. </text:span></text:p>
      <text:p text:style-name="P22"/>
      <text:p text:style-name="P30"><text:span text:style-name="T92">Condition </text:span><text:span text:style-name="T89">:</text:span><text:span text:style-name="T87">En cas de réponse supérieure à 20, on fera apparaître un message : « Plus petit ! », et inversement, « Plus grand ! » si le nombre est inférieur à 10.</text:span></text:p>
      <text:p text:style-name="P133">Travail :</text:p>
      <text:p text:style-name="P134">variable:</text:p>
      <text:p text:style-name="P139"><text:span text:style-name="T102">n:</text:span><text:span text:style-name="T108">reel</text:span></text:p>
      <text:p text:style-name="P73"><text:span text:style-name="T164">algorithme :</text:span><text:span text:style-name="T116"><text:line-break/></text:span><text:span text:style-name="T118">0)début</text:span></text:p>
      <text:p text:style-name="P73"><text:span text:style-name="T21">1) <text:s/></text:span><text:span text:style-name="T27">répéter </text:span><text:span text:style-name="T38">écrire (‘donner un nombre entre 10 et 20’)</text:span></text:p>
      <text:p text:style-name="P73"><text:span text:style-name="T26"><text:s text:c="23"/>2)</text:span><text:span text:style-name="T39">jusqu’à </text:span><text:span text:style-name="T38">(n</text:span><text:span text:style-name="T39">&gt;</text:span><text:span text:style-name="T38">=1</text:span><text:span text:style-name="T39">0</text:span><text:span text:style-name="T38">) o</text:span><text:span text:style-name="T40">u </text:span><text:span text:style-name="T38">(n=&lt;</text:span><text:span text:style-name="T39">20</text:span><text:span text:style-name="T38">)</text:span><text:span text:style-name="T116"><text:line-break/> <text:s text:c="22"/></text:span><text:span text:style-name="T120">3</text:span><text:span text:style-name="T118">)</text:span><text:span text:style-name="T19">Lire </text:span><text:span text:style-name="T20">(n)</text:span></text:p>
      <text:p text:style-name="P73"><text:span text:style-name="T124"><text:s text:c="25"/>s</text:span><text:span text:style-name="T125">inon si n&gt;20 écrire (‘plus petit’) </text:span></text:p>
      <text:p text:style-name="P90"><text:s text:c="26"/>sinon si n&lt;10 écrire (‘plus grand’) </text:p>
      <text:p text:style-name="P96">4)fin répeter</text:p>
      <text:p text:style-name="P97">5)fin si </text:p>
      <text:p text:style-name="P97">6)fin</text:p>
      <text:p text:style-name="P96"/>
      <text:p text:style-name="P20"><text:soft-page-break/>Exercice19:</text:p>
      <text:p text:style-name="P38"><text:span text:style-name="T90">Écrire</text:span><text:span text:style-name="T87"> un algorithme qui demande un nombre de départ, et qui ensuite affiche les dix nombres suivants. Par exemple, si l'utilisateur entre le nombre 17, le programme affichera les nombres de 18 à 27. </text:span></text:p>
      <text:p text:style-name="P27">en utilisant l'instruction Pour</text:p>
      <text:p text:style-name="P27"/>
      <text:p text:style-name="P133">Travail :</text:p>
      <text:p text:style-name="P134">variable:</text:p>
      <text:p text:style-name="P139"><text:span text:style-name="T107">i,</text:span><text:span text:style-name="T102">n:</text:span><text:span text:style-name="T108">e</text:span><text:span text:style-name="T110">ntier</text:span></text:p>
      <text:p text:style-name="P73"><text:span text:style-name="T164">algorithme :</text:span><text:span text:style-name="T116"><text:line-break/></text:span><text:span text:style-name="T118">0)début</text:span></text:p>
      <text:p text:style-name="P73"><text:span text:style-name="T21">1) <text:s/></text:span><text:span text:style-name="T28">écrire</text:span><text:span text:style-name="T41"> (‘donner un nombre’)</text:span></text:p>
      <text:p text:style-name="P73"><text:span text:style-name="T26"><text:s text:c="2"/></text:span><text:span text:style-name="T120">3</text:span><text:span text:style-name="T118">)</text:span><text:span text:style-name="T19">Lire </text:span><text:span text:style-name="T20">(n)</text:span></text:p>
      <text:p text:style-name="P73"><text:span text:style-name="T124"><text:s text:c="23"/></text:span><text:span text:style-name="T126">i←--n</text:span></text:p>
      <text:p text:style-name="P91"><text:s text:c="20"/>pour i de n à n+10</text:p>
      <text:p text:style-name="P91">4)écrire (n)</text:p>
      <text:p text:style-name="P99"><text:span text:style-name="T94">5</text:span><text:span text:style-name="T93">)fin </text:span><text:span text:style-name="T94">pour</text:span></text:p>
      <text:p text:style-name="P98">6)fin</text:p>
      <text:p text:style-name="P98"/>
      <text:p text:style-name="P20">Exercice20:</text:p>
      <text:p text:style-name="P24">Ecrire un algorithme qui demande un nombre de départ, et qui calcule la somme des entiers jusqu’à ce nombre. Par exemple, si l’on entre 5, le programme doit calculer</text:p>
      <text:p text:style-name="P24">1 + 2 + 3 + 4 + 5 = 15</text:p>
      <text:p text:style-name="P24">NB : on souhaite afficher uniquement le résultat, pas la décomposition du calcul.</text:p>
      <text:p text:style-name="P133"/>
      <text:p text:style-name="P133">Travail :</text:p>
      <text:p text:style-name="P134">variable:</text:p>
      <text:p text:style-name="P13">N, i, Som:Entier</text:p>
      <text:p text:style-name="P18"><text:span text:style-name="T1">algorithme :</text:span><text:line-break/><text:span text:style-name="T140">0)</text:span><text:span text:style-name="T43">Début</text:span><text:span text:style-name="T129"><text:line-break/></text:span><text:span text:style-name="T130">1)</text:span><text:span text:style-name="T129">Écrire</text:span><text:span text:style-name="T43"> (‘Entrez un nombre ‘)</text:span><text:span text:style-name="T129"><text:line-break/></text:span><text:span text:style-name="T130">2)</text:span><text:span text:style-name="T43">Lire(N)</text:span><text:span text:style-name="T129"><text:line-break/></text:span><text:span text:style-name="T131">3)</text:span><text:span text:style-name="T43">Som ← 0</text:span><text:span text:style-name="T129"><text:line-break/></text:span><text:span text:style-name="T130">4)</text:span><text:span text:style-name="T43">Pour i ← 1 à N</text:span><text:span text:style-name="T129"><text:line-break/></text:span><text:span text:style-name="T50"> </text:span><text:span text:style-name="T43">Som ← Som + i</text:span><text:span text:style-name="T129"><text:line-break/></text:span><text:span text:style-name="T43">i Suivant</text:span><text:span text:style-name="T129"><text:line-break/></text:span><text:span text:style-name="T130">5)</text:span><text:span text:style-name="T129">Écrire</text:span><text:span text:style-name="T43"> (‘La somme est : ‘, Som)</text:span><text:span text:style-name="T129"><text:line-break/></text:span><text:span text:style-name="T130">6)</text:span><text:span text:style-name="T43">Fin</text:span></text:p>
      <text:p text:style-name="P18"/>
      <text:p text:style-name="P18"/>
      <text:p text:style-name="P18"/>
      <text:p text:style-name="P18"/>
      <text:p text:style-name="P18"><text:soft-page-break/>Exercice21:</text:p>
      <text:p text:style-name="P126">Ecrire un algorithme qui demande un nombre de départ, et qui calcule sa factorielle.</text:p>
      <text:p text:style-name="P131">NB : la factorielle de 8, notée 8 !, vaut</text:p>
      <text:p text:style-name="P131">1 x 2 x 3 x 4 x 5 x 6 x 7 x 8</text:p>
      <text:p text:style-name="P133">Travail :</text:p>
      <text:p text:style-name="P134">variable:</text:p>
      <text:p text:style-name="P122">N,i,F:Entier</text:p>
      <text:p text:style-name="P73"><text:span text:style-name="T164">algorithme :</text:span><text:span text:style-name="T39"><text:line-break/>Début</text:span><text:span text:style-name="T127"><text:line-break/></text:span><text:span text:style-name="T128">Écrire</text:span><text:span text:style-name="T39">("Entrez un nombre: "</text:span><text:span text:style-name="T127"><text:line-break/></text:span><text:span text:style-name="T39">Lire N</text:span><text:span text:style-name="T127"><text:line-break/></text:span><text:span text:style-name="T39">F ← 1</text:span><text:span text:style-name="T127"><text:line-break/></text:span><text:span text:style-name="T39">Pour i ← 2 à N</text:span><text:span text:style-name="T127"><text:line-break/></text:span><text:span text:style-name="T39">F ← F * i</text:span><text:span text:style-name="T127"><text:line-break/></text:span><text:span text:style-name="T39">i </text:span><text:span text:style-name="T42">s</text:span><text:span text:style-name="T39">uivant</text:span><text:span text:style-name="T127"><text:line-break/></text:span><text:span text:style-name="T42">Écrire(</text:span><text:span text:style-name="T39">"La factorielle est: ", F</text:span><text:span text:style-name="T42">)</text:span><text:span text:style-name="T127"><text:line-break/></text:span><text:span text:style-name="T39">Fin</text:span></text:p>
      <text:p text:style-name="P18">Exercice22:</text:p>
      <text:p text:style-name="P24">Ecrire un algorithme qui demande successivement 20 nombres à l’utilisateur, et qui lui dise ensuite quel était le plus grand parmi ces 20 nombres :</text:p>
      <text:p text:style-name="P24">Entrez le nombre numéro 1 : 12</text:p>
      <text:p text:style-name="P24">Entrez le nombre numéro 2 : 14</text:p>
      <text:p text:style-name="P24">etc..</text:p>
      <text:p text:style-name="P24">Entrez le nombre numéro 20 : 6</text:p>
      <text:p text:style-name="P24">Le plus grand de ces nombres est  : 14</text:p>
      <text:p text:style-name="P24">Modifiez ensuite l’algorithme pour que le programme affiche de surcroît en quelle position avait été saisie ce nombre :</text:p>
      <text:p text:style-name="P24">C’était le nombre numéro 2</text:p>
      <text:p text:style-name="P24"/>
      <text:p text:style-name="P133">Travail :</text:p>
      <text:p text:style-name="P134">variable:</text:p>
      <text:p text:style-name="P10">Variables N, i, PG:Entier</text:p>
      <text:p text:style-name="P100">algorithme :</text:p>
      <text:p text:style-name="P12"><text:line-break/><text:span text:style-name="T178">Début</text:span><text:line-break/>PG ← 0<text:line-break/>Pour i ← 1 à 20<text:line-break/><text:span text:style-name="T178">Écrire </text:span>"Entrez un nombre: "<text:line-break/>Lire N<text:line-break/>Si i = 1 ou N &gt; PG Alors<text:line-break/>PG ← N<text:line-break/><text:span text:style-name="T178">Fin Si</text:span><text:line-break/>i Suivant<text:line-break/><text:span text:style-name="T178">Écrire</text:span> "Le nombre le plus grand était: ", PG<text:line-break/>Fin</text:p>
      <text:p text:style-name="P39"><text:soft-page-break/></text:p>
      <text:p text:style-name="P18"/>
      <text:p text:style-name="P18">Exercise23:</text:p>
      <text:p text:style-name="P128"><text:span text:style-name="T179">Écrire</text:span> un algorithme qui lit les noms des athlètes désirant participer à un marathon et s’arrête lorsqu’il rencontre deux noms consécutifs identiques.</text:p>
      <text:p text:style-name="P128">L’algorithme doit afficher , à la fin , le nombre de participants.</text:p>
      <text:p text:style-name="P128"/>
      <text:p text:style-name="P133">Travail :</text:p>
      <text:p text:style-name="P134">variable:</text:p>
      <text:p text:style-name="P10"><text:s/>i, :Entier</text:p>
      <text:p text:style-name="P119"><text:span text:style-name="T112">Nom1,nom2 : </text:span><text:span text:style-name="T115">chaîne</text:span><text:span text:style-name="T112"> de caractères</text:span></text:p>
      <text:p text:style-name="P121"><text:span text:style-name="T166">algorithme :</text:span><text:span text:style-name="T180"><text:line-break/></text:span><text:span text:style-name="T135">Compteur i :entier;</text:span></text:p>
      <text:p text:style-name="P140">Début</text:p>
      <text:p text:style-name="P141"><text:s/><text:span text:style-name="T181">Écrire</text:span>(‘entrer un nom d’athlète’<text:span text:style-name="T181">)</text:span></text:p>
      <text:p text:style-name="P141">Lire(nom1)</text:p>
      <text:p text:style-name="P141"><text:span text:style-name="T181">Écrire</text:span>(‘entrer un nom d’athlète’<text:span text:style-name="T181">)</text:span>;</text:p>
      <text:p text:style-name="P141">Lire (nom2)</text:p>
      <text:p text:style-name="P141"><text:s/>I=2;</text:p>
      <text:p text:style-name="P141">Tant que(nom1 &lt;&gt; nom2)</text:p>
      <text:p text:style-name="P141">Nom<text:span text:style-name="T181">1 </text:span>nom2; </text:p>
      <text:p text:style-name="P141"><text:s/><text:span text:style-name="T181">Écrire</text:span>(‘entrer un nom d’athlète ‘‘)</text:p>
      <text:p text:style-name="P141"><text:s/>Lire(nom2)</text:p>
      <text:p text:style-name="P141"><text:s/>I=i+1;</text:p>
      <text:p text:style-name="P141">Fin tant que</text:p>
      <text:p text:style-name="P141"><text:span text:style-name="T181">Écrire</text:span>(‘le nombre des participants est ‘,i);</text:p>
      <text:p text:style-name="P141">fin</text:p>
      <text:p text:style-name="P18">Exercice24:</text:p>
      <text:p text:style-name="P23">Pour avoir une idée sur le niveau des élèves d’une classe, on a décidé de calculer la moyenne  de la classe à partir des moyennes générales de tous les élèves qui sont au nombre de 30.</text:p>
      <text:p text:style-name="P23">         Moy =</text:p>
      <text:p text:style-name="P23"><text:span text:style-name="T179">Écrire</text:span> un algorithme de résolution.</text:p>
      <text:p text:style-name="P133">Travail :</text:p>
      <text:p text:style-name="P134">variable:</text:p>
      <text:p text:style-name="P11"><text:s/>,age,som :entier ;</text:p>
      <text:p text:style-name="P120"><text:span text:style-name="T165">algorithme :</text:span><text:span text:style-name="T83"><text:line-break/></text:span><text:span text:style-name="T139">Début</text:span></text:p>
      <text:p text:style-name="P30"><text:span text:style-name="T132">écrire (‘donner la m</text:span><text:span text:style-name="T133">oyenne de </text:span><text:span text:style-name="T134">l’élevé</text:span><text:span text:style-name="T132">’)</text:span></text:p>
      <text:p text:style-name="P28">lire(m)</text:p>
      <text:p text:style-name="P30"><text:span text:style-name="T132">3)</text:span><text:span text:style-name="T46">Som ← 0</text:span><text:span text:style-name="T132"><text:line-break/>4)</text:span><text:span text:style-name="T46">Pour i ← 1 à 3</text:span><text:span text:style-name="T47">0</text:span><text:span text:style-name="T132"><text:line-break/></text:span><text:span text:style-name="T51"> </text:span><text:span text:style-name="T46">Som ← Som + i</text:span><text:span text:style-name="T136"><text:line-break/></text:span><text:span text:style-name="T49">i Suivant</text:span><text:span text:style-name="T136"><text:line-break/></text:span><text:span text:style-name="T137">m</text:span><text:span text:style-name="T138">oy</text:span><text:span text:style-name="T46">← </text:span><text:span text:style-name="T47">(</text:span><text:span text:style-name="T46">Som /</text:span><text:span text:style-name="T47">30)</text:span></text:p>
      <text:p text:style-name="P30"><text:span text:style-name="T46">écrire (‘donner la m</text:span><text:span text:style-name="T47">oyenne de la classe est</text:span><text:span text:style-name="T46">’, </text:span><text:span text:style-name="T47">moy)</text:span></text:p>
      <text:p text:style-name="P18"><text:soft-page-break/>Exercice25:</text:p>
      <text:p text:style-name="P23">Ecrire un algorithme qui permet de retrouver le maximum, le minimum ainsi que la somme d’une liste de nombres positifs saisis par l’utilisateur. </text:p>
      <text:p text:style-name="P23">La fin de la liste est indiquée par un nombre négatif. </text:p>
      <text:p text:style-name="P23">La longueur  de la liste n’est pas limitée.</text:p>
      <text:p text:style-name="P23">Exemple : si la liste des éléments est : 7   3 <text:s text:c="2"/>20 <text:s text:c="4"/>15 <text:s text:c="3"/>2 <text:s text:c="5"/>6 <text:s text:c="3"/>5 <text:s text:c="2"/>-1</text:p>
      <text:p text:style-name="P23"> Le maximum est 20  , le minimum est 2 en utilisant Tant que.</text:p>
      <text:p text:style-name="P133">Travail :</text:p>
      <text:p text:style-name="P134">variable:</text:p>
      <text:p text:style-name="P9"><text:s/>i ,n,som :entier ;</text:p>
      <text:p text:style-name="P132"><text:span text:style-name="T2">algorithme :</text:span><text:span text:style-name="T75">  </text:span><text:span text:style-name="T83"><text:line-break/></text:span><text:span text:style-name="T44">Début</text:span><text:span text:style-name="T83"><text:line-break/></text:span><text:span text:style-name="T44">Écrire(‘ entrer un nombre ’) ;<text:line-break/>Lire(‘n’ ) </text:span></text:p>
      <text:p text:style-name="P123">max&lt;--  n <text:s/></text:p>
      <text:p text:style-name="P123">min &lt;--  n </text:p>
      <text:p text:style-name="P132"><text:span text:style-name="T44">som &lt;--  n <text:line-break/> <text:s text:c="26"/>Tant que <text:s/>n&gt;0   faire<text:line-break/> <text:s text:c="36"/></text:span><text:span text:style-name="T45">Écrire</text:span><text:span text:style-name="T44">(‘ entrer  un nombre’) <text:line-break/> <text:s text:c="35"/>Lire(n ) <text:line-break/> <text:s text:c="22"/>Si <text:s/>min&gt;n  alors  Min &lt;--  n <text:line-break/>Fin si</text:span></text:p>
      <text:p text:style-name="P123"><text:s text:c="23"/> Si max&lt;n  alors<text:line-break/> Max &lt;--  n ;</text:p>
      <text:p text:style-name="P123"><text:s/>Fin si<text:line-break/> fin tant que<text:line-break/>              Écrire(‘Le maximum est  ‘,max ,’ le minimum est ‘,min) ;</text:p>
      <text:p text:style-name="P23"/>
      <text:p text:style-name="P18">Exercice26:</text:p>
      <text:p text:style-name="P23">Dans un cinéma , on désire calculer la moyenne  d’âges de personnes s’intéressant à voir un film particulier.</text:p>
      <text:p text:style-name="P23">Pour finir, l’utilisateur doit répondre par ‘N’ à la question posée par l’algorithme :</text:p>
      <text:p text:style-name="P23">‘’ Encore une autre personne (O/N) ? ’’</text:p>
      <text:p text:style-name="P16">Et on doit afficher la moyenne d’âges des personnes à l'écran.</text:p>
      <text:p text:style-name="P16"/>
      <text:p text:style-name="P133">Travail :</text:p>
      <text:p text:style-name="P134">variable:</text:p>
      <text:p text:style-name="P11"><text:s/>,age,som :entier ;</text:p>
      <text:p text:style-name="P120"><text:span text:style-name="T165">algorithme :</text:span><text:span text:style-name="T83"><text:line-break/></text:span><text:span text:style-name="T95">Début</text:span><text:span text:style-name="T113"><text:line-break/> i &lt;-- 0 ;<text:line-break/> age &lt;-- 0 ;<text:line-break/> </text:span><text:span text:style-name="T114">Répéter</text:span><text:span text:style-name="T113"><text:line-break/> </text:span><text:span text:style-name="T114">Écrire</text:span><text:span text:style-name="T113">(‘ entrer l’age du personne ’) ;<text:line-break/>Lire(‘age’ ) ;<text:line-break/></text:span><text:soft-page-break/><text:span text:style-name="T113">i&lt;-- i+1 ;<text:line-break/> Som &lt;-- som+ age </text:span></text:p>
      <text:p text:style-name="P118"><text:span text:style-name="T113"><text:s/></text:span><text:span text:style-name="T114">Écrire</text:span><text:span text:style-name="T113">(‘Encore une autre personne (O/N) ?’)<text:line-break/>Lire(rep) ;<text:line-break/>Jusqu'à (rep=’N’)<text:line-break/>Ecrire(‘la moyenne d’âges des personnes  est :  ‘,som/i) ;<text:line-break/>fin</text:span></text:p>
      <text:p text:style-name="P18">Exercice27:</text:p>
      <text:p text:style-name="P23">Ecrire un algorithme permettant  de saisir 5 réelles au clavier,les stocker dans un tableau, calculer leur somme et les afficher avec leur somme à l'écran.</text:p>
      <text:p text:style-name="P133">Travail :</text:p>
      <text:p text:style-name="P134">variable:</text:p>
      <text:p text:style-name="P29"><text:span text:style-name="T10">V   : tableau [1..5] de réels ;</text:span><text:line-break/><text:span text:style-name="T10">S   :  réel ;</text:span><text:line-break/><text:span text:style-name="T10">i  :entier;</text:span></text:p>
      <text:p text:style-name="P101"><text:span text:style-name="T167">algorithme :</text:span><text:span text:style-name="T111"><text:line-break/></text:span><text:span text:style-name="T58">Début</text:span><text:span text:style-name="T111"><text:line-break/></text:span><text:span text:style-name="T60"> </text:span><text:span text:style-name="T57">(*lecture  des </text:span><text:span text:style-name="T58">éléments</text:span><text:span text:style-name="T57">  du tableau*)</text:span><text:span text:style-name="T111"><text:line-break/></text:span><text:span text:style-name="T60">  </text:span><text:span text:style-name="T57">Pour i &lt;--  1 à 5 faire</text:span><text:span text:style-name="T111"><text:line-break/></text:span><text:span text:style-name="T60"> </text:span><text:span text:style-name="T61">Écrire</text:span><text:span text:style-name="T57">(‘entrer </text:span><text:span text:style-name="T58">l’élément</text:span><text:span text:style-name="T57">  N° ’,i);</text:span><text:span text:style-name="T111"><text:line-break/></text:span><text:span text:style-name="T60">  </text:span><text:span text:style-name="T57">Lire(V[i]) ;</text:span><text:span text:style-name="T111"><text:line-break/></text:span><text:span text:style-name="T60">  </text:span><text:span text:style-name="T57">Fin pour i(*calcul de la somme des </text:span><text:span text:style-name="T58">éléments</text:span><text:span text:style-name="T57"> du tableau *)</text:span><text:span text:style-name="T111"><text:line-break/></text:span><text:span text:style-name="T60">                </text:span><text:span text:style-name="T57">S &lt;--  0 ;</text:span><text:span text:style-name="T111"><text:line-break/></text:span><text:span text:style-name="T57">Pour i &lt;--  1 à 5 faire</text:span><text:span text:style-name="T111"><text:line-break/></text:span><text:span text:style-name="T60">                               </text:span><text:span text:style-name="T57">S &lt;--  S + V[i] ;</text:span><text:span text:style-name="T111"><text:line-break/></text:span><text:span text:style-name="T60">                </text:span><text:span text:style-name="T57">Fin pour </text:span></text:p>
      <text:p text:style-name="P82">(*afficher des éléments du tableau *)<text:line-break/>                Pour i &lt;--  1 à 5 faire</text:p>
      <text:p text:style-name="P82"><text:span text:style-name="T183">Écrire</text:span>(‘l’element  N° ’,i,’est : ‘,V[i]);<text:line-break/>  Fin pour i<text:line-break/> <text:span text:style-name="T183">Écrire</text:span>(‘la somme des éléments du tableau est :‘,S) ;<text:line-break/>fin</text:p>
      <text:p text:style-name="P82"/>
      <text:p text:style-name="P18">Exercice28:</text:p>
      <text:p text:style-name="P23"><text:span text:style-name="T183">Écrire</text:span> un algorithme permettant  de calculer la somme,produit et moyenne des  éléments d’un tableau.</text:p>
      <text:p text:style-name="P133">Travail :</text:p>
      <text:p text:style-name="P134">variable:</text:p>
      <text:p text:style-name="P17"><text:s/>  T   : tableau [1..100] de réels ;<text:line-break/>              N,i   :  entiers ;<text:line-break/>                S,P,M :  réels ;</text:p>
      <text:p text:style-name="P101"><text:span text:style-name="T167">algorithme :</text:span><text:span text:style-name="T57"><text:line-break/></text:span><text:span text:style-name="T58">Début</text:span><text:span text:style-name="T57"><text:line-break/>Si N=0 alors</text:span></text:p>
      <text:p text:style-name="P101"><text:span text:style-name="T57"> </text:span><text:span text:style-name="T58">Écrire</text:span><text:span text:style-name="T57">(‘le tableau est vide ‘) ;<text:line-break/>                Sinon<text:line-break/>                         S &lt;--  0 ;<text:line-break/>                         P &lt;--  1 ;<text:line-break/></text:span><text:soft-page-break/><text:span text:style-name="T57">                         Pour i &lt;--  1 à N faire<text:line-break/>                               S &lt;--  S+T[i] ;<text:line-break/>                               P &lt;--  P * T[i] ;</text:span></text:p>
      <text:p text:style-name="P82"> Fin pour i<text:line-break/>                           M &lt;--  S/N </text:p>
      <text:p text:style-name="P101"><text:span text:style-name="T58">Écrire</text:span><text:span text:style-name="T57">(‘la somme des éléments du tableau est : ‘,S);<text:line-break/></text:span><text:span text:style-name="T58">Écrire</text:span><text:span text:style-name="T57">(‘le produit des éléments du tableau est : ‘,P);<text:line-break/></text:span><text:span text:style-name="T58">Écrire</text:span><text:span text:style-name="T57">(‘la  moyenne des éléments du tableau est : ‘,M);<text:line-break/>Fin si<text:line-break/>Fin</text:span></text:p>
      <text:p text:style-name="P82"/>
      <text:p text:style-name="P18">Exercice29:<text:bookmark text:name="_GoBack"/></text:p>
      <text:p text:style-name="P23"><text:span text:style-name="T183">Écrire</text:span> un algorithme qui déclare et remplisse un tableau de 7 valeurs numériques en les mettant toutes à zéro.</text:p>
      <text:p text:style-name="P23"><text:s/><text:span text:style-name="T169">Travail :</text:span></text:p>
      <text:p text:style-name="P134">variable:</text:p>
      <text:p text:style-name="P17"><text:s/>  T  <text:span text:style-name="T184">Tableau</text:span><text:span text:style-name="T183"> </text:span><text:span text:style-name="T184">Truc(6) en Numérique</text:span> :<text:line-break/>              N,i   :  entiers ;<text:line-break/>                S,P,M :  réels ;</text:p>
      <text:p text:style-name="P37"><text:span text:style-name="T167">algorithme :</text:span><text:span text:style-name="T57"><text:line-break/></text:span><text:span text:style-name="T58">Début<text:line-break/></text:span><text:span text:style-name="T62">Pour</text:span><text:span text:style-name="T58"> </text:span><text:span text:style-name="T62">i ← 0 à 6</text:span><text:span text:style-name="T58"><text:line-break/>  </text:span><text:span text:style-name="T62">Truc(i) ← 0</text:span><text:span text:style-name="T58"><text:line-break/></text:span><text:span text:style-name="T62">i Suivant</text:span><text:span text:style-name="T58"><text:line-break/></text:span><text:span text:style-name="T62">Fin</text:span></text:p>
      <text:p text:style-name="P18">Exercice30:</text:p>
      <text:p text:style-name="P129"><text:span text:style-name="T183">Écrire</text:span> un algorithme qui déclare et remplisse un tableau contenant les six voyelles de l’alphabet latin.</text:p>
      <text:p text:style-name="P23"><text:s/><text:span text:style-name="T169">Travail :</text:span></text:p>
      <text:p text:style-name="P134">variable:</text:p>
      <text:p text:style-name="P134"><text:span text:style-name="T63">Tableau</text:span><text:span text:style-name="T55"> </text:span><text:span text:style-name="T63">Truc(5) en</text:span><text:span text:style-name="T72"><text:line-break/>  i   :  entiers ;<text:line-break/>            </text:span></text:p>
      <text:p text:style-name="P36"><text:span text:style-name="T167">algorithme :</text:span><text:span text:style-name="T68"> </text:span><text:span text:style-name="T82"><text:line-break/></text:span><text:span text:style-name="T68">Debut</text:span><text:span text:style-name="T82"><text:line-break/></text:span><text:span text:style-name="T68">Truc(0)←"a"</text:span><text:span text:style-name="T82"><text:line-break/></text:span><text:span text:style-name="T68">Truc(1)←"e"</text:span><text:span text:style-name="T82"><text:line-break/></text:span><text:span text:style-name="T68">Truc(2)←"i"</text:span><text:span text:style-name="T82"><text:line-break/></text:span><text:span text:style-name="T68">Truc(3)←"o"</text:span><text:span text:style-name="T82"><text:line-break/></text:span><text:span text:style-name="T68">Truc(4)←"u"</text:span><text:span text:style-name="T82"><text:line-break/></text:span><text:span text:style-name="T68">Truc(5)←"y"</text:span><text:span text:style-name="T82"><text:line-break/></text:span><text:span text:style-name="T68">Fin</text:span></text:p>
      <text:p text:style-name="P14"/>
      <text:p text:style-name="P18">Exercice31:</text:p>
      <text:p text:style-name="P129"><text:span text:style-name="T183">Écrire</text:span> un algorithme qui déclare un tableau de 9 notes, dont on fait ensuite saisir les valeurs par l’utilisateur</text:p>
      <text:p text:style-name="P23"><text:s/><text:span text:style-name="T169">Travail :</text:span></text:p>
      <text:p text:style-name="P134">variable:</text:p>
      <text:p text:style-name="P135"><text:soft-page-break/><text:span text:style-name="T63">Tableau</text:span><text:span text:style-name="T55"> </text:span><text:span text:style-name="T63">Truc() en</text:span><text:span text:style-name="T72"><text:line-break/>  i   :  entiers ;<text:line-break/> </text:span><text:span text:style-name="T81">algorithme :</text:span></text:p>
      <text:p text:style-name="P135"><text:span text:style-name="T96">début</text:span><text:span text:style-name="T97"><text:line-break/></text:span><text:span text:style-name="T69">Pour</text:span><text:span text:style-name="T56"> </text:span><text:span text:style-name="T69">i ← 0 à 8</text:span><text:span text:style-name="T97"><text:line-break/></text:span><text:span text:style-name="T56">  </text:span><text:span text:style-name="T69">Ecrire</text:span><text:span text:style-name="T56"> </text:span><text:span text:style-name="T69">"Entrez la note numéro ", i + 1</text:span><text:span text:style-name="T97"><text:line-break/></text:span><text:span text:style-name="T56">  </text:span><text:span text:style-name="T69">Lire</text:span><text:span text:style-name="T56"> </text:span><text:span text:style-name="T69">Notes(i)</text:span><text:span text:style-name="T97"><text:line-break/></text:span><text:span text:style-name="T69">i Suivant</text:span><text:span text:style-name="T97"><text:line-break/></text:span><text:span text:style-name="T69">Fin</text:span></text:p>
      <text:p text:style-name="P18"/>
      <text:p text:style-name="P18">Exercice32:</text:p>
      <text:p text:style-name="P129">Que produit l’algorithme suivant ?</text:p>
      <text:p text:style-name="P129">Tableau Nb(5) en Entier</text:p>
      <text:p text:style-name="P129">Variable i en Entier</text:p>
      <text:p text:style-name="P129">Début</text:p>
      <text:p text:style-name="P129">Pour i ← 0 à 5</text:p>
      <text:p text:style-name="P129">  Nb(i) ← i * i</text:p>
      <text:p text:style-name="P129">i suivant</text:p>
      <text:p text:style-name="P129">Pour i ← 0 à 5</text:p>
      <text:p text:style-name="P129"> <text:span text:style-name="T185">Écrire</text:span> Nb(i)</text:p>
      <text:p text:style-name="P129">i suivant</text:p>
      <text:p text:style-name="P129">Fin</text:p>
      <text:p text:style-name="P129"><text:s/><text:span text:style-name="T168">Travail :</text:span></text:p>
      <text:p text:style-name="P129"><text:span text:style-name="T76">Cet algorithme remplit un tableau avec six valeurs : 0, 1, 4, 9, 16, 25.</text:span><text:line-break/><text:span text:style-name="T76">Il les écrit ensuite à l’écran</text:span></text:p>
      <text:p text:style-name="P124"/>
      <text:p text:style-name="P21">Exercice34:</text:p>
      <text:p text:style-name="P25"><text:span text:style-name="T185">Écrivez</text:span> la fin de l’algorithme 6.3 afin que le calcul de la moyenne des notes soit effectué et affiché à l’écran.</text:p>
      <text:p text:style-name="P22"/>
      <text:p text:style-name="P15">?</text:p>
      <text:p text:style-name="P18">Exercice35:</text:p>
      <text:p text:style-name="P129"><text:span text:style-name="T185">Écrivez</text:span> un algorithme permettant à l’utilisateur de saisir un nombre quelconque de valeurs, qui devront être stockées dans un tableau. L’utilisateur doit donc commencer par entrer le nombre de valeurs qu’il compte saisir. Il effectuera ensuite cette saisie. Enfin, une fois la saisie terminée, le programme affichera le nombre de valeurs négatives et le nombre de valeurs positives.</text:p>
      <text:p text:style-name="P40">Travail :</text:p>
      <text:p text:style-name="P134">variable:</text:p>
      <text:p text:style-name="P139"><text:soft-page-break/><text:span text:style-name="T64">Tableau</text:span><text:span text:style-name="T54"> </text:span><text:span text:style-name="T64">Truc() en</text:span><text:span text:style-name="T59"><text:line-break/> </text:span><text:span text:style-name="T65">Nb, Nbpos, Nbneg </text:span><text:span text:style-name="T59">:  entiers ;<text:line-break/> </text:span><text:span text:style-name="T164">algorithme :</text:span><text:span text:style-name="T70"><text:line-break/></text:span><text:span text:style-name="T71">Début</text:span><text:span text:style-name="T70"><text:line-break/></text:span><text:span text:style-name="T71">Écrire</text:span><text:span text:style-name="T70"> </text:span><text:span text:style-name="T71">(‘</text:span><text:span text:style-name="T70">Entrez le nombre de valeurs’</text:span><text:span text:style-name="T71">)</text:span><text:span text:style-name="T70"><text:line-break/>Lire</text:span><text:span text:style-name="T71">(</text:span><text:span text:style-name="T70">Nb</text:span><text:span text:style-name="T71">)</text:span><text:span text:style-name="T70"><text:line-break/>RedimT(Nb-1)<text:line-break/>Nbpos ← 0<text:line-break/>Nbneg ← 0<text:line-break/>Pour i ← 0 à Nb - 1<text:line-break/></text:span><text:span text:style-name="T71">Écrire(‘</text:span><text:span text:style-name="T70">Entrez le nombre n° ", i + 1’</text:span><text:span text:style-name="T71">)</text:span><text:span text:style-name="T70"><text:line-break/>Lire T(i)<text:line-break/>SiT(i) &gt; 0 alors<text:line-break/>Nbpos ← Nbpos + 1<text:line-break/>Sinon<text:line-break/>Nbneg ← Nbneg + 1<text:line-break/>Fin si<text:line-break/>i Suivant<text:line-break/></text:span><text:span text:style-name="T71">Écrire (‘</text:span><text:span text:style-name="T70">Nombre de valeurs positives ‘, Nbpos</text:span><text:span text:style-name="T71">)</text:span><text:span text:style-name="T70"><text:line-break/></text:span><text:span text:style-name="T71">Écrire (‘</text:span><text:span text:style-name="T70">Nombre de valeurs négatives’, Nbneg</text:span><text:span text:style-name="T71">)</text:span><text:span text:style-name="T70"><text:line-break/>Fin</text:span></text:p>
      <text:p text:style-name="P117"/>
      <text:p text:style-name="P18">Exercice36:</text:p>
      <text:p text:style-name="P22">Ecrivez un algorithme calculant la somme des valeurs d’un tableau (on suppose que le tableau a été préalablement saisi).</text:p>
      <text:p text:style-name="P40">Travail :</text:p>
      <text:p text:style-name="P139"><text:span text:style-name="T170">variable:</text:span><text:span text:style-name="T59"><text:line-break/> </text:span><text:span text:style-name="T66">i, Som, N:e</text:span><text:span text:style-name="T67">ntiers</text:span><text:span text:style-name="T77"><text:line-break/></text:span><text:span text:style-name="T66">Tableau</text:span><text:span text:style-name="T59"> </text:span><text:span text:style-name="T66">T() </text:span><text:span text:style-name="T59"><text:line-break/></text:span><text:span text:style-name="T164">algorithme :</text:span></text:p>
      <text:p text:style-name="P93">début </text:p>
      <text:p text:style-name="P94"><text:span text:style-name="T11">Redim</text:span><text:span text:style-name="T12"> </text:span><text:span text:style-name="T11">T(N-1)</text:span><text:span text:style-name="T186"><text:line-break/></text:span><text:span text:style-name="T12">…</text:span><text:span text:style-name="T186"><text:line-break/></text:span><text:span text:style-name="T11">Som ← 0</text:span><text:span text:style-name="T186"><text:line-break/></text:span><text:span text:style-name="T11">Pour</text:span><text:span text:style-name="T12"> </text:span><text:span text:style-name="T11">i ← 0 à N - 1</text:span><text:span text:style-name="T186"><text:line-break/></text:span><text:span text:style-name="T12">  </text:span><text:span text:style-name="T11">Som ← Som + T(i)</text:span><text:span text:style-name="T186"><text:line-break/></text:span><text:span text:style-name="T11">i Suivant</text:span><text:span text:style-name="T186"><text:line-break/></text:span><text:span text:style-name="T11">Ecrire</text:span><text:span text:style-name="T12"> </text:span><text:span text:style-name="T11">"Somme des éléments du tableau : ", Som</text:span><text:span text:style-name="T186"><text:line-break/></text:span><text:span text:style-name="T11">Fin</text:span></text:p>
      <text:p text:style-name="P41"/>
      <text:p text:style-name="P18">Exercice37:</text:p>
      <text:p text:style-name="P126"><text:span text:style-name="T187">Écrivez</text:span> un algorithme constituant un tableau, à partir de deux tableaux de même longueur préalablement saisis. Le nouveau tableau sera la somme des éléments des deux tableaux de départ.</text:p>
      <text:p text:style-name="P126">Tableau 1 :</text:p>
      <table:table table:name="Tableau1" table:style-name="Tableau1">
        <table:table-column table:style-name="Tableau1.A"/>
        <table:table-column table:style-name="Tableau1.B" table:number-columns-repeated="5"/>
        <table:table-column table:style-name="Tableau1.G"/>
        <table:table-column table:style-name="Tableau1.A"/>
        <table:table-row table:style-name="Tableau1.1">
          <table:table-cell table:style-name="Tableau1.A1" office:value-type="string">
            <text:p text:style-name="P26">4</text:p>
          </table:table-cell>
          <table:table-cell table:style-name="Tableau1.A1" office:value-type="string">
            <text:p text:style-name="P26">8</text:p>
          </table:table-cell>
          <table:table-cell table:style-name="Tableau1.A1" office:value-type="string">
            <text:p text:style-name="P26">7</text:p>
          </table:table-cell>
          <table:table-cell table:style-name="Tableau1.A1" office:value-type="string">
            <text:p text:style-name="P26">9</text:p>
          </table:table-cell>
          <table:table-cell table:style-name="Tableau1.A1" office:value-type="string">
            <text:p text:style-name="P26">1</text:p>
          </table:table-cell>
          <table:table-cell table:style-name="Tableau1.A1" office:value-type="string">
            <text:p text:style-name="P26">5</text:p>
          </table:table-cell>
          <table:table-cell table:style-name="Tableau1.A1" office:value-type="string">
            <text:p text:style-name="P26">4</text:p>
          </table:table-cell>
          <table:table-cell table:style-name="Tableau1.A1" office:value-type="string">
            <text:p text:style-name="P26">6</text:p>
          </table:table-cell>
        </table:table-row>
      </table:table>
      <text:p text:style-name="P41"/>
      <text:p text:style-name="P126">Tableau 2 :</text:p>
      <text:p text:style-name="P41"/>
      <table:table table:name="Tableau2" table:style-name="Tableau2">
        <table:table-column table:style-name="Tableau2.A"/>
        <table:table-column table:style-name="Tableau2.B" table:number-columns-repeated="5"/>
        <table:table-column table:style-name="Tableau2.G"/>
        <table:table-column table:style-name="Tableau2.A"/>
        <text:soft-page-break/>
        <table:table-row table:style-name="Tableau2.1">
          <table:table-cell table:style-name="Tableau2.A1" office:value-type="string">
            <text:p text:style-name="P26">7</text:p>
          </table:table-cell>
          <table:table-cell table:style-name="Tableau2.A1" office:value-type="string">
            <text:p text:style-name="P26">6</text:p>
          </table:table-cell>
          <table:table-cell table:style-name="Tableau2.A1" office:value-type="string">
            <text:p text:style-name="P26">5</text:p>
          </table:table-cell>
          <table:table-cell table:style-name="Tableau2.A1" office:value-type="string">
            <text:p text:style-name="P26">2</text:p>
          </table:table-cell>
          <table:table-cell table:style-name="Tableau2.A1" office:value-type="string">
            <text:p text:style-name="P26">1</text:p>
          </table:table-cell>
          <table:table-cell table:style-name="Tableau2.A1" office:value-type="string">
            <text:p text:style-name="P26">3</text:p>
          </table:table-cell>
          <table:table-cell table:style-name="Tableau2.A1" office:value-type="string">
            <text:p text:style-name="P26">7</text:p>
          </table:table-cell>
          <table:table-cell table:style-name="Tableau2.A1" office:value-type="string">
            <text:p text:style-name="P26">4</text:p>
          </table:table-cell>
        </table:table-row>
      </table:table>
      <text:p text:style-name="P41"/>
      <text:p text:style-name="P126">Tableau 3:</text:p>
      <text:p text:style-name="P126">  </text:p>
      <table:table table:name="Tableau3" table:style-name="Tableau3">
        <table:table-column table:style-name="Tableau3.A" table:number-columns-repeated="4"/>
        <table:table-column table:style-name="Tableau3.E" table:number-columns-repeated="2"/>
        <table:table-column table:style-name="Tableau3.A"/>
        <table:table-column table:style-name="Tableau3.H"/>
        <table:table-row table:style-name="Tableau3.1">
          <table:table-cell table:style-name="Tableau3.A1" office:value-type="string">
            <text:p text:style-name="P26">11</text:p>
          </table:table-cell>
          <table:table-cell table:style-name="Tableau3.A1" office:value-type="string">
            <text:p text:style-name="P26">14</text:p>
          </table:table-cell>
          <table:table-cell table:style-name="Tableau3.A1" office:value-type="string">
            <text:p text:style-name="P26">12</text:p>
          </table:table-cell>
          <table:table-cell table:style-name="Tableau3.A1" office:value-type="string">
            <text:p text:style-name="P26">11</text:p>
          </table:table-cell>
          <table:table-cell table:style-name="Tableau3.A1" office:value-type="string">
            <text:p text:style-name="P26">2</text:p>
          </table:table-cell>
          <table:table-cell table:style-name="Tableau3.A1" office:value-type="string">
            <text:p text:style-name="P26">8</text:p>
          </table:table-cell>
          <table:table-cell table:style-name="Tableau3.A1" office:value-type="string">
            <text:p text:style-name="P26">11</text:p>
          </table:table-cell>
          <table:table-cell table:style-name="Tableau3.A1" office:value-type="string">
            <text:p text:style-name="P26">10</text:p>
          </table:table-cell>
        </table:table-row>
      </table:table>
      <text:p text:style-name="P41"/>
      <text:p text:style-name="P40">Travail :</text:p>
      <text:p text:style-name="P139"><text:span text:style-name="T170">variable:</text:span><text:span text:style-name="T77"><text:line-break/></text:span><text:span text:style-name="T66">Tableau</text:span><text:span text:style-name="T59"> </text:span><text:span text:style-name="T66">T</text:span><text:span text:style-name="T67">1,T2,T3</text:span><text:span text:style-name="T66"> </text:span></text:p>
      <text:p text:style-name="P139"><text:span text:style-name="T59"><text:line-break/></text:span><text:span text:style-name="T164">algorithme :</text:span></text:p>
      <text:p text:style-name="P93">début </text:p>
      <text:p text:style-name="P92"><text:span text:style-name="T10">Redim</text:span><text:span text:style-name="T9"> </text:span><text:span text:style-name="T10">T3(N-1)</text:span><text:line-break/><text:span text:style-name="T10">Pour</text:span><text:span text:style-name="T9"> </text:span><text:span text:style-name="T10">i ← 0 à N - 1</text:span><text:line-break/><text:span text:style-name="T9">  </text:span><text:span text:style-name="T10">T3(i) ← T1(i) + T2(i)</text:span><text:line-break/><text:span text:style-name="T10">i Suivant</text:span><text:line-break/><text:span text:style-name="T10">Fin</text:span></text:p>
      <text:p text:style-name="P77"/>
      <text:p text:style-name="P18">Exercice38:</text:p>
      <text:p text:style-name="P128">Toujours à partir de deux tableaux précédemment saisis, écrivez un algorithme qui calcule le schtroumpf des deux tableaux. Pour calculer le schtroumpf, il faut multiplier chaque élément du tableau 1 par chaque élément du tableau 2, et additionner le tout. Par exemple si l'on a :</text:p>
      <text:p text:style-name="P41"/>
      <text:p text:style-name="P126">Tableau 1:</text:p>
      <text:p text:style-name="P41"/>
      <table:table table:name="Tableau4" table:style-name="Tableau4">
        <table:table-column table:style-name="Tableau4.A"/>
        <table:table-column table:style-name="Tableau4.B" table:number-columns-repeated="2"/>
        <table:table-column table:style-name="Tableau4.D"/>
        <table:table-row table:style-name="Tableau4.1">
          <table:table-cell table:style-name="Tableau4.A1" office:value-type="string">
            <text:p text:style-name="P26">4</text:p>
          </table:table-cell>
          <table:table-cell table:style-name="Tableau4.A1" office:value-type="string">
            <text:p text:style-name="P26">8</text:p>
          </table:table-cell>
          <table:table-cell table:style-name="Tableau4.A1" office:value-type="string">
            <text:p text:style-name="P26">7</text:p>
          </table:table-cell>
          <table:table-cell table:style-name="Tableau4.A1" office:value-type="string">
            <text:p text:style-name="P26">12</text:p>
          </table:table-cell>
        </table:table-row>
      </table:table>
      <text:p text:style-name="P41"/>
      <text:p text:style-name="P126">Tableau 2:</text:p>
      <text:p text:style-name="P41"/>
      <table:table table:name="Tableau5" table:style-name="Tableau5">
        <table:table-column table:style-name="Tableau5.A" table:number-columns-repeated="2"/>
        <table:table-row table:style-name="Tableau5.1">
          <table:table-cell table:style-name="Tableau5.A1" office:value-type="string">
            <text:p text:style-name="P26">3</text:p>
          </table:table-cell>
          <table:table-cell table:style-name="Tableau5.A1" office:value-type="string">
            <text:p text:style-name="P26">6</text:p>
          </table:table-cell>
        </table:table-row>
      </table:table>
      <text:p text:style-name="P125">Le Schtroumpf sera : </text:p>
      <text:p text:style-name="P125">3 * 4 + 3 * 8 + 3 * 7 + 3 * 12 + 6 * 4 + 6 * 8 + 6 * 7 + 6 * 12 = 279</text:p>
      <text:p text:style-name="P40">Travail :</text:p>
      <text:p text:style-name="P139"><text:span text:style-name="T170">variable:</text:span><text:span text:style-name="T77"><text:line-break/></text:span><text:span text:style-name="T48">Tableau T1,T2</text:span></text:p>
      <text:p text:style-name="P139"><text:span text:style-name="T48">i, j, N1, N2, S:entier</text:span><text:span text:style-name="T59"><text:line-break/></text:span><text:span text:style-name="T164">algorithme :</text:span></text:p>
      <text:p text:style-name="P93">début </text:p>
      <text:p text:style-name="P95"><text:span text:style-name="T78">S ← 0</text:span><text:span text:style-name="T13"><text:line-break/>Pour i ← 0 à N1 – 1<text:line-break/></text:span><text:soft-page-break/><text:span text:style-name="T13">  Pour j ← 0 à N2 – 1<text:line-break/>    S ← S + T1(i) * T2(j)<text:line-break/>  j Suivant<text:line-break/>i Suivant<text:line-break/></text:span><text:span text:style-name="T14">Écrire</text:span><text:span text:style-name="T13"> </text:span><text:span text:style-name="T14">(‘</text:span><text:span text:style-name="T13">Le schtroumpf est ‘, S</text:span><text:span text:style-name="T14">)</text:span><text:span text:style-name="T13"><text:line-break/>Fin</text:span></text:p>
      <text:p text:style-name="P102">Exercice39:</text:p>
      <text:p text:style-name="P128"><text:span text:style-name="T188">Écrivez</text:span> un algorithme qui permette la saisie d’un nombre quelconque de valeurs, sur le principe de l’ex 6.8. Toutes les valeurs doivent être ensuite augmentées de 1, et le nouveau tableau sera affiché à l’écran</text:p>
      <text:p text:style-name="P40">Travail :</text:p>
      <text:p text:style-name="P139"><text:span text:style-name="T170">variable:</text:span><text:span text:style-name="T77"><text:line-break/></text:span><text:span text:style-name="T48">Tableau T1,T2</text:span></text:p>
      <text:p text:style-name="P139"><text:span text:style-name="T48">i, j, N1, N2, S:entier</text:span><text:span text:style-name="T59"><text:line-break/></text:span><text:span text:style-name="T164">algorithme :</text:span></text:p>
      <text:p text:style-name="P93">début <text:line-break/><text:span text:style-name="T16">Écrire</text:span><text:span text:style-name="T17"> </text:span><text:span text:style-name="T15">"Entrez le nombre de valeurs : "</text:span><text:span text:style-name="T189"><text:line-break/></text:span><text:span text:style-name="T15">Lire</text:span><text:span text:style-name="T17"> </text:span><text:span text:style-name="T15">Nb</text:span><text:span text:style-name="T189"><text:line-break/></text:span><text:span text:style-name="T15">Redim</text:span><text:span text:style-name="T17"> </text:span><text:span text:style-name="T15">T(Nb-1)</text:span><text:span text:style-name="T189"><text:line-break/></text:span><text:span text:style-name="T15">Pour</text:span><text:span text:style-name="T17"> </text:span><text:span text:style-name="T15">i ← 0 à Nb - 1</text:span><text:span text:style-name="T189"><text:line-break/></text:span><text:span text:style-name="T17"> </text:span><text:span text:style-name="T16">Écrire</text:span><text:span text:style-name="T17"> </text:span><text:span text:style-name="T18">(‘</text:span><text:span text:style-name="T15">Entrez le nombre n° ‘, i + 1</text:span><text:span text:style-name="T16">)</text:span><text:span text:style-name="T189"><text:line-break/></text:span><text:span text:style-name="T17"> </text:span><text:span text:style-name="T15">Lire</text:span><text:span text:style-name="T17"> </text:span><text:span text:style-name="T15">T(i)</text:span><text:span text:style-name="T189"><text:line-break/></text:span><text:span text:style-name="T15">i Suivant</text:span><text:span text:style-name="T189"><text:line-break/></text:span><text:span text:style-name="T16">Écrire</text:span><text:span text:style-name="T17"> </text:span><text:span text:style-name="T18">(‘</text:span><text:span text:style-name="T15">Nouveau tableau ‘</text:span><text:span text:style-name="T16">)</text:span><text:span text:style-name="T189"><text:line-break/></text:span><text:span text:style-name="T15">Pour</text:span><text:span text:style-name="T17"> </text:span><text:span text:style-name="T15">i ← 0 à Nb – 1</text:span><text:span text:style-name="T189"><text:line-break/></text:span><text:span text:style-name="T17">  </text:span><text:span text:style-name="T15">T(i) ← T(i) + 1</text:span><text:span text:style-name="T189"><text:line-break/></text:span><text:span text:style-name="T17"> </text:span><text:span text:style-name="T16">Écrire</text:span><text:span text:style-name="T17"> </text:span><text:span text:style-name="T15">T(i)</text:span><text:span text:style-name="T189"><text:line-break/></text:span><text:span text:style-name="T15">i Suivant</text:span><text:span text:style-name="T189"><text:line-break/></text:span><text:span text:style-name="T15">Fin</text:span></text:p>
      <text:p text:style-name="P18">Exercice40:</text:p>
      <text:p text:style-name="P128">Ecrivez un algorithme permettant, toujours sur le même principe, à l’utilisateur de saisir un nombre déterminé de valeurs. Le programme, une fois la saisie terminée, renvoie la plus grande valeur en précisant quelle position elle occupe dans le tableau. On prendra soin d’effectuer la saisie dans un premier temps, et la recherche de la plus grande valeur du tableau dans un second temps.</text:p>
      <text:p text:style-name="P40">Travail :</text:p>
      <text:p text:style-name="P139"><text:span text:style-name="T170">variable:</text:span><text:span text:style-name="T77"><text:line-break/></text:span><text:span text:style-name="T48">Tableau T1</text:span></text:p>
      <text:p text:style-name="P139"><text:span text:style-name="T48">Nb, Posmaxi:entier</text:span><text:span text:style-name="T59"><text:line-break/></text:span><text:span text:style-name="T164">algorithme :</text:span></text:p>
      <text:p text:style-name="P77">début </text:p>
      <text:p text:style-name="P77"><text:span text:style-name="T188">Écrire</text:span> <text:span text:style-name="T188">(‘</text:span>Entrez le nombre de valeurs ‘<text:span text:style-name="T188">)</text:span><text:line-break/>Lire Nb<text:line-break/>Redim T(Nb-1)<text:line-break/>Pour i ← 0 à Nb - 1<text:line-break/>  <text:span text:style-name="T188">Écrire</text:span> "Entrez le nombre n° ", i + 1<text:line-break/>  Lire T(i)<text:line-break/><text:soft-page-break/>i Suivant<text:line-break/>Posmaxi ← 0<text:line-break/>Pour i ← 0 à Nb - 1<text:line-break/>  Si T(i) &gt; T(Posmaxi) alors<text:line-break/>    Posmaxi ← i<text:line-break/>  Fin si<text:line-break/>i Suivant<text:line-break/><text:span text:style-name="T188">Écrire</text:span> <text:span text:style-name="T188">(‘Élément</text:span> le plus grand ‘, T(Posmaxi)<text:span text:style-name="T188">)</text:span><text:line-break/><text:span text:style-name="T188">Écrire</text:span> <text:span text:style-name="T188">(‘</text:span>Position de cet élément ‘, Posmaxi<text:span text:style-name="T188">)</text:span><text:line-break/>Fin</text:p>
      <text:p text:style-name="P128"/>
      <text:p text:style-name="P18">Exercice41:</text:p>
      <text:p text:style-name="P128">Toujours et encore sur le même principe, écrivez un algorithme permettant, à l’utilisateur de saisir les notes d'une classe. Le programme, une fois la saisie terminée, renvoie le nombre de ces notes supérieures à la moyenne de la classe.</text:p>
      <text:p text:style-name="P142"/>
      <text:p text:style-name="P40">Travail :</text:p>
      <text:p text:style-name="P139"><text:span text:style-name="T170">variable:</text:span><text:span text:style-name="T77"><text:line-break/></text:span><text:span text:style-name="T48">Tableau T1</text:span></text:p>
      <text:p text:style-name="P139"><text:span text:style-name="T48">Nb, i, Som, Moy, Nbsup :entier</text:span><text:span text:style-name="T59"><text:line-break/></text:span><text:span text:style-name="T164">algorithme :</text:span></text:p>
      <text:p text:style-name="P104">début </text:p>
      <text:p text:style-name="P103"><text:span text:style-name="T182">Écrire</text:span><text:span text:style-name="T113"> </text:span><text:span text:style-name="T182">(‘</text:span><text:span text:style-name="T113">Entrez le nombre de notes à saisir ‘</text:span><text:span text:style-name="T182">)</text:span><text:span text:style-name="T113"><text:line-break/>Lire Nb<text:line-break/>Redim T(Nb-1)<text:line-break/>Pour i ← 0 à Nb - 1<text:line-break/></text:span><text:span text:style-name="T182">Écrire</text:span><text:span text:style-name="T113"> "Entrez le nombre n° ", i + 1<text:line-break/> Lire T(i)<text:line-break/> <text:s text:c="15"/>i Suivant<text:line-break/> <text:s text:c="15"/>Som ← 0<text:line-break/> <text:s text:c="15"/>Pour i ← 0 à Nb - 1<text:line-break/> <text:s text:c="12"/>  Som ← Som + T(i)<text:line-break/> <text:s text:c="14"/>i Suivant<text:line-break/> <text:s text:c="30"/>Moy ← Som / Nb<text:line-break/> <text:s text:c="29"/>NbSup ← 0<text:line-break/> <text:s text:c="28"/>Pour i ← 0 à Nb - 1<text:line-break/> <text:s text:c="29"/>  Si T(i) &gt; Moy Alors<text:line-break/> <text:s text:c="28"/>    NbSup ← NbSup + 1<text:line-break/>  Fin Si<text:line-break/>i Suivant<text:line-break/></text:span><text:span text:style-name="T182">Écrire</text:span><text:span text:style-name="T113"> </text:span><text:span text:style-name="T182">(</text:span><text:span text:style-name="T113">NbSup, ‘élèves dépassent la moyenne de la classe’</text:span><text:span text:style-name="T182">)</text:span><text:span text:style-name="T113"><text:line-break/>Fi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Courier New" svg:font-family="'Courier New'"/>
    <style:font-face style:name="Helvetica" svg:font-family="Helvetica, Arial, sans-serif"/>
    <style:font-face style:name="Lohit Devanagari1" svg:font-family="'Lohit Devanagari'"/>
    <style:font-face style:name="Open Sans" svg:font-family="'Open Sans', arial, sans-serif"/>
    <style:font-face style:name="Source Sans Pro" svg:font-family="'Source Sans Pro', 'Trebuchet MS', 'sans serif'"/>
    <style:font-face style:name="Trebuchet MS1" svg:font-family="'Trebuchet MS', sans-serif"/>
    <style:font-face style:name="Ubuntu mono" svg:font-family="'Ubuntu mono', 'Courier New'"/>
    <style:font-face style:name="Whitney" svg:font-family="Whitney, 'Helvetica Neue', Helvetica, Arial, sans-serif"/>
    <style:font-face style:name="Abyssinica SIL" svg:font-family="'Abyssinica SIL'" style:font-pitch="variable"/>
    <style:font-face style:name="Ubuntu Condensed" svg:font-family="'Ubuntu Condensed'" style:font-pitch="variable"/>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Nova Mono" svg:font-family="'Nova Mono'"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ova Mono1" svg:font-family="'Nova Mono'" style:font-family-generic="system" style:font-pitch="variable"/>
    <style:font-face style:name="Roboto1" svg:font-family="Roboto"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LO-normal" style:family="paragraph" style:default-outline-level="">
      <style:paragraph-properties fo:margin-top="0cm" fo:margin-bottom="0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Lohit Devanagari" style:font-family-complex="'Lohit Devanagari'"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Arial" fo:font-family="Arial" style:font-family-generic="roman" style:font-pitch="variable" fo:font-size="14pt" style:font-size-asian="14pt" style:font-name-complex="Symbol1" style:font-family-complex="Symbol" style:font-family-generic-complex="system" style:font-pitch-complex="variable"/>
    </style:style>
    <style:style style:name="ListLabel_20_2" style:display-name="ListLabel 2" style:family="text">
      <style:text-properties fo:font-size="10pt" style:font-size-asian="10pt" style:font-name-complex="Courier New1" style:font-family-complex="'Courier New'" style:font-family-generic-complex="system" style:font-pitch-complex="variable"/>
    </style:style>
    <style:style style:name="ListLabel_20_3" style:display-name="ListLabel 3" style:family="text">
      <style:text-properties fo:font-size="10pt" style:font-size-asian="10pt" style:font-name-complex="Wingdings1" style:font-family-complex="Wingdings" style:font-family-generic-complex="system" style:font-pitch-complex="variable"/>
    </style:style>
    <style:style style:name="ListLabel_20_4" style:display-name="ListLabel 4" style:family="text">
      <style:text-properties fo:font-size="10pt" style:font-size-asian="10pt" style:font-name-complex="Wingdings1" style:font-family-complex="Wingdings" style:font-family-generic-complex="system" style:font-pitch-complex="variable"/>
    </style:style>
    <style:style style:name="ListLabel_20_5" style:display-name="ListLabel 5" style:family="text">
      <style:text-properties fo:font-size="10pt" style:font-size-asian="10pt" style:font-name-complex="Wingdings1" style:font-family-complex="Wingdings" style:font-family-generic-complex="system" style:font-pitch-complex="variable"/>
    </style:style>
    <style:style style:name="ListLabel_20_6" style:display-name="ListLabel 6" style:family="text">
      <style:text-properties fo:font-size="10pt" style:font-size-asian="10pt" style:font-name-complex="Wingdings1" style:font-family-complex="Wingdings" style:font-family-generic-complex="system" style:font-pitch-complex="variable"/>
    </style:style>
    <style:style style:name="ListLabel_20_7" style:display-name="ListLabel 7" style:family="text">
      <style:text-properties fo:font-size="10pt" style:font-size-asian="10pt" style:font-name-complex="Wingdings1" style:font-family-complex="Wingdings" style:font-family-generic-complex="system" style:font-pitch-complex="variable"/>
    </style:style>
    <style:style style:name="ListLabel_20_8" style:display-name="ListLabel 8" style:family="text">
      <style:text-properties fo:font-size="10pt" style:font-size-asian="10pt"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Wingdings1" style:font-family-complex="Wingdings" style:font-family-generic-complex="system" style:font-pitch-complex="variable"/>
    </style:style>
    <style:style style:name="ListLabel_20_10" style:display-name="ListLabel 10" style:family="text">
      <style:text-properties style:font-name="Arial" fo:font-family="Arial" style:font-family-generic="roman" style:font-pitch="variable" fo:font-size="14pt" style:font-size-asian="14pt" style:font-name-complex="Symbol1" style:font-family-complex="Symbol" style:font-family-generic-complex="system" style:font-pitch-complex="variable"/>
    </style:style>
    <style:style style:name="ListLabel_20_11" style:display-name="ListLabel 11" style:family="text">
      <style:text-properties fo:font-size="10pt" style:font-size-asian="10pt" style:font-name-complex="Courier New1" style:font-family-complex="'Courier New'" style:font-family-generic-complex="system" style:font-pitch-complex="variable"/>
    </style:style>
    <style:style style:name="ListLabel_20_12" style:display-name="ListLabel 12" style:family="text">
      <style:text-properties fo:font-size="10pt" style:font-size-asian="10pt" style:font-name-complex="Wingdings1" style:font-family-complex="Wingdings" style:font-family-generic-complex="system" style:font-pitch-complex="variable"/>
    </style:style>
    <style:style style:name="ListLabel_20_13" style:display-name="ListLabel 13" style:family="text">
      <style:text-properties fo:font-size="10pt" style:font-size-asian="10pt" style:font-name-complex="Wingdings1" style:font-family-complex="Wingdings" style:font-family-generic-complex="system" style:font-pitch-complex="variable"/>
    </style:style>
    <style:style style:name="ListLabel_20_14" style:display-name="ListLabel 14" style:family="text">
      <style:text-properties fo:font-size="10pt" style:font-size-asian="10pt" style:font-name-complex="Wingdings1" style:font-family-complex="Wingdings" style:font-family-generic-complex="system" style:font-pitch-complex="variable"/>
    </style:style>
    <style:style style:name="ListLabel_20_15" style:display-name="ListLabel 15" style:family="text">
      <style:text-properties fo:font-size="10pt" style:font-size-asian="10pt" style:font-name-complex="Wingdings1" style:font-family-complex="Wingdings" style:font-family-generic-complex="system" style:font-pitch-complex="variable"/>
    </style:style>
    <style:style style:name="ListLabel_20_16" style:display-name="ListLabel 16" style:family="text">
      <style:text-properties fo:font-size="10pt" style:font-size-asian="10pt" style:font-name-complex="Wingdings1" style:font-family-complex="Wingdings" style:font-family-generic-complex="system" style:font-pitch-complex="variable"/>
    </style:style>
    <style:style style:name="ListLabel_20_17" style:display-name="ListLabel 17" style:family="text">
      <style:text-properties fo:font-size="10pt" style:font-size-asian="10pt" style:font-name-complex="Wingdings1" style:font-family-complex="Wingdings" style:font-family-generic-complex="system" style:font-pitch-complex="variable"/>
    </style:style>
    <style:style style:name="ListLabel_20_18" style:display-name="ListLabel 18" style:family="text">
      <style:text-properties fo:font-size="10pt" style:font-size-asian="10pt"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9T19:56:08.016308376</meta:creation-date>
    <dc:date>2020-03-21T22:29:52.436737394</dc:date>
    <meta:editing-duration>PT3M56S</meta:editing-duration>
    <meta:editing-cycles>3</meta:editing-cycles>
    <meta:generator>LibreOffice/6.3.4.2$Linux_X86_64 LibreOffice_project/30$Build-2</meta:generator>
    <meta:document-statistic meta:table-count="5" meta:image-count="0" meta:object-count="0" meta:page-count="19" meta:paragraph-count="510" meta:word-count="3308" meta:character-count="19663" meta:non-whitespace-character-count="15212"/>
  </office:meta>
</office:document-meta>
</file>